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5.001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0.61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0"/>
  </office:automatic-styles>
  <office:body>
    <office:spreadsheet>
      <table:table table:name="Przytatnki" table:style-name="ta1" table:print="false">
        <office:forms form:automatic-focus="false" form:apply-design-mode="false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nr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zczecińska / Pętla</text:p>
          </table:table-cell>
          <table:table-cell office:value-type="string">
            <text:p>Władysława IV / Pętl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zczecińska / STW</text:p>
          </table:table-cell>
          <table:table-cell office:value-type="string">
            <text:p>Władysława IV / Kwiatkowskiego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zczecińska / ZDW</text:p>
          </table:table-cell>
          <table:table-cell office:value-type="string">
            <text:p>Władysława IV / Sikorskiego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zczecińska / Jasna</text:p>
          </table:table-cell>
          <table:table-cell office:value-type="string">
            <text:p>Władysława IV / Kutrzeb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worzec PKP</text:p>
          </table:table-cell>
          <table:table-cell office:value-type="string">
            <text:p>Monte Cassino / Młyńska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Zwycięstwa / Krakusa i Wandy</text:p>
          </table:table-cell>
          <table:table-cell office:value-type="string">
            <text:p>Waryńskiego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I Maja / Bank</text:p>
          </table:table-cell>
          <table:table-cell office:value-type="string">
            <text:p>Zwycięstwa / Waryńskiego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tawisińskiego / Połczyńska</text:p>
          </table:table-cell>
          <table:table-cell office:value-type="string">
            <text:p>Stawisińskiego / Andersa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tawisińskiego / Politechnika</text:p>
          </table:table-cell>
          <table:table-cell office:value-type="string">
            <text:p>Stawisińskiego / Racławicka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otmistrza Witolda Pileckiego</text:p>
          </table:table-cell>
          <table:table-cell office:value-type="string">
            <text:p>I Maja / Andersa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Zwycięstwa / Słowackiego</text:p>
          </table:table-cell>
          <table:table-cell office:value-type="string">
            <text:p>Zwycięstwa / Piłsudskiego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Zwycięstwa / Plac Wolności</text:p>
          </table:table-cell>
          <table:table-cell office:value-type="string">
            <text:p>Rynek Staromiejski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Zwycięstwa / Clausiusa</text:p>
          </table:table-cell>
          <table:table-cell office:value-type="string">
            <text:p>Dworzec PKP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Waryńskiego / Zwycięstwa</text:p>
          </table:table-cell>
          <table:table-cell office:value-type="string">
            <text:p>Dworzec PKS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ościuszki / Piłsudskiego</text:p>
          </table:table-cell>
          <table:table-cell office:value-type="string">
            <text:p>Szczecińska / Mieszka I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onte Cassino / Fałata</text:p>
          </table:table-cell>
          <table:table-cell office:value-type="string">
            <text:p>Szczecińska / Brzozowa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Władysława IV / Wańkowicza</text:p>
          </table:table-cell>
          <table:table-cell office:value-type="string">
            <text:p>Szczecińska / Syrenki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Władysława IV / EMKA</text:p>
          </table:table-cell>
          <table:table-cell office:value-type="string">
            <text:p>Szczecińska / Zakłady Usługowe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table:number-columns-spanned="2" table:number-rows-spanned="1">
            <text:p>kierunek</text:p>
          </table:table-cell>
          <table:covered-table-cell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</table:table-row>
      </table:table>
      <table:table table:name="1_1" table:style-name="ta1">
        <office:forms form:automatic-focus="false" form:apply-design-mode="false"/>
        <table:table-column table:style-name="co2" table:default-cell-style-name="ce3"/>
        <table:table-column table:style-name="co4" table:number-columns-repeated="1023" table:default-cell-style-name="ce3"/>
        <table:table-row table:style-name="ro1">
          <table:table-cell table:style-name="Default" office:value-type="string">
            <text:p>Szczecińska / Pętla</text:p>
          </table:table-cell>
          <table:table-cell table:style-name="Default"/>
          <table:table-cell office:value-type="string">
            <text:p>5:47v</text:p>
          </table:table-cell>
          <table:table-cell table:style-name="Default"/>
          <table:table-cell office:value-type="string">
            <text:p>6:22v</text:p>
          </table:table-cell>
          <table:table-cell office:value-type="string">
            <text:p>6:41v</text:p>
          </table:table-cell>
          <table:table-cell office:value-type="string">
            <text:p>7:00Sv</text:p>
          </table:table-cell>
          <table:table-cell table:style-name="Default"/>
          <table:table-cell office:value-type="string">
            <text:p>7:20v</text:p>
          </table:table-cell>
          <table:table-cell office:value-type="string">
            <text:p>7:41v</text:p>
          </table:table-cell>
          <table:table-cell office:value-type="string">
            <text:p>8:04v</text:p>
          </table:table-cell>
          <table:table-cell office:value-type="string">
            <text:p>8:24</text:p>
          </table:table-cell>
          <table:table-cell office:value-type="string">
            <text:p>8:44v</text:p>
          </table:table-cell>
          <table:table-cell table:style-name="Default"/>
          <table:table-cell office:value-type="string">
            <text:p>9:30</text:p>
          </table:table-cell>
          <table:table-cell table:style-name="Default"/>
          <table:table-cell office:value-type="string">
            <text:p>10:10v</text:p>
          </table:table-cell>
          <table:table-cell table:style-name="Default"/>
          <table:table-cell office:value-type="string">
            <text:p>10:50v</text:p>
          </table:table-cell>
          <table:table-cell table:style-name="Default"/>
          <table:table-cell office:value-type="string">
            <text:p>11:30</text:p>
          </table:table-cell>
          <table:table-cell table:style-name="Default"/>
          <table:table-cell office:value-type="string">
            <text:p>12:10v</text:p>
          </table:table-cell>
          <table:table-cell table:style-name="Default"/>
          <table:table-cell office:value-type="string">
            <text:p>13:09v</text:p>
          </table:table-cell>
          <table:table-cell office:value-type="string">
            <text:p>13:24v</text:p>
          </table:table-cell>
          <table:table-cell table:style-name="Default"/>
          <table:table-cell office:value-type="string">
            <text:p>13:44</text:p>
          </table:table-cell>
          <table:table-cell table:style-name="Default"/>
          <table:table-cell office:value-type="string">
            <text:p>14:09v</text:p>
          </table:table-cell>
          <table:table-cell table:style-name="Default"/>
          <table:table-cell office:value-type="string">
            <text:p>14:43</text:p>
          </table:table-cell>
          <table:table-cell table:style-name="Default"/>
          <table:table-cell office:value-type="string">
            <text:p>15:09v</text:p>
          </table:table-cell>
          <table:table-cell office:value-type="string">
            <text:p>15:24v</text:p>
          </table:table-cell>
          <table:table-cell office:value-type="string">
            <text:p>15:44</text:p>
          </table:table-cell>
          <table:table-cell table:style-name="Default"/>
          <table:table-cell office:value-type="string">
            <text:p>16:04v</text:p>
          </table:table-cell>
          <table:table-cell table:style-name="Default" table:number-columns-repeated="2"/>
          <table:table-cell office:value-type="string">
            <text:p>17:09v</text:p>
          </table:table-cell>
          <table:table-cell office:value-type="string">
            <text:p>17:24v</text:p>
          </table:table-cell>
          <table:table-cell table:style-name="Default" table:number-columns-repeated="2"/>
          <table:table-cell office:value-type="string">
            <text:p>18:24v</text:p>
          </table:table-cell>
          <table:table-cell table:style-name="Default" table:number-columns-repeated="3"/>
          <table:table-cell office:value-type="string">
            <text:p>19:55v</text:p>
          </table:table-cell>
          <table:table-cell table:style-name="Default" table:number-columns-repeated="2"/>
          <table:table-cell office:value-type="string">
            <text:p>21:46</text:p>
          </table:table-cell>
          <table:table-cell table:number-columns-repeated="972"/>
        </table:table-row>
        <table:table-row table:style-name="ro1">
          <table:table-cell table:style-name="Default" office:value-type="string">
            <text:p>Szczecińska / STW</text:p>
          </table:table-cell>
          <table:table-cell table:style-name="Default"/>
          <table:table-cell office:value-type="string">
            <text:p>5:48v</text:p>
          </table:table-cell>
          <table:table-cell table:style-name="Default"/>
          <table:table-cell office:value-type="string">
            <text:p>6:23v</text:p>
          </table:table-cell>
          <table:table-cell office:value-type="string">
            <text:p>6:42v</text:p>
          </table:table-cell>
          <table:table-cell office:value-type="string">
            <text:p>7:01Sv</text:p>
          </table:table-cell>
          <table:table-cell table:style-name="Default"/>
          <table:table-cell office:value-type="string">
            <text:p>7:21v</text:p>
          </table:table-cell>
          <table:table-cell office:value-type="string">
            <text:p>7:42v</text:p>
          </table:table-cell>
          <table:table-cell office:value-type="string">
            <text:p>8:05v</text:p>
          </table:table-cell>
          <table:table-cell office:value-type="string">
            <text:p>8:25</text:p>
          </table:table-cell>
          <table:table-cell office:value-type="string">
            <text:p>8:45v</text:p>
          </table:table-cell>
          <table:table-cell table:style-name="Default"/>
          <table:table-cell office:value-type="string">
            <text:p>9:31</text:p>
          </table:table-cell>
          <table:table-cell table:style-name="Default"/>
          <table:table-cell office:value-type="string">
            <text:p>10:11v</text:p>
          </table:table-cell>
          <table:table-cell table:style-name="Default"/>
          <table:table-cell office:value-type="string">
            <text:p>10:51v</text:p>
          </table:table-cell>
          <table:table-cell table:style-name="Default"/>
          <table:table-cell office:value-type="string">
            <text:p>11:31</text:p>
          </table:table-cell>
          <table:table-cell table:style-name="Default"/>
          <table:table-cell office:value-type="string">
            <text:p>12:11v</text:p>
          </table:table-cell>
          <table:table-cell table:style-name="Default"/>
          <table:table-cell office:value-type="string">
            <text:p>13:10v</text:p>
          </table:table-cell>
          <table:table-cell office:value-type="string">
            <text:p>13:25v</text:p>
          </table:table-cell>
          <table:table-cell table:style-name="Default"/>
          <table:table-cell office:value-type="string">
            <text:p>13:45</text:p>
          </table:table-cell>
          <table:table-cell table:style-name="Default"/>
          <table:table-cell office:value-type="string">
            <text:p>14:10v</text:p>
          </table:table-cell>
          <table:table-cell table:style-name="Default"/>
          <table:table-cell office:value-type="string">
            <text:p>14:44</text:p>
          </table:table-cell>
          <table:table-cell table:style-name="Default"/>
          <table:table-cell office:value-type="string">
            <text:p>15:10v</text:p>
          </table:table-cell>
          <table:table-cell office:value-type="string">
            <text:p>15:25v</text:p>
          </table:table-cell>
          <table:table-cell office:value-type="string">
            <text:p>15:45</text:p>
          </table:table-cell>
          <table:table-cell table:style-name="Default"/>
          <table:table-cell office:value-type="string">
            <text:p>16:05v</text:p>
          </table:table-cell>
          <table:table-cell table:style-name="Default" table:number-columns-repeated="2"/>
          <table:table-cell office:value-type="string">
            <text:p>17:10v</text:p>
          </table:table-cell>
          <table:table-cell office:value-type="string">
            <text:p>17:25v</text:p>
          </table:table-cell>
          <table:table-cell table:style-name="Default" table:number-columns-repeated="2"/>
          <table:table-cell office:value-type="string">
            <text:p>18:25v</text:p>
          </table:table-cell>
          <table:table-cell table:style-name="Default" table:number-columns-repeated="3"/>
          <table:table-cell office:value-type="string">
            <text:p>19:56v</text:p>
          </table:table-cell>
          <table:table-cell table:style-name="Default" table:number-columns-repeated="2"/>
          <table:table-cell office:value-type="string">
            <text:p>21:47</text:p>
          </table:table-cell>
          <table:table-cell table:number-columns-repeated="972"/>
        </table:table-row>
        <table:table-row table:style-name="ro1">
          <table:table-cell table:style-name="Default" office:value-type="string">
            <text:p>Szczecińska / ZDW</text:p>
          </table:table-cell>
          <table:table-cell table:style-name="Default"/>
          <table:table-cell office:value-type="string">
            <text:p>5:49v</text:p>
          </table:table-cell>
          <table:table-cell table:style-name="Default"/>
          <table:table-cell office:value-type="string">
            <text:p>6:24v</text:p>
          </table:table-cell>
          <table:table-cell office:value-type="string">
            <text:p>6:43v</text:p>
          </table:table-cell>
          <table:table-cell office:value-type="string">
            <text:p>7:02Sv</text:p>
          </table:table-cell>
          <table:table-cell table:style-name="Default"/>
          <table:table-cell office:value-type="string">
            <text:p>7:22v</text:p>
          </table:table-cell>
          <table:table-cell office:value-type="string">
            <text:p>7:43v</text:p>
          </table:table-cell>
          <table:table-cell office:value-type="string">
            <text:p>8:06v</text:p>
          </table:table-cell>
          <table:table-cell office:value-type="string">
            <text:p>8:26</text:p>
          </table:table-cell>
          <table:table-cell office:value-type="string">
            <text:p>8:46v</text:p>
          </table:table-cell>
          <table:table-cell table:style-name="Default"/>
          <table:table-cell office:value-type="string">
            <text:p>9:32</text:p>
          </table:table-cell>
          <table:table-cell table:style-name="Default"/>
          <table:table-cell office:value-type="string">
            <text:p>10:12v</text:p>
          </table:table-cell>
          <table:table-cell table:style-name="Default"/>
          <table:table-cell office:value-type="string">
            <text:p>10:52v</text:p>
          </table:table-cell>
          <table:table-cell table:style-name="Default"/>
          <table:table-cell office:value-type="string">
            <text:p>11:32</text:p>
          </table:table-cell>
          <table:table-cell table:style-name="Default"/>
          <table:table-cell office:value-type="string">
            <text:p>12:12v</text:p>
          </table:table-cell>
          <table:table-cell table:style-name="Default"/>
          <table:table-cell office:value-type="string">
            <text:p>13:11v</text:p>
          </table:table-cell>
          <table:table-cell office:value-type="string">
            <text:p>13:26v</text:p>
          </table:table-cell>
          <table:table-cell table:style-name="Default"/>
          <table:table-cell office:value-type="string">
            <text:p>13:46</text:p>
          </table:table-cell>
          <table:table-cell table:style-name="Default"/>
          <table:table-cell office:value-type="string">
            <text:p>14:11v</text:p>
          </table:table-cell>
          <table:table-cell table:style-name="Default"/>
          <table:table-cell office:value-type="string">
            <text:p>14:45</text:p>
          </table:table-cell>
          <table:table-cell table:style-name="Default"/>
          <table:table-cell office:value-type="string">
            <text:p>15:11v</text:p>
          </table:table-cell>
          <table:table-cell office:value-type="string">
            <text:p>15:26v</text:p>
          </table:table-cell>
          <table:table-cell office:value-type="string">
            <text:p>15:46</text:p>
          </table:table-cell>
          <table:table-cell table:style-name="Default"/>
          <table:table-cell office:value-type="string">
            <text:p>16:06v</text:p>
          </table:table-cell>
          <table:table-cell table:style-name="Default" table:number-columns-repeated="2"/>
          <table:table-cell office:value-type="string">
            <text:p>17:11v</text:p>
          </table:table-cell>
          <table:table-cell office:value-type="string">
            <text:p>17:26v</text:p>
          </table:table-cell>
          <table:table-cell table:style-name="Default" table:number-columns-repeated="2"/>
          <table:table-cell office:value-type="string">
            <text:p>18:26v</text:p>
          </table:table-cell>
          <table:table-cell table:style-name="Default" table:number-columns-repeated="3"/>
          <table:table-cell office:value-type="string">
            <text:p>19:57v</text:p>
          </table:table-cell>
          <table:table-cell table:style-name="Default" table:number-columns-repeated="2"/>
          <table:table-cell office:value-type="string">
            <text:p>21:48</text:p>
          </table:table-cell>
          <table:table-cell table:number-columns-repeated="972"/>
        </table:table-row>
        <table:table-row table:style-name="ro1">
          <table:table-cell table:style-name="Default" office:value-type="string">
            <text:p>Szczecińska / Jasna</text:p>
          </table:table-cell>
          <table:table-cell table:style-name="Default"/>
          <table:table-cell office:value-type="string">
            <text:p>5:50v</text:p>
          </table:table-cell>
          <table:table-cell table:style-name="Default"/>
          <table:table-cell office:value-type="string">
            <text:p>6:25v</text:p>
          </table:table-cell>
          <table:table-cell office:value-type="string">
            <text:p>6:44v</text:p>
          </table:table-cell>
          <table:table-cell office:value-type="string">
            <text:p>7:03Sv</text:p>
          </table:table-cell>
          <table:table-cell table:style-name="Default"/>
          <table:table-cell office:value-type="string">
            <text:p>7:23v</text:p>
          </table:table-cell>
          <table:table-cell office:value-type="string">
            <text:p>7:44v</text:p>
          </table:table-cell>
          <table:table-cell office:value-type="string">
            <text:p>8:07v</text:p>
          </table:table-cell>
          <table:table-cell office:value-type="string">
            <text:p>8:27</text:p>
          </table:table-cell>
          <table:table-cell office:value-type="string">
            <text:p>8:47v</text:p>
          </table:table-cell>
          <table:table-cell table:style-name="Default"/>
          <table:table-cell office:value-type="string">
            <text:p>9:33</text:p>
          </table:table-cell>
          <table:table-cell table:style-name="Default"/>
          <table:table-cell office:value-type="string">
            <text:p>10:13v</text:p>
          </table:table-cell>
          <table:table-cell table:style-name="Default"/>
          <table:table-cell office:value-type="string">
            <text:p>10:53v</text:p>
          </table:table-cell>
          <table:table-cell table:style-name="Default"/>
          <table:table-cell office:value-type="string">
            <text:p>11:33</text:p>
          </table:table-cell>
          <table:table-cell table:style-name="Default"/>
          <table:table-cell office:value-type="string">
            <text:p>12:13v</text:p>
          </table:table-cell>
          <table:table-cell table:style-name="Default"/>
          <table:table-cell office:value-type="string">
            <text:p>13:12v</text:p>
          </table:table-cell>
          <table:table-cell office:value-type="string">
            <text:p>13:27v</text:p>
          </table:table-cell>
          <table:table-cell table:style-name="Default"/>
          <table:table-cell office:value-type="string">
            <text:p>13:47</text:p>
          </table:table-cell>
          <table:table-cell table:style-name="Default"/>
          <table:table-cell office:value-type="string">
            <text:p>14:12v</text:p>
          </table:table-cell>
          <table:table-cell table:style-name="Default"/>
          <table:table-cell office:value-type="string">
            <text:p>14:46</text:p>
          </table:table-cell>
          <table:table-cell table:style-name="Default"/>
          <table:table-cell office:value-type="string">
            <text:p>15:12v</text:p>
          </table:table-cell>
          <table:table-cell office:value-type="string">
            <text:p>15:27v</text:p>
          </table:table-cell>
          <table:table-cell office:value-type="string">
            <text:p>15:47</text:p>
          </table:table-cell>
          <table:table-cell table:style-name="Default"/>
          <table:table-cell office:value-type="string">
            <text:p>16:07v</text:p>
          </table:table-cell>
          <table:table-cell table:style-name="Default" table:number-columns-repeated="2"/>
          <table:table-cell office:value-type="string">
            <text:p>17:12v</text:p>
          </table:table-cell>
          <table:table-cell office:value-type="string">
            <text:p>17:27v</text:p>
          </table:table-cell>
          <table:table-cell table:style-name="Default" table:number-columns-repeated="2"/>
          <table:table-cell office:value-type="string">
            <text:p>18:27v</text:p>
          </table:table-cell>
          <table:table-cell table:style-name="Default" table:number-columns-repeated="3"/>
          <table:table-cell office:value-type="string">
            <text:p>19:58v</text:p>
          </table:table-cell>
          <table:table-cell table:style-name="Default" table:number-columns-repeated="2"/>
          <table:table-cell office:value-type="string">
            <text:p>21:49</text:p>
          </table:table-cell>
          <table:table-cell table:number-columns-repeated="972"/>
        </table:table-row>
        <table:table-row table:style-name="ro1">
          <table:table-cell table:style-name="Default" office:value-type="string">
            <text:p>Dworzec PKP</text:p>
          </table:table-cell>
          <table:table-cell office:value-type="string">
            <text:p>5:31</text:p>
          </table:table-cell>
          <table:table-cell table:style-name="Default"/>
          <table:table-cell office:value-type="string">
            <text:p>6:11v</text:p>
          </table:table-cell>
          <table:table-cell table:style-name="Default" table:number-columns-repeated="3"/>
          <table:table-cell office:value-type="string">
            <text:p>7:21</text:p>
          </table:table-cell>
          <table:table-cell table:style-name="Default" table:number-columns-repeated="5"/>
          <table:table-cell office:value-type="string">
            <text:p>9:10v</text:p>
          </table:table-cell>
          <table:table-cell table:style-name="Default"/>
          <table:table-cell office:value-type="string">
            <text:p>9:50v</text:p>
          </table:table-cell>
          <table:table-cell table:style-name="Default"/>
          <table:table-cell office:value-type="string">
            <text:p>10:30</text:p>
          </table:table-cell>
          <table:table-cell table:style-name="Default"/>
          <table:table-cell office:value-type="string">
            <text:p>11:10v</text:p>
          </table:table-cell>
          <table:table-cell table:style-name="Default"/>
          <table:table-cell office:value-type="string">
            <text:p>11:50v</text:p>
          </table:table-cell>
          <table:table-cell table:style-name="Default"/>
          <table:table-cell office:value-type="string">
            <text:p>12:30</text:p>
          </table:table-cell>
          <table:table-cell table:style-name="Default" table:number-columns-repeated="2"/>
          <table:table-cell office:value-type="string">
            <text:p>13:30v</text:p>
          </table:table-cell>
          <table:table-cell table:style-name="Default"/>
          <table:table-cell office:value-type="string">
            <text:p>14:01v</text:p>
          </table:table-cell>
          <table:table-cell table:style-name="Default"/>
          <table:table-cell office:value-type="string">
            <text:p>14:30v</text:p>
          </table:table-cell>
          <table:table-cell table:style-name="Default"/>
          <table:table-cell office:value-type="string">
            <text:p>15:01v</text:p>
          </table:table-cell>
          <table:table-cell table:style-name="Default" table:number-columns-repeated="3"/>
          <table:table-cell office:value-type="string">
            <text:p>16:01v</text:p>
          </table:table-cell>
          <table:table-cell table:style-name="Default"/>
          <table:table-cell office:value-type="string">
            <text:p>16:26v</text:p>
          </table:table-cell>
          <table:table-cell office:value-type="string">
            <text:p>16:41</text:p>
          </table:table-cell>
          <table:table-cell table:style-name="Default" table:number-columns-repeated="2"/>
          <table:table-cell office:value-type="string">
            <text:p>17:40</text:p>
          </table:table-cell>
          <table:table-cell office:value-type="string">
            <text:p>18:10v</text:p>
          </table:table-cell>
          <table:table-cell table:style-name="Default"/>
          <table:table-cell office:value-type="string">
            <text:p>18:50</text:p>
          </table:table-cell>
          <table:table-cell office:value-type="string">
            <text:p>19:10v</text:p>
          </table:table-cell>
          <table:table-cell office:value-type="string">
            <text:p>19:30</text:p>
          </table:table-cell>
          <table:table-cell table:style-name="Default"/>
          <table:table-cell office:value-type="string">
            <text:p>20:30</text:p>
          </table:table-cell>
          <table:table-cell office:value-type="string">
            <text:p>21:00v</text:p>
          </table:table-cell>
          <table:table-cell table:number-columns-repeated="973"/>
        </table:table-row>
        <table:table-row table:style-name="ro1">
          <table:table-cell table:style-name="Default" office:value-type="string">
            <text:p>Zwycięstwa / Krakusa i Wandy</text:p>
          </table:table-cell>
          <table:table-cell office:value-type="string">
            <text:p>5:33</text:p>
          </table:table-cell>
          <table:table-cell office:value-type="string">
            <text:p>5:52v</text:p>
          </table:table-cell>
          <table:table-cell office:value-type="string">
            <text:p>6:13v</text:p>
          </table:table-cell>
          <table:table-cell office:value-type="string">
            <text:p>6:27v</text:p>
          </table:table-cell>
          <table:table-cell office:value-type="string">
            <text:p>6:46v</text:p>
          </table:table-cell>
          <table:table-cell office:value-type="string">
            <text:p>7:05Sv</text:p>
          </table:table-cell>
          <table:table-cell office:value-type="string">
            <text:p>7:23</text:p>
          </table:table-cell>
          <table:table-cell office:value-type="string">
            <text:p>7:25v</text:p>
          </table:table-cell>
          <table:table-cell office:value-type="string">
            <text:p>7:46v</text:p>
          </table:table-cell>
          <table:table-cell office:value-type="string">
            <text:p>8:09v</text:p>
          </table:table-cell>
          <table:table-cell office:value-type="string">
            <text:p>8:29</text:p>
          </table:table-cell>
          <table:table-cell office:value-type="string">
            <text:p>8:49v</text:p>
          </table:table-cell>
          <table:table-cell office:value-type="string">
            <text:p>9:12v</text:p>
          </table:table-cell>
          <table:table-cell office:value-type="string">
            <text:p>9:35</text:p>
          </table:table-cell>
          <table:table-cell office:value-type="string">
            <text:p>9:52v</text:p>
          </table:table-cell>
          <table:table-cell office:value-type="string">
            <text:p>10:15v</text:p>
          </table:table-cell>
          <table:table-cell office:value-type="string">
            <text:p>10:32</text:p>
          </table:table-cell>
          <table:table-cell office:value-type="string">
            <text:p>10:55v</text:p>
          </table:table-cell>
          <table:table-cell office:value-type="string">
            <text:p>11:12v</text:p>
          </table:table-cell>
          <table:table-cell office:value-type="string">
            <text:p>11:35</text:p>
          </table:table-cell>
          <table:table-cell office:value-type="string">
            <text:p>11:52v</text:p>
          </table:table-cell>
          <table:table-cell office:value-type="string">
            <text:p>12:15v</text:p>
          </table:table-cell>
          <table:table-cell office:value-type="string">
            <text:p>12:32</text:p>
          </table:table-cell>
          <table:table-cell office:value-type="string">
            <text:p>13:14v</text:p>
          </table:table-cell>
          <table:table-cell office:value-type="string">
            <text:p>13:29v</text:p>
          </table:table-cell>
          <table:table-cell office:value-type="string">
            <text:p>13:32v</text:p>
          </table:table-cell>
          <table:table-cell office:value-type="string">
            <text:p>13:49</text:p>
          </table:table-cell>
          <table:table-cell office:value-type="string">
            <text:p>14:03v</text:p>
          </table:table-cell>
          <table:table-cell office:value-type="string">
            <text:p>14:14v</text:p>
          </table:table-cell>
          <table:table-cell office:value-type="string">
            <text:p>14:32v</text:p>
          </table:table-cell>
          <table:table-cell office:value-type="string">
            <text:p>14:48</text:p>
          </table:table-cell>
          <table:table-cell office:value-type="string">
            <text:p>15:03v</text:p>
          </table:table-cell>
          <table:table-cell office:value-type="string">
            <text:p>15:14v</text:p>
          </table:table-cell>
          <table:table-cell office:value-type="string">
            <text:p>15:29v</text:p>
          </table:table-cell>
          <table:table-cell office:value-type="string">
            <text:p>15:49</text:p>
          </table:table-cell>
          <table:table-cell office:value-type="string">
            <text:p>16:03v</text:p>
          </table:table-cell>
          <table:table-cell office:value-type="string">
            <text:p>16:09v</text:p>
          </table:table-cell>
          <table:table-cell office:value-type="string">
            <text:p>16:28v</text:p>
          </table:table-cell>
          <table:table-cell office:value-type="string">
            <text:p>16:43</text:p>
          </table:table-cell>
          <table:table-cell office:value-type="string">
            <text:p>17:14v</text:p>
          </table:table-cell>
          <table:table-cell office:value-type="string">
            <text:p>17:29v</text:p>
          </table:table-cell>
          <table:table-cell office:value-type="string">
            <text:p>17:42</text:p>
          </table:table-cell>
          <table:table-cell office:value-type="string">
            <text:p>18:12v</text:p>
          </table:table-cell>
          <table:table-cell office:value-type="string">
            <text:p>18:29v</text:p>
          </table:table-cell>
          <table:table-cell office:value-type="string">
            <text:p>18:52</text:p>
          </table:table-cell>
          <table:table-cell office:value-type="string">
            <text:p>19:12v</text:p>
          </table:table-cell>
          <table:table-cell office:value-type="string">
            <text:p>19:32</text:p>
          </table:table-cell>
          <table:table-cell office:value-type="string">
            <text:p>20:00v</text:p>
          </table:table-cell>
          <table:table-cell office:value-type="string">
            <text:p>20:32</text:p>
          </table:table-cell>
          <table:table-cell office:value-type="string">
            <text:p>21:02v</text:p>
          </table:table-cell>
          <table:table-cell office:value-type="string">
            <text:p>21:51</text:p>
          </table:table-cell>
          <table:table-cell table:number-columns-repeated="972"/>
        </table:table-row>
        <table:table-row table:style-name="ro1">
          <table:table-cell table:style-name="Default" office:value-type="string">
            <text:p>I Maja / Bank</text:p>
          </table:table-cell>
          <table:table-cell table:style-name="Default"/>
          <table:table-cell table:number-columns-repeated="4"/>
          <table:table-cell office:value-type="string">
            <text:p>7:07Sv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Stawisińskiego / Połczyńska</text:p>
          </table:table-cell>
          <table:table-cell table:style-name="Default"/>
          <table:table-cell table:number-columns-repeated="4"/>
          <table:table-cell office:value-type="string">
            <text:p>7:10Sv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Stawisińskiego / Politechnika</text:p>
          </table:table-cell>
          <table:table-cell table:style-name="Default"/>
          <table:table-cell table:number-columns-repeated="4"/>
          <table:table-cell office:value-type="string">
            <text:p>7:11Sv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Rotmistrza Witolda Pileckiego</text:p>
          </table:table-cell>
          <table:table-cell table:style-name="Default"/>
          <table:table-cell table:number-columns-repeated="4"/>
          <table:table-cell office:value-type="string">
            <text:p>7:13Sv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Zwycięstwa / Słowackiego</text:p>
          </table:table-cell>
          <table:table-cell office:value-type="string">
            <text:p>5:35</text:p>
          </table:table-cell>
          <table:table-cell office:value-type="string">
            <text:p>5:54v</text:p>
          </table:table-cell>
          <table:table-cell office:value-type="string">
            <text:p>6:15v</text:p>
          </table:table-cell>
          <table:table-cell office:value-type="string">
            <text:p>6:29v</text:p>
          </table:table-cell>
          <table:table-cell office:value-type="string">
            <text:p>6:48v</text:p>
          </table:table-cell>
          <table:table-cell table:style-name="Default"/>
          <table:table-cell office:value-type="string">
            <text:p>7:25</text:p>
          </table:table-cell>
          <table:table-cell office:value-type="string">
            <text:p>7:27v</text:p>
          </table:table-cell>
          <table:table-cell office:value-type="string">
            <text:p>7:48v</text:p>
          </table:table-cell>
          <table:table-cell office:value-type="string">
            <text:p>8:11v</text:p>
          </table:table-cell>
          <table:table-cell office:value-type="string">
            <text:p>8:31</text:p>
          </table:table-cell>
          <table:table-cell office:value-type="string">
            <text:p>8:51v</text:p>
          </table:table-cell>
          <table:table-cell office:value-type="string">
            <text:p>9:14v</text:p>
          </table:table-cell>
          <table:table-cell office:value-type="string">
            <text:p>9:37</text:p>
          </table:table-cell>
          <table:table-cell office:value-type="string">
            <text:p>9:54v</text:p>
          </table:table-cell>
          <table:table-cell office:value-type="string">
            <text:p>10:17v</text:p>
          </table:table-cell>
          <table:table-cell office:value-type="string">
            <text:p>10:34</text:p>
          </table:table-cell>
          <table:table-cell office:value-type="string">
            <text:p>10:57v</text:p>
          </table:table-cell>
          <table:table-cell office:value-type="string">
            <text:p>11:14v</text:p>
          </table:table-cell>
          <table:table-cell office:value-type="string">
            <text:p>11:37</text:p>
          </table:table-cell>
          <table:table-cell office:value-type="string">
            <text:p>11:54v</text:p>
          </table:table-cell>
          <table:table-cell office:value-type="string">
            <text:p>12:17v</text:p>
          </table:table-cell>
          <table:table-cell office:value-type="string">
            <text:p>12:34</text:p>
          </table:table-cell>
          <table:table-cell office:value-type="string">
            <text:p>13:16v</text:p>
          </table:table-cell>
          <table:table-cell office:value-type="string">
            <text:p>13:32v</text:p>
          </table:table-cell>
          <table:table-cell office:value-type="string">
            <text:p>13:35v</text:p>
          </table:table-cell>
          <table:table-cell office:value-type="string">
            <text:p>13:52</text:p>
          </table:table-cell>
          <table:table-cell office:value-type="string">
            <text:p>14:06v</text:p>
          </table:table-cell>
          <table:table-cell office:value-type="string">
            <text:p>14:17v</text:p>
          </table:table-cell>
          <table:table-cell office:value-type="string">
            <text:p>14:35v</text:p>
          </table:table-cell>
          <table:table-cell office:value-type="string">
            <text:p>14:51</text:p>
          </table:table-cell>
          <table:table-cell office:value-type="string">
            <text:p>15:06v</text:p>
          </table:table-cell>
          <table:table-cell office:value-type="string">
            <text:p>15:17v</text:p>
          </table:table-cell>
          <table:table-cell office:value-type="string">
            <text:p>15:32v</text:p>
          </table:table-cell>
          <table:table-cell office:value-type="string">
            <text:p>15:52</text:p>
          </table:table-cell>
          <table:table-cell office:value-type="string">
            <text:p>16:06v</text:p>
          </table:table-cell>
          <table:table-cell office:value-type="string">
            <text:p>16:12v</text:p>
          </table:table-cell>
          <table:table-cell office:value-type="string">
            <text:p>16:31v</text:p>
          </table:table-cell>
          <table:table-cell office:value-type="string">
            <text:p>16:46</text:p>
          </table:table-cell>
          <table:table-cell office:value-type="string">
            <text:p>17:16v</text:p>
          </table:table-cell>
          <table:table-cell office:value-type="string">
            <text:p>17:31v</text:p>
          </table:table-cell>
          <table:table-cell office:value-type="string">
            <text:p>17:44</text:p>
          </table:table-cell>
          <table:table-cell office:value-type="string">
            <text:p>18:14v</text:p>
          </table:table-cell>
          <table:table-cell office:value-type="string">
            <text:p>18:31v</text:p>
          </table:table-cell>
          <table:table-cell office:value-type="string">
            <text:p>18:54</text:p>
          </table:table-cell>
          <table:table-cell office:value-type="string">
            <text:p>19:14v</text:p>
          </table:table-cell>
          <table:table-cell office:value-type="string">
            <text:p>19:34</text:p>
          </table:table-cell>
          <table:table-cell office:value-type="string">
            <text:p>20:02v</text:p>
          </table:table-cell>
          <table:table-cell office:value-type="string">
            <text:p>20:34</text:p>
          </table:table-cell>
          <table:table-cell office:value-type="string">
            <text:p>21:04v</text:p>
          </table:table-cell>
          <table:table-cell office:value-type="string">
            <text:p>21:53</text:p>
          </table:table-cell>
          <table:table-cell table:number-columns-repeated="972"/>
        </table:table-row>
        <table:table-row table:style-name="ro1">
          <table:table-cell table:style-name="Default" office:value-type="string">
            <text:p>Zwycięstwa / Plac Wolności</text:p>
          </table:table-cell>
          <table:table-cell office:value-type="string">
            <text:p>5:36</text:p>
          </table:table-cell>
          <table:table-cell office:value-type="string">
            <text:p>5:55v</text:p>
          </table:table-cell>
          <table:table-cell office:value-type="string">
            <text:p>6:16v</text:p>
          </table:table-cell>
          <table:table-cell office:value-type="string">
            <text:p>6:30v</text:p>
          </table:table-cell>
          <table:table-cell office:value-type="string">
            <text:p>6:49v</text:p>
          </table:table-cell>
          <table:table-cell table:style-name="Default"/>
          <table:table-cell office:value-type="string">
            <text:p>7:26</text:p>
          </table:table-cell>
          <table:table-cell office:value-type="string">
            <text:p>7:28v</text:p>
          </table:table-cell>
          <table:table-cell office:value-type="string">
            <text:p>7:49v</text:p>
          </table:table-cell>
          <table:table-cell office:value-type="string">
            <text:p>8:12v</text:p>
          </table:table-cell>
          <table:table-cell office:value-type="string">
            <text:p>8:32</text:p>
          </table:table-cell>
          <table:table-cell office:value-type="string">
            <text:p>8:52v</text:p>
          </table:table-cell>
          <table:table-cell office:value-type="string">
            <text:p>9:15v</text:p>
          </table:table-cell>
          <table:table-cell office:value-type="string">
            <text:p>9:38</text:p>
          </table:table-cell>
          <table:table-cell office:value-type="string">
            <text:p>9:55v</text:p>
          </table:table-cell>
          <table:table-cell office:value-type="string">
            <text:p>10:18v</text:p>
          </table:table-cell>
          <table:table-cell office:value-type="string">
            <text:p>10:35</text:p>
          </table:table-cell>
          <table:table-cell office:value-type="string">
            <text:p>10:58v</text:p>
          </table:table-cell>
          <table:table-cell office:value-type="string">
            <text:p>11:15v</text:p>
          </table:table-cell>
          <table:table-cell office:value-type="string">
            <text:p>11:38</text:p>
          </table:table-cell>
          <table:table-cell office:value-type="string">
            <text:p>11:55v</text:p>
          </table:table-cell>
          <table:table-cell office:value-type="string">
            <text:p>12:18v</text:p>
          </table:table-cell>
          <table:table-cell office:value-type="string">
            <text:p>12:35</text:p>
          </table:table-cell>
          <table:table-cell office:value-type="string">
            <text:p>13:17v</text:p>
          </table:table-cell>
          <table:table-cell office:value-type="string">
            <text:p>13:33v</text:p>
          </table:table-cell>
          <table:table-cell office:value-type="string">
            <text:p>13:36v</text:p>
          </table:table-cell>
          <table:table-cell office:value-type="string">
            <text:p>13:53</text:p>
          </table:table-cell>
          <table:table-cell office:value-type="string">
            <text:p>14:07v</text:p>
          </table:table-cell>
          <table:table-cell office:value-type="string">
            <text:p>14:18v</text:p>
          </table:table-cell>
          <table:table-cell office:value-type="string">
            <text:p>14:36v</text:p>
          </table:table-cell>
          <table:table-cell office:value-type="string">
            <text:p>14:52</text:p>
          </table:table-cell>
          <table:table-cell office:value-type="string">
            <text:p>15:07v</text:p>
          </table:table-cell>
          <table:table-cell office:value-type="string">
            <text:p>15:18v</text:p>
          </table:table-cell>
          <table:table-cell office:value-type="string">
            <text:p>15:33v</text:p>
          </table:table-cell>
          <table:table-cell office:value-type="string">
            <text:p>15:53</text:p>
          </table:table-cell>
          <table:table-cell office:value-type="string">
            <text:p>16:07v</text:p>
          </table:table-cell>
          <table:table-cell office:value-type="string">
            <text:p>16:13v</text:p>
          </table:table-cell>
          <table:table-cell office:value-type="string">
            <text:p>16:32v</text:p>
          </table:table-cell>
          <table:table-cell office:value-type="string">
            <text:p>16:47</text:p>
          </table:table-cell>
          <table:table-cell office:value-type="string">
            <text:p>17:17v</text:p>
          </table:table-cell>
          <table:table-cell office:value-type="string">
            <text:p>17:32v</text:p>
          </table:table-cell>
          <table:table-cell office:value-type="string">
            <text:p>17:45</text:p>
          </table:table-cell>
          <table:table-cell office:value-type="string">
            <text:p>18:15v</text:p>
          </table:table-cell>
          <table:table-cell office:value-type="string">
            <text:p>18:32v</text:p>
          </table:table-cell>
          <table:table-cell office:value-type="string">
            <text:p>18:55</text:p>
          </table:table-cell>
          <table:table-cell office:value-type="string">
            <text:p>19:15v</text:p>
          </table:table-cell>
          <table:table-cell office:value-type="string">
            <text:p>19:35</text:p>
          </table:table-cell>
          <table:table-cell office:value-type="string">
            <text:p>20:03v</text:p>
          </table:table-cell>
          <table:table-cell office:value-type="string">
            <text:p>20:35</text:p>
          </table:table-cell>
          <table:table-cell office:value-type="string">
            <text:p>21:05v</text:p>
          </table:table-cell>
          <table:table-cell office:value-type="string">
            <text:p>21:54</text:p>
          </table:table-cell>
          <table:table-cell table:number-columns-repeated="972"/>
        </table:table-row>
        <table:table-row table:style-name="ro1">
          <table:table-cell table:style-name="Default" office:value-type="string">
            <text:p>Zwycięstwa / Clausiusa</text:p>
          </table:table-cell>
          <table:table-cell office:value-type="string">
            <text:p>5:37</text:p>
          </table:table-cell>
          <table:table-cell office:value-type="string">
            <text:p>5:56v</text:p>
          </table:table-cell>
          <table:table-cell office:value-type="string">
            <text:p>6:17v</text:p>
          </table:table-cell>
          <table:table-cell office:value-type="string">
            <text:p>6:31v</text:p>
          </table:table-cell>
          <table:table-cell office:value-type="string">
            <text:p>6:50v</text:p>
          </table:table-cell>
          <table:table-cell table:style-name="Default"/>
          <table:table-cell office:value-type="string">
            <text:p>7:27</text:p>
          </table:table-cell>
          <table:table-cell office:value-type="string">
            <text:p>7:29v</text:p>
          </table:table-cell>
          <table:table-cell office:value-type="string">
            <text:p>7:50v</text:p>
          </table:table-cell>
          <table:table-cell office:value-type="string">
            <text:p>8:13v</text:p>
          </table:table-cell>
          <table:table-cell office:value-type="string">
            <text:p>8:33</text:p>
          </table:table-cell>
          <table:table-cell office:value-type="string">
            <text:p>8:53v</text:p>
          </table:table-cell>
          <table:table-cell office:value-type="string">
            <text:p>9:16v</text:p>
          </table:table-cell>
          <table:table-cell office:value-type="string">
            <text:p>9:39</text:p>
          </table:table-cell>
          <table:table-cell office:value-type="string">
            <text:p>9:56v</text:p>
          </table:table-cell>
          <table:table-cell office:value-type="string">
            <text:p>10:19v</text:p>
          </table:table-cell>
          <table:table-cell office:value-type="string">
            <text:p>10:36</text:p>
          </table:table-cell>
          <table:table-cell office:value-type="string">
            <text:p>10:59v</text:p>
          </table:table-cell>
          <table:table-cell office:value-type="string">
            <text:p>11:16v</text:p>
          </table:table-cell>
          <table:table-cell office:value-type="string">
            <text:p>11:39</text:p>
          </table:table-cell>
          <table:table-cell office:value-type="string">
            <text:p>11:56v</text:p>
          </table:table-cell>
          <table:table-cell office:value-type="string">
            <text:p>12:19v</text:p>
          </table:table-cell>
          <table:table-cell office:value-type="string">
            <text:p>12:36</text:p>
          </table:table-cell>
          <table:table-cell office:value-type="string">
            <text:p>13:18v</text:p>
          </table:table-cell>
          <table:table-cell office:value-type="string">
            <text:p>13:34v</text:p>
          </table:table-cell>
          <table:table-cell office:value-type="string">
            <text:p>13:37v</text:p>
          </table:table-cell>
          <table:table-cell office:value-type="string">
            <text:p>13:54</text:p>
          </table:table-cell>
          <table:table-cell office:value-type="string">
            <text:p>14:08v</text:p>
          </table:table-cell>
          <table:table-cell office:value-type="string">
            <text:p>14:19v</text:p>
          </table:table-cell>
          <table:table-cell office:value-type="string">
            <text:p>14:37v</text:p>
          </table:table-cell>
          <table:table-cell office:value-type="string">
            <text:p>14:53</text:p>
          </table:table-cell>
          <table:table-cell office:value-type="string">
            <text:p>15:08v</text:p>
          </table:table-cell>
          <table:table-cell office:value-type="string">
            <text:p>15:19v</text:p>
          </table:table-cell>
          <table:table-cell office:value-type="string">
            <text:p>15:34v</text:p>
          </table:table-cell>
          <table:table-cell office:value-type="string">
            <text:p>15:54</text:p>
          </table:table-cell>
          <table:table-cell office:value-type="string">
            <text:p>16:08v</text:p>
          </table:table-cell>
          <table:table-cell office:value-type="string">
            <text:p>16:14v</text:p>
          </table:table-cell>
          <table:table-cell office:value-type="string">
            <text:p>16:33v</text:p>
          </table:table-cell>
          <table:table-cell office:value-type="string">
            <text:p>16:48</text:p>
          </table:table-cell>
          <table:table-cell office:value-type="string">
            <text:p>17:18v</text:p>
          </table:table-cell>
          <table:table-cell office:value-type="string">
            <text:p>17:33v</text:p>
          </table:table-cell>
          <table:table-cell office:value-type="string">
            <text:p>17:46</text:p>
          </table:table-cell>
          <table:table-cell office:value-type="string">
            <text:p>18:16v</text:p>
          </table:table-cell>
          <table:table-cell office:value-type="string">
            <text:p>18:33v</text:p>
          </table:table-cell>
          <table:table-cell office:value-type="string">
            <text:p>18:56</text:p>
          </table:table-cell>
          <table:table-cell office:value-type="string">
            <text:p>19:16v</text:p>
          </table:table-cell>
          <table:table-cell office:value-type="string">
            <text:p>19:36</text:p>
          </table:table-cell>
          <table:table-cell office:value-type="string">
            <text:p>20:04v</text:p>
          </table:table-cell>
          <table:table-cell office:value-type="string">
            <text:p>20:36</text:p>
          </table:table-cell>
          <table:table-cell office:value-type="string">
            <text:p>21:06v</text:p>
          </table:table-cell>
          <table:table-cell office:value-type="string">
            <text:p>21:55</text:p>
          </table:table-cell>
          <table:table-cell table:number-columns-repeated="972"/>
        </table:table-row>
        <table:table-row table:style-name="ro1">
          <table:table-cell table:style-name="Default" office:value-type="string">
            <text:p>Waryńskiego / Zwycięstwa</text:p>
          </table:table-cell>
          <table:table-cell office:value-type="string">
            <text:p>5:38</text:p>
          </table:table-cell>
          <table:table-cell office:value-type="string">
            <text:p>5:57v</text:p>
          </table:table-cell>
          <table:table-cell office:value-type="string">
            <text:p>6:18v</text:p>
          </table:table-cell>
          <table:table-cell office:value-type="string">
            <text:p>6:32v</text:p>
          </table:table-cell>
          <table:table-cell office:value-type="string">
            <text:p>6:52v</text:p>
          </table:table-cell>
          <table:table-cell table:style-name="Default"/>
          <table:table-cell office:value-type="string">
            <text:p>7:29</text:p>
          </table:table-cell>
          <table:table-cell office:value-type="string">
            <text:p>7:31v</text:p>
          </table:table-cell>
          <table:table-cell office:value-type="string">
            <text:p>7:52v</text:p>
          </table:table-cell>
          <table:table-cell office:value-type="string">
            <text:p>8:15v</text:p>
          </table:table-cell>
          <table:table-cell office:value-type="string">
            <text:p>8:35</text:p>
          </table:table-cell>
          <table:table-cell office:value-type="string">
            <text:p>8:55v</text:p>
          </table:table-cell>
          <table:table-cell office:value-type="string">
            <text:p>9:18v</text:p>
          </table:table-cell>
          <table:table-cell office:value-type="string">
            <text:p>9:41</text:p>
          </table:table-cell>
          <table:table-cell office:value-type="string">
            <text:p>9:58v</text:p>
          </table:table-cell>
          <table:table-cell office:value-type="string">
            <text:p>10:21v</text:p>
          </table:table-cell>
          <table:table-cell office:value-type="string">
            <text:p>10:39</text:p>
          </table:table-cell>
          <table:table-cell office:value-type="string">
            <text:p>11:02v</text:p>
          </table:table-cell>
          <table:table-cell office:value-type="string">
            <text:p>11:19v</text:p>
          </table:table-cell>
          <table:table-cell office:value-type="string">
            <text:p>11:42</text:p>
          </table:table-cell>
          <table:table-cell office:value-type="string">
            <text:p>11:59v</text:p>
          </table:table-cell>
          <table:table-cell office:value-type="string">
            <text:p>12:22v</text:p>
          </table:table-cell>
          <table:table-cell office:value-type="string">
            <text:p>12:39</text:p>
          </table:table-cell>
          <table:table-cell office:value-type="string">
            <text:p>13:21v</text:p>
          </table:table-cell>
          <table:table-cell office:value-type="string">
            <text:p>13:37v</text:p>
          </table:table-cell>
          <table:table-cell office:value-type="string">
            <text:p>13:40v</text:p>
          </table:table-cell>
          <table:table-cell office:value-type="string">
            <text:p>13:57</text:p>
          </table:table-cell>
          <table:table-cell office:value-type="string">
            <text:p>14:11v</text:p>
          </table:table-cell>
          <table:table-cell office:value-type="string">
            <text:p>14:22v</text:p>
          </table:table-cell>
          <table:table-cell office:value-type="string">
            <text:p>14:40v</text:p>
          </table:table-cell>
          <table:table-cell office:value-type="string">
            <text:p>14:56</text:p>
          </table:table-cell>
          <table:table-cell office:value-type="string">
            <text:p>15:11v</text:p>
          </table:table-cell>
          <table:table-cell office:value-type="string">
            <text:p>15:22v</text:p>
          </table:table-cell>
          <table:table-cell office:value-type="string">
            <text:p>15:37v</text:p>
          </table:table-cell>
          <table:table-cell office:value-type="string">
            <text:p>15:57</text:p>
          </table:table-cell>
          <table:table-cell office:value-type="string">
            <text:p>16:11v</text:p>
          </table:table-cell>
          <table:table-cell office:value-type="string">
            <text:p>16:17v</text:p>
          </table:table-cell>
          <table:table-cell office:value-type="string">
            <text:p>16:36v</text:p>
          </table:table-cell>
          <table:table-cell office:value-type="string">
            <text:p>16:51</text:p>
          </table:table-cell>
          <table:table-cell office:value-type="string">
            <text:p>17:21v</text:p>
          </table:table-cell>
          <table:table-cell office:value-type="string">
            <text:p>17:36v</text:p>
          </table:table-cell>
          <table:table-cell office:value-type="string">
            <text:p>17:49</text:p>
          </table:table-cell>
          <table:table-cell office:value-type="string">
            <text:p>18:18v</text:p>
          </table:table-cell>
          <table:table-cell office:value-type="string">
            <text:p>18:36v</text:p>
          </table:table-cell>
          <table:table-cell office:value-type="string">
            <text:p>18:58</text:p>
          </table:table-cell>
          <table:table-cell office:value-type="string">
            <text:p>19:18v</text:p>
          </table:table-cell>
          <table:table-cell office:value-type="string">
            <text:p>19:38</text:p>
          </table:table-cell>
          <table:table-cell office:value-type="string">
            <text:p>20:06v</text:p>
          </table:table-cell>
          <table:table-cell office:value-type="string">
            <text:p>20:38</text:p>
          </table:table-cell>
          <table:table-cell office:value-type="string">
            <text:p>21:08v</text:p>
          </table:table-cell>
          <table:table-cell office:value-type="string">
            <text:p>21:57</text:p>
          </table:table-cell>
          <table:table-cell table:number-columns-repeated="972"/>
        </table:table-row>
        <table:table-row table:style-name="ro1">
          <table:table-cell table:style-name="Default" office:value-type="string">
            <text:p>Kościuszki / Piłsudskiego</text:p>
          </table:table-cell>
          <table:table-cell office:value-type="string">
            <text:p>5:39</text:p>
          </table:table-cell>
          <table:table-cell office:value-type="string">
            <text:p>5:58v</text:p>
          </table:table-cell>
          <table:table-cell office:value-type="string">
            <text:p>6:19v</text:p>
          </table:table-cell>
          <table:table-cell office:value-type="string">
            <text:p>6:33v</text:p>
          </table:table-cell>
          <table:table-cell office:value-type="string">
            <text:p>6:55v</text:p>
          </table:table-cell>
          <table:table-cell table:style-name="Default"/>
          <table:table-cell office:value-type="string">
            <text:p>7:32</text:p>
          </table:table-cell>
          <table:table-cell office:value-type="string">
            <text:p>7:34v</text:p>
          </table:table-cell>
          <table:table-cell office:value-type="string">
            <text:p>7:55v</text:p>
          </table:table-cell>
          <table:table-cell office:value-type="string">
            <text:p>8:18v</text:p>
          </table:table-cell>
          <table:table-cell office:value-type="string">
            <text:p>8:38</text:p>
          </table:table-cell>
          <table:table-cell office:value-type="string">
            <text:p>8:58v</text:p>
          </table:table-cell>
          <table:table-cell office:value-type="string">
            <text:p>9:21v</text:p>
          </table:table-cell>
          <table:table-cell office:value-type="string">
            <text:p>9:44</text:p>
          </table:table-cell>
          <table:table-cell office:value-type="string">
            <text:p>10:01v</text:p>
          </table:table-cell>
          <table:table-cell office:value-type="string">
            <text:p>10:24v</text:p>
          </table:table-cell>
          <table:table-cell office:value-type="string">
            <text:p>10:42</text:p>
          </table:table-cell>
          <table:table-cell office:value-type="string">
            <text:p>11:05v</text:p>
          </table:table-cell>
          <table:table-cell office:value-type="string">
            <text:p>11:22v</text:p>
          </table:table-cell>
          <table:table-cell office:value-type="string">
            <text:p>11:45</text:p>
          </table:table-cell>
          <table:table-cell office:value-type="string">
            <text:p>12:02v</text:p>
          </table:table-cell>
          <table:table-cell office:value-type="string">
            <text:p>12:25v</text:p>
          </table:table-cell>
          <table:table-cell office:value-type="string">
            <text:p>12:42</text:p>
          </table:table-cell>
          <table:table-cell office:value-type="string">
            <text:p>13:24v</text:p>
          </table:table-cell>
          <table:table-cell office:value-type="string">
            <text:p>13:40v</text:p>
          </table:table-cell>
          <table:table-cell office:value-type="string">
            <text:p>13:43v</text:p>
          </table:table-cell>
          <table:table-cell office:value-type="string">
            <text:p>14:00</text:p>
          </table:table-cell>
          <table:table-cell office:value-type="string">
            <text:p>14:14v</text:p>
          </table:table-cell>
          <table:table-cell office:value-type="string">
            <text:p>14:25v</text:p>
          </table:table-cell>
          <table:table-cell office:value-type="string">
            <text:p>14:43v</text:p>
          </table:table-cell>
          <table:table-cell office:value-type="string">
            <text:p>14:59</text:p>
          </table:table-cell>
          <table:table-cell office:value-type="string">
            <text:p>15:14v</text:p>
          </table:table-cell>
          <table:table-cell office:value-type="string">
            <text:p>15:25v</text:p>
          </table:table-cell>
          <table:table-cell office:value-type="string">
            <text:p>15:40v</text:p>
          </table:table-cell>
          <table:table-cell office:value-type="string">
            <text:p>16:00</text:p>
          </table:table-cell>
          <table:table-cell office:value-type="string">
            <text:p>16:14v</text:p>
          </table:table-cell>
          <table:table-cell office:value-type="string">
            <text:p>16:20v</text:p>
          </table:table-cell>
          <table:table-cell office:value-type="string">
            <text:p>16:39v</text:p>
          </table:table-cell>
          <table:table-cell office:value-type="string">
            <text:p>16:54</text:p>
          </table:table-cell>
          <table:table-cell office:value-type="string">
            <text:p>17:24v</text:p>
          </table:table-cell>
          <table:table-cell office:value-type="string">
            <text:p>17:39v</text:p>
          </table:table-cell>
          <table:table-cell office:value-type="string">
            <text:p>17:52</text:p>
          </table:table-cell>
          <table:table-cell office:value-type="string">
            <text:p>18:19v</text:p>
          </table:table-cell>
          <table:table-cell office:value-type="string">
            <text:p>18:39v</text:p>
          </table:table-cell>
          <table:table-cell office:value-type="string">
            <text:p>18:59</text:p>
          </table:table-cell>
          <table:table-cell office:value-type="string">
            <text:p>19:19v</text:p>
          </table:table-cell>
          <table:table-cell office:value-type="string">
            <text:p>19:39</text:p>
          </table:table-cell>
          <table:table-cell office:value-type="string">
            <text:p>20:07v</text:p>
          </table:table-cell>
          <table:table-cell office:value-type="string">
            <text:p>20:39</text:p>
          </table:table-cell>
          <table:table-cell office:value-type="string">
            <text:p>21:09v</text:p>
          </table:table-cell>
          <table:table-cell office:value-type="string">
            <text:p>21:58</text:p>
          </table:table-cell>
          <table:table-cell table:number-columns-repeated="972"/>
        </table:table-row>
        <table:table-row table:style-name="ro1">
          <table:table-cell table:style-name="Default" office:value-type="string">
            <text:p>Monte Cassino / Fałata</text:p>
          </table:table-cell>
          <table:table-cell office:value-type="string">
            <text:p>5:41</text:p>
          </table:table-cell>
          <table:table-cell office:value-type="string">
            <text:p>6:00v</text:p>
          </table:table-cell>
          <table:table-cell office:value-type="string">
            <text:p>6:21v</text:p>
          </table:table-cell>
          <table:table-cell office:value-type="string">
            <text:p>6:35v</text:p>
          </table:table-cell>
          <table:table-cell office:value-type="string">
            <text:p>6:58v</text:p>
          </table:table-cell>
          <table:table-cell office:value-type="string">
            <text:p>7:15Sv</text:p>
          </table:table-cell>
          <table:table-cell office:value-type="string">
            <text:p>7:35</text:p>
          </table:table-cell>
          <table:table-cell office:value-type="string">
            <text:p>7:37v</text:p>
          </table:table-cell>
          <table:table-cell office:value-type="string">
            <text:p>7:58v</text:p>
          </table:table-cell>
          <table:table-cell office:value-type="string">
            <text:p>8:22v</text:p>
          </table:table-cell>
          <table:table-cell office:value-type="string">
            <text:p>8:42</text:p>
          </table:table-cell>
          <table:table-cell office:value-type="string">
            <text:p>9:02v</text:p>
          </table:table-cell>
          <table:table-cell office:value-type="string">
            <text:p>9:25v</text:p>
          </table:table-cell>
          <table:table-cell office:value-type="string">
            <text:p>9:48</text:p>
          </table:table-cell>
          <table:table-cell office:value-type="string">
            <text:p>10:05v</text:p>
          </table:table-cell>
          <table:table-cell office:value-type="string">
            <text:p>10:28v</text:p>
          </table:table-cell>
          <table:table-cell office:value-type="string">
            <text:p>10:46</text:p>
          </table:table-cell>
          <table:table-cell office:value-type="string">
            <text:p>11:09v</text:p>
          </table:table-cell>
          <table:table-cell office:value-type="string">
            <text:p>11:26v</text:p>
          </table:table-cell>
          <table:table-cell office:value-type="string">
            <text:p>11:49</text:p>
          </table:table-cell>
          <table:table-cell office:value-type="string">
            <text:p>12:06v</text:p>
          </table:table-cell>
          <table:table-cell office:value-type="string">
            <text:p>12:29v</text:p>
          </table:table-cell>
          <table:table-cell office:value-type="string">
            <text:p>12:46</text:p>
          </table:table-cell>
          <table:table-cell office:value-type="string">
            <text:p>13:28v</text:p>
          </table:table-cell>
          <table:table-cell office:value-type="string">
            <text:p>13:44v</text:p>
          </table:table-cell>
          <table:table-cell office:value-type="string">
            <text:p>13:47v</text:p>
          </table:table-cell>
          <table:table-cell office:value-type="string">
            <text:p>14:04</text:p>
          </table:table-cell>
          <table:table-cell office:value-type="string">
            <text:p>14:18v</text:p>
          </table:table-cell>
          <table:table-cell office:value-type="string">
            <text:p>14:29v</text:p>
          </table:table-cell>
          <table:table-cell office:value-type="string">
            <text:p>14:47v</text:p>
          </table:table-cell>
          <table:table-cell office:value-type="string">
            <text:p>15:03</text:p>
          </table:table-cell>
          <table:table-cell office:value-type="string">
            <text:p>15:18v</text:p>
          </table:table-cell>
          <table:table-cell office:value-type="string">
            <text:p>15:29v</text:p>
          </table:table-cell>
          <table:table-cell office:value-type="string">
            <text:p>15:44v</text:p>
          </table:table-cell>
          <table:table-cell office:value-type="string">
            <text:p>16:04</text:p>
          </table:table-cell>
          <table:table-cell office:value-type="string">
            <text:p>16:18v</text:p>
          </table:table-cell>
          <table:table-cell office:value-type="string">
            <text:p>16:24v</text:p>
          </table:table-cell>
          <table:table-cell office:value-type="string">
            <text:p>16:43v</text:p>
          </table:table-cell>
          <table:table-cell office:value-type="string">
            <text:p>16:58</text:p>
          </table:table-cell>
          <table:table-cell office:value-type="string">
            <text:p>17:27v</text:p>
          </table:table-cell>
          <table:table-cell office:value-type="string">
            <text:p>17:42v</text:p>
          </table:table-cell>
          <table:table-cell office:value-type="string">
            <text:p>17:55</text:p>
          </table:table-cell>
          <table:table-cell office:value-type="string">
            <text:p>18:21v</text:p>
          </table:table-cell>
          <table:table-cell office:value-type="string">
            <text:p>18:42v</text:p>
          </table:table-cell>
          <table:table-cell office:value-type="string">
            <text:p>19:01</text:p>
          </table:table-cell>
          <table:table-cell office:value-type="string">
            <text:p>19:21v</text:p>
          </table:table-cell>
          <table:table-cell office:value-type="string">
            <text:p>19:41</text:p>
          </table:table-cell>
          <table:table-cell office:value-type="string">
            <text:p>20:09v</text:p>
          </table:table-cell>
          <table:table-cell office:value-type="string">
            <text:p>20:41</text:p>
          </table:table-cell>
          <table:table-cell office:value-type="string">
            <text:p>21:11v</text:p>
          </table:table-cell>
          <table:table-cell office:value-type="string">
            <text:p>22:00</text:p>
          </table:table-cell>
          <table:table-cell table:number-columns-repeated="972"/>
        </table:table-row>
        <table:table-row table:style-name="ro1">
          <table:table-cell table:style-name="Default" office:value-type="string">
            <text:p>Władysława IV / Wańkowicza</text:p>
          </table:table-cell>
          <table:table-cell office:value-type="string">
            <text:p>5:43</text:p>
          </table:table-cell>
          <table:table-cell office:value-type="string">
            <text:p>6:02v</text:p>
          </table:table-cell>
          <table:table-cell office:value-type="string">
            <text:p>6:23v</text:p>
          </table:table-cell>
          <table:table-cell office:value-type="string">
            <text:p>6:37v</text:p>
          </table:table-cell>
          <table:table-cell office:value-type="string">
            <text:p>7:00v</text:p>
          </table:table-cell>
          <table:table-cell office:value-type="string">
            <text:p>7:17Sv</text:p>
          </table:table-cell>
          <table:table-cell office:value-type="string">
            <text:p>7:37</text:p>
          </table:table-cell>
          <table:table-cell office:value-type="string">
            <text:p>7:39v</text:p>
          </table:table-cell>
          <table:table-cell office:value-type="string">
            <text:p>8:00v</text:p>
          </table:table-cell>
          <table:table-cell office:value-type="string">
            <text:p>8:24v</text:p>
          </table:table-cell>
          <table:table-cell office:value-type="string">
            <text:p>8:44</text:p>
          </table:table-cell>
          <table:table-cell office:value-type="string">
            <text:p>9:04v</text:p>
          </table:table-cell>
          <table:table-cell office:value-type="string">
            <text:p>9:27v</text:p>
          </table:table-cell>
          <table:table-cell office:value-type="string">
            <text:p>9:50</text:p>
          </table:table-cell>
          <table:table-cell office:value-type="string">
            <text:p>10:07v</text:p>
          </table:table-cell>
          <table:table-cell office:value-type="string">
            <text:p>10:30v</text:p>
          </table:table-cell>
          <table:table-cell office:value-type="string">
            <text:p>10:48</text:p>
          </table:table-cell>
          <table:table-cell office:value-type="string">
            <text:p>11:11v</text:p>
          </table:table-cell>
          <table:table-cell office:value-type="string">
            <text:p>11:28v</text:p>
          </table:table-cell>
          <table:table-cell office:value-type="string">
            <text:p>11:51</text:p>
          </table:table-cell>
          <table:table-cell office:value-type="string">
            <text:p>12:08v</text:p>
          </table:table-cell>
          <table:table-cell office:value-type="string">
            <text:p>12:31v</text:p>
          </table:table-cell>
          <table:table-cell office:value-type="string">
            <text:p>12:48</text:p>
          </table:table-cell>
          <table:table-cell office:value-type="string">
            <text:p>13:30v</text:p>
          </table:table-cell>
          <table:table-cell office:value-type="string">
            <text:p>13:46v</text:p>
          </table:table-cell>
          <table:table-cell office:value-type="string">
            <text:p>13:49v</text:p>
          </table:table-cell>
          <table:table-cell office:value-type="string">
            <text:p>14:06</text:p>
          </table:table-cell>
          <table:table-cell office:value-type="string">
            <text:p>14:20v</text:p>
          </table:table-cell>
          <table:table-cell office:value-type="string">
            <text:p>14:31v</text:p>
          </table:table-cell>
          <table:table-cell office:value-type="string">
            <text:p>14:49v</text:p>
          </table:table-cell>
          <table:table-cell office:value-type="string">
            <text:p>15:05</text:p>
          </table:table-cell>
          <table:table-cell office:value-type="string">
            <text:p>15:20v</text:p>
          </table:table-cell>
          <table:table-cell office:value-type="string">
            <text:p>15:31v</text:p>
          </table:table-cell>
          <table:table-cell office:value-type="string">
            <text:p>15:46v</text:p>
          </table:table-cell>
          <table:table-cell office:value-type="string">
            <text:p>16:06</text:p>
          </table:table-cell>
          <table:table-cell office:value-type="string">
            <text:p>16:20v</text:p>
          </table:table-cell>
          <table:table-cell office:value-type="string">
            <text:p>16:26v</text:p>
          </table:table-cell>
          <table:table-cell office:value-type="string">
            <text:p>16:45v</text:p>
          </table:table-cell>
          <table:table-cell office:value-type="string">
            <text:p>17:00</text:p>
          </table:table-cell>
          <table:table-cell office:value-type="string">
            <text:p>17:29v</text:p>
          </table:table-cell>
          <table:table-cell office:value-type="string">
            <text:p>17:44v</text:p>
          </table:table-cell>
          <table:table-cell office:value-type="string">
            <text:p>17:57</text:p>
          </table:table-cell>
          <table:table-cell office:value-type="string">
            <text:p>18:23v</text:p>
          </table:table-cell>
          <table:table-cell office:value-type="string">
            <text:p>18:44v</text:p>
          </table:table-cell>
          <table:table-cell office:value-type="string">
            <text:p>19:03</text:p>
          </table:table-cell>
          <table:table-cell office:value-type="string">
            <text:p>19:23v</text:p>
          </table:table-cell>
          <table:table-cell office:value-type="string">
            <text:p>19:43</text:p>
          </table:table-cell>
          <table:table-cell office:value-type="string">
            <text:p>20:11v</text:p>
          </table:table-cell>
          <table:table-cell office:value-type="string">
            <text:p>20:43</text:p>
          </table:table-cell>
          <table:table-cell office:value-type="string">
            <text:p>21:13v</text:p>
          </table:table-cell>
          <table:table-cell office:value-type="string">
            <text:p>22:02</text:p>
          </table:table-cell>
          <table:table-cell table:number-columns-repeated="972"/>
        </table:table-row>
        <table:table-row table:style-name="ro1">
          <table:table-cell table:style-name="Default" office:value-type="string">
            <text:p>Władysława IV / EMKA</text:p>
          </table:table-cell>
          <table:table-cell office:value-type="string">
            <text:p>5:45</text:p>
          </table:table-cell>
          <table:table-cell office:value-type="string">
            <text:p>6:04v</text:p>
          </table:table-cell>
          <table:table-cell office:value-type="string">
            <text:p>6:25v</text:p>
          </table:table-cell>
          <table:table-cell office:value-type="string">
            <text:p>6:39v</text:p>
          </table:table-cell>
          <table:table-cell office:value-type="string">
            <text:p>7:02v</text:p>
          </table:table-cell>
          <table:table-cell office:value-type="string">
            <text:p>7:19Sv</text:p>
          </table:table-cell>
          <table:table-cell office:value-type="string">
            <text:p>7:39</text:p>
          </table:table-cell>
          <table:table-cell office:value-type="string">
            <text:p>7:41v</text:p>
          </table:table-cell>
          <table:table-cell office:value-type="string">
            <text:p>8:02v</text:p>
          </table:table-cell>
          <table:table-cell office:value-type="string">
            <text:p>8:26v</text:p>
          </table:table-cell>
          <table:table-cell office:value-type="string">
            <text:p>8:46</text:p>
          </table:table-cell>
          <table:table-cell office:value-type="string">
            <text:p>9:06v</text:p>
          </table:table-cell>
          <table:table-cell office:value-type="string">
            <text:p>9:29v</text:p>
          </table:table-cell>
          <table:table-cell office:value-type="string">
            <text:p>9:52</text:p>
          </table:table-cell>
          <table:table-cell office:value-type="string">
            <text:p>10:09v</text:p>
          </table:table-cell>
          <table:table-cell office:value-type="string">
            <text:p>10:32v</text:p>
          </table:table-cell>
          <table:table-cell office:value-type="string">
            <text:p>10:50</text:p>
          </table:table-cell>
          <table:table-cell office:value-type="string">
            <text:p>11:13v</text:p>
          </table:table-cell>
          <table:table-cell office:value-type="string">
            <text:p>11:30v</text:p>
          </table:table-cell>
          <table:table-cell office:value-type="string">
            <text:p>11:53</text:p>
          </table:table-cell>
          <table:table-cell office:value-type="string">
            <text:p>12:10v</text:p>
          </table:table-cell>
          <table:table-cell office:value-type="string">
            <text:p>12:33v</text:p>
          </table:table-cell>
          <table:table-cell office:value-type="string">
            <text:p>12:50</text:p>
          </table:table-cell>
          <table:table-cell office:value-type="string">
            <text:p>13:32v</text:p>
          </table:table-cell>
          <table:table-cell office:value-type="string">
            <text:p>13:48v</text:p>
          </table:table-cell>
          <table:table-cell office:value-type="string">
            <text:p>13:51v</text:p>
          </table:table-cell>
          <table:table-cell office:value-type="string">
            <text:p>14:08</text:p>
          </table:table-cell>
          <table:table-cell office:value-type="string">
            <text:p>14:22v</text:p>
          </table:table-cell>
          <table:table-cell office:value-type="string">
            <text:p>14:33v</text:p>
          </table:table-cell>
          <table:table-cell office:value-type="string">
            <text:p>14:51v</text:p>
          </table:table-cell>
          <table:table-cell office:value-type="string">
            <text:p>15:07</text:p>
          </table:table-cell>
          <table:table-cell office:value-type="string">
            <text:p>15:22v</text:p>
          </table:table-cell>
          <table:table-cell office:value-type="string">
            <text:p>15:33v</text:p>
          </table:table-cell>
          <table:table-cell office:value-type="string">
            <text:p>15:48v</text:p>
          </table:table-cell>
          <table:table-cell office:value-type="string">
            <text:p>16:08</text:p>
          </table:table-cell>
          <table:table-cell office:value-type="string">
            <text:p>16:22v</text:p>
          </table:table-cell>
          <table:table-cell office:value-type="string">
            <text:p>16:28v</text:p>
          </table:table-cell>
          <table:table-cell office:value-type="string">
            <text:p>16:47v</text:p>
          </table:table-cell>
          <table:table-cell office:value-type="string">
            <text:p>17:02</text:p>
          </table:table-cell>
          <table:table-cell office:value-type="string">
            <text:p>17:31v</text:p>
          </table:table-cell>
          <table:table-cell office:value-type="string">
            <text:p>17:46v</text:p>
          </table:table-cell>
          <table:table-cell office:value-type="string">
            <text:p>17:59</text:p>
          </table:table-cell>
          <table:table-cell office:value-type="string">
            <text:p>18:25v</text:p>
          </table:table-cell>
          <table:table-cell office:value-type="string">
            <text:p>18:46v</text:p>
          </table:table-cell>
          <table:table-cell office:value-type="string">
            <text:p>19:05</text:p>
          </table:table-cell>
          <table:table-cell office:value-type="string">
            <text:p>19:25v</text:p>
          </table:table-cell>
          <table:table-cell office:value-type="string">
            <text:p>19:45</text:p>
          </table:table-cell>
          <table:table-cell office:value-type="string">
            <text:p>20:13v</text:p>
          </table:table-cell>
          <table:table-cell office:value-type="string">
            <text:p>20:45</text:p>
          </table:table-cell>
          <table:table-cell office:value-type="string">
            <text:p>21:15v</text:p>
          </table:table-cell>
          <table:table-cell office:value-type="string">
            <text:p>22:03</text:p>
          </table:table-cell>
          <table:table-cell table:number-columns-repeated="97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2" table:style-name="ta1">
        <office:forms form:automatic-focus="false" form:apply-design-mode="false"/>
        <table:table-column table:style-name="co2" table:default-cell-style-name="ce3"/>
        <table:table-column table:style-name="co4" table:number-columns-repeated="1023" table:default-cell-style-name="ce3"/>
        <table:table-row table:style-name="ro1">
          <table:table-cell table:style-name="Default" office:value-type="string">
            <text:p>Szczecińska / Pętla</text:p>
          </table:table-cell>
          <table:table-cell office:value-type="string">
            <text:p>6:10</text:p>
          </table:table-cell>
          <table:table-cell table:style-name="Default"/>
          <table:table-cell office:value-type="string">
            <text:p>6:56</text:p>
          </table:table-cell>
          <table:table-cell office:value-type="string">
            <text:p>7:26</text:p>
          </table:table-cell>
          <table:table-cell office:value-type="string">
            <text:p>7:56</text:p>
          </table:table-cell>
          <table:table-cell office:value-type="string">
            <text:p>8:26</text:p>
          </table:table-cell>
          <table:table-cell table:style-name="Default"/>
          <table:table-cell office:value-type="string">
            <text:p>9:26</text:p>
          </table:table-cell>
          <table:table-cell table:style-name="Default"/>
          <table:table-cell office:value-type="string">
            <text:p>10:26</text:p>
          </table:table-cell>
          <table:table-cell table:style-name="Default"/>
          <table:table-cell office:value-type="string">
            <text:p>11:26</text:p>
          </table:table-cell>
          <table:table-cell table:style-name="Default"/>
          <table:table-cell office:value-type="string">
            <text:p>12:26</text:p>
          </table:table-cell>
          <table:table-cell table:style-name="Default"/>
          <table:table-cell office:value-type="string">
            <text:p>13:26</text:p>
          </table:table-cell>
          <table:table-cell office:value-type="string">
            <text:p>13:56</text:p>
          </table:table-cell>
          <table:table-cell office:value-type="string">
            <text:p>14:26</text:p>
          </table:table-cell>
          <table:table-cell table:style-name="Default"/>
          <table:table-cell office:value-type="string">
            <text:p>15:26</text:p>
          </table:table-cell>
          <table:table-cell table:style-name="Default"/>
          <table:table-cell office:value-type="string">
            <text:p>16:26</text:p>
          </table:table-cell>
          <table:table-cell table:style-name="Default"/>
          <table:table-cell office:value-type="string">
            <text:p>17:26</text:p>
          </table:table-cell>
          <table:table-cell table:style-name="Default"/>
          <table:table-cell office:value-type="string">
            <text:p>18:26</text:p>
          </table:table-cell>
          <table:table-cell table:style-name="Default" table:number-columns-repeated="2"/>
          <table:table-cell office:value-type="string">
            <text:p>19:56</text:p>
          </table:table-cell>
          <table:table-cell table:style-name="Default" table:number-columns-repeated="2"/>
          <table:table-cell office:value-type="string">
            <text:p>21:46</text:p>
          </table:table-cell>
          <table:table-cell table:number-columns-repeated="991"/>
        </table:table-row>
        <table:table-row table:style-name="ro1">
          <table:table-cell table:style-name="Default" office:value-type="string">
            <text:p>Szczecińska / STW</text:p>
          </table:table-cell>
          <table:table-cell office:value-type="string">
            <text:p>6:11</text:p>
          </table:table-cell>
          <table:table-cell table:style-name="Default"/>
          <table:table-cell office:value-type="string">
            <text:p>6:57</text:p>
          </table:table-cell>
          <table:table-cell office:value-type="string">
            <text:p>7:27</text:p>
          </table:table-cell>
          <table:table-cell office:value-type="string">
            <text:p>7:57</text:p>
          </table:table-cell>
          <table:table-cell office:value-type="string">
            <text:p>8:27</text:p>
          </table:table-cell>
          <table:table-cell table:style-name="Default"/>
          <table:table-cell office:value-type="string">
            <text:p>9:27</text:p>
          </table:table-cell>
          <table:table-cell table:style-name="Default"/>
          <table:table-cell office:value-type="string">
            <text:p>10:27</text:p>
          </table:table-cell>
          <table:table-cell table:style-name="Default"/>
          <table:table-cell office:value-type="string">
            <text:p>11:27</text:p>
          </table:table-cell>
          <table:table-cell table:style-name="Default"/>
          <table:table-cell office:value-type="string">
            <text:p>12:27</text:p>
          </table:table-cell>
          <table:table-cell table:style-name="Default"/>
          <table:table-cell office:value-type="string">
            <text:p>13:27</text:p>
          </table:table-cell>
          <table:table-cell office:value-type="string">
            <text:p>13:57</text:p>
          </table:table-cell>
          <table:table-cell office:value-type="string">
            <text:p>14:27</text:p>
          </table:table-cell>
          <table:table-cell table:style-name="Default"/>
          <table:table-cell office:value-type="string">
            <text:p>15:27</text:p>
          </table:table-cell>
          <table:table-cell table:style-name="Default"/>
          <table:table-cell office:value-type="string">
            <text:p>16:27</text:p>
          </table:table-cell>
          <table:table-cell table:style-name="Default"/>
          <table:table-cell office:value-type="string">
            <text:p>17:27</text:p>
          </table:table-cell>
          <table:table-cell table:style-name="Default"/>
          <table:table-cell office:value-type="string">
            <text:p>18:27</text:p>
          </table:table-cell>
          <table:table-cell table:style-name="Default" table:number-columns-repeated="2"/>
          <table:table-cell office:value-type="string">
            <text:p>19:57</text:p>
          </table:table-cell>
          <table:table-cell table:style-name="Default" table:number-columns-repeated="2"/>
          <table:table-cell office:value-type="string">
            <text:p>21:47</text:p>
          </table:table-cell>
          <table:table-cell table:number-columns-repeated="991"/>
        </table:table-row>
        <table:table-row table:style-name="ro1">
          <table:table-cell table:style-name="Default" office:value-type="string">
            <text:p>Szczecińska / ZDW</text:p>
          </table:table-cell>
          <table:table-cell office:value-type="string">
            <text:p>6:12</text:p>
          </table:table-cell>
          <table:table-cell table:style-name="Default"/>
          <table:table-cell office:value-type="string">
            <text:p>6:58</text:p>
          </table:table-cell>
          <table:table-cell office:value-type="string">
            <text:p>7:28</text:p>
          </table:table-cell>
          <table:table-cell office:value-type="string">
            <text:p>7:58</text:p>
          </table:table-cell>
          <table:table-cell office:value-type="string">
            <text:p>8:28</text:p>
          </table:table-cell>
          <table:table-cell table:style-name="Default"/>
          <table:table-cell office:value-type="string">
            <text:p>9:28</text:p>
          </table:table-cell>
          <table:table-cell table:style-name="Default"/>
          <table:table-cell office:value-type="string">
            <text:p>10:28</text:p>
          </table:table-cell>
          <table:table-cell table:style-name="Default"/>
          <table:table-cell office:value-type="string">
            <text:p>11:28</text:p>
          </table:table-cell>
          <table:table-cell table:style-name="Default"/>
          <table:table-cell office:value-type="string">
            <text:p>12:28</text:p>
          </table:table-cell>
          <table:table-cell table:style-name="Default"/>
          <table:table-cell office:value-type="string">
            <text:p>13:28</text:p>
          </table:table-cell>
          <table:table-cell office:value-type="string">
            <text:p>13:58</text:p>
          </table:table-cell>
          <table:table-cell office:value-type="string">
            <text:p>14:28</text:p>
          </table:table-cell>
          <table:table-cell table:style-name="Default"/>
          <table:table-cell office:value-type="string">
            <text:p>15:28</text:p>
          </table:table-cell>
          <table:table-cell table:style-name="Default"/>
          <table:table-cell office:value-type="string">
            <text:p>16:28</text:p>
          </table:table-cell>
          <table:table-cell table:style-name="Default"/>
          <table:table-cell office:value-type="string">
            <text:p>17:28</text:p>
          </table:table-cell>
          <table:table-cell table:style-name="Default"/>
          <table:table-cell office:value-type="string">
            <text:p>18:28</text:p>
          </table:table-cell>
          <table:table-cell table:style-name="Default" table:number-columns-repeated="2"/>
          <table:table-cell office:value-type="string">
            <text:p>19:58</text:p>
          </table:table-cell>
          <table:table-cell table:style-name="Default" table:number-columns-repeated="2"/>
          <table:table-cell office:value-type="string">
            <text:p>21:48</text:p>
          </table:table-cell>
          <table:table-cell table:number-columns-repeated="991"/>
        </table:table-row>
        <table:table-row table:style-name="ro1">
          <table:table-cell table:style-name="Default" office:value-type="string">
            <text:p>Szczecińska / Jasna</text:p>
          </table:table-cell>
          <table:table-cell office:value-type="string">
            <text:p>6:13</text:p>
          </table:table-cell>
          <table:table-cell table:style-name="Default"/>
          <table:table-cell office:value-type="string">
            <text:p>6:59</text:p>
          </table:table-cell>
          <table:table-cell office:value-type="string">
            <text:p>7:29</text:p>
          </table:table-cell>
          <table:table-cell office:value-type="string">
            <text:p>7:59</text:p>
          </table:table-cell>
          <table:table-cell office:value-type="string">
            <text:p>8:29</text:p>
          </table:table-cell>
          <table:table-cell table:style-name="Default"/>
          <table:table-cell office:value-type="string">
            <text:p>9:29</text:p>
          </table:table-cell>
          <table:table-cell table:style-name="Default"/>
          <table:table-cell office:value-type="string">
            <text:p>10:29</text:p>
          </table:table-cell>
          <table:table-cell table:style-name="Default"/>
          <table:table-cell office:value-type="string">
            <text:p>11:29</text:p>
          </table:table-cell>
          <table:table-cell table:style-name="Default"/>
          <table:table-cell office:value-type="string">
            <text:p>12:29</text:p>
          </table:table-cell>
          <table:table-cell table:style-name="Default"/>
          <table:table-cell office:value-type="string">
            <text:p>13:29</text:p>
          </table:table-cell>
          <table:table-cell office:value-type="string">
            <text:p>13:59</text:p>
          </table:table-cell>
          <table:table-cell office:value-type="string">
            <text:p>14:29</text:p>
          </table:table-cell>
          <table:table-cell table:style-name="Default"/>
          <table:table-cell office:value-type="string">
            <text:p>15:29</text:p>
          </table:table-cell>
          <table:table-cell table:style-name="Default"/>
          <table:table-cell office:value-type="string">
            <text:p>16:29</text:p>
          </table:table-cell>
          <table:table-cell table:style-name="Default"/>
          <table:table-cell office:value-type="string">
            <text:p>17:29</text:p>
          </table:table-cell>
          <table:table-cell table:style-name="Default"/>
          <table:table-cell office:value-type="string">
            <text:p>18:29</text:p>
          </table:table-cell>
          <table:table-cell table:style-name="Default" table:number-columns-repeated="2"/>
          <table:table-cell office:value-type="string">
            <text:p>19:59</text:p>
          </table:table-cell>
          <table:table-cell table:style-name="Default" table:number-columns-repeated="2"/>
          <table:table-cell office:value-type="string">
            <text:p>21:49</text:p>
          </table:table-cell>
          <table:table-cell table:number-columns-repeated="991"/>
        </table:table-row>
        <table:table-row table:style-name="ro1">
          <table:table-cell table:style-name="Default" office:value-type="string">
            <text:p>Dworzec PKP</text:p>
          </table:table-cell>
          <table:table-cell table:style-name="Default"/>
          <table:table-cell office:value-type="string">
            <text:p>6:40</text:p>
          </table:table-cell>
          <table:table-cell table:style-name="Default" table:number-columns-repeated="4"/>
          <table:table-cell office:value-type="string">
            <text:p>9:00</text:p>
          </table:table-cell>
          <table:table-cell table:style-name="Default"/>
          <table:table-cell office:value-type="string">
            <text:p>10:00</text:p>
          </table:table-cell>
          <table:table-cell table:style-name="Default"/>
          <table:table-cell office:value-type="string">
            <text:p>11:00</text:p>
          </table:table-cell>
          <table:table-cell table:style-name="Default"/>
          <table:table-cell office:value-type="string">
            <text:p>12:00</text:p>
          </table:table-cell>
          <table:table-cell table:style-name="Default"/>
          <table:table-cell office:value-type="string">
            <text:p>13:00</text:p>
          </table:table-cell>
          <table:table-cell table:style-name="Default" table:number-columns-repeated="3"/>
          <table:table-cell office:value-type="string">
            <text:p>15:00</text:p>
          </table:table-cell>
          <table:table-cell table:style-name="Default"/>
          <table:table-cell office:value-type="string">
            <text:p>16:00</text:p>
          </table:table-cell>
          <table:table-cell table:style-name="Default"/>
          <table:table-cell office:value-type="string">
            <text:p>17:00</text:p>
          </table:table-cell>
          <table:table-cell table:style-name="Default"/>
          <table:table-cell office:value-type="string">
            <text:p>18:00</text:p>
          </table:table-cell>
          <table:table-cell table:style-name="Default"/>
          <table:table-cell office:value-type="string">
            <text:p>19:00</text:p>
          </table:table-cell>
          <table:table-cell office:value-type="string">
            <text:p>19:30</text:p>
          </table:table-cell>
          <table:table-cell table:style-name="Default"/>
          <table:table-cell office:value-type="string">
            <text:p>20:30</text:p>
          </table:table-cell>
          <table:table-cell office:value-type="string">
            <text:p>21:00</text:p>
          </table:table-cell>
          <table:table-cell table:number-columns-repeated="992"/>
        </table:table-row>
        <table:table-row table:style-name="ro1">
          <table:table-cell table:style-name="Default" office:value-type="string">
            <text:p>Zwycięstwa / Krakusa i Wandy</text:p>
          </table:table-cell>
          <table:table-cell office:value-type="string">
            <text:p>6:15</text:p>
          </table:table-cell>
          <table:table-cell office:value-type="string">
            <text:p>6:42</text:p>
          </table:table-cell>
          <table:table-cell office:value-type="string">
            <text:p>7:01</text:p>
          </table:table-cell>
          <table:table-cell office:value-type="string">
            <text:p>7:31</text:p>
          </table:table-cell>
          <table:table-cell office:value-type="string">
            <text:p>8:01</text:p>
          </table:table-cell>
          <table:table-cell office:value-type="string">
            <text:p>8:31</text:p>
          </table:table-cell>
          <table:table-cell office:value-type="string">
            <text:p>9:02</text:p>
          </table:table-cell>
          <table:table-cell office:value-type="string">
            <text:p>9:31</text:p>
          </table:table-cell>
          <table:table-cell office:value-type="string">
            <text:p>10:02</text:p>
          </table:table-cell>
          <table:table-cell office:value-type="string">
            <text:p>10:31</text:p>
          </table:table-cell>
          <table:table-cell office:value-type="string">
            <text:p>11:02</text:p>
          </table:table-cell>
          <table:table-cell office:value-type="string">
            <text:p>11:31</text:p>
          </table:table-cell>
          <table:table-cell office:value-type="string">
            <text:p>12:02</text:p>
          </table:table-cell>
          <table:table-cell office:value-type="string">
            <text:p>12:31</text:p>
          </table:table-cell>
          <table:table-cell office:value-type="string">
            <text:p>13:02</text:p>
          </table:table-cell>
          <table:table-cell office:value-type="string">
            <text:p>13:31</text:p>
          </table:table-cell>
          <table:table-cell office:value-type="string">
            <text:p>14:01</text:p>
          </table:table-cell>
          <table:table-cell office:value-type="string">
            <text:p>14:31</text:p>
          </table:table-cell>
          <table:table-cell office:value-type="string">
            <text:p>15:02</text:p>
          </table:table-cell>
          <table:table-cell office:value-type="string">
            <text:p>15:31</text:p>
          </table:table-cell>
          <table:table-cell office:value-type="string">
            <text:p>16:02</text:p>
          </table:table-cell>
          <table:table-cell office:value-type="string">
            <text:p>16:31</text:p>
          </table:table-cell>
          <table:table-cell office:value-type="string">
            <text:p>17:02</text:p>
          </table:table-cell>
          <table:table-cell office:value-type="string">
            <text:p>17:31</text:p>
          </table:table-cell>
          <table:table-cell office:value-type="string">
            <text:p>18:02</text:p>
          </table:table-cell>
          <table:table-cell office:value-type="string">
            <text:p>18:31</text:p>
          </table:table-cell>
          <table:table-cell office:value-type="string">
            <text:p>19:02</text:p>
          </table:table-cell>
          <table:table-cell office:value-type="string">
            <text:p>19:32</text:p>
          </table:table-cell>
          <table:table-cell office:value-type="string">
            <text:p>20:01</text:p>
          </table:table-cell>
          <table:table-cell office:value-type="string">
            <text:p>20:32</text:p>
          </table:table-cell>
          <table:table-cell office:value-type="string">
            <text:p>21:02</text:p>
          </table:table-cell>
          <table:table-cell office:value-type="string">
            <text:p>21:51</text:p>
          </table:table-cell>
          <table:table-cell table:number-columns-repeated="991"/>
        </table:table-row>
        <table:table-row table:style-name="ro1">
          <table:table-cell table:style-name="Default" office:value-type="string">
            <text:p>I Maja / Bank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Stawisińskiego / Połczyńska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Stawisińskiego / Politechnika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Rotmistrza Witolda Pileckiego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Zwycięstwa / Słowackiego</text:p>
          </table:table-cell>
          <table:table-cell office:value-type="string">
            <text:p>6:17</text:p>
          </table:table-cell>
          <table:table-cell office:value-type="string">
            <text:p>6:44</text:p>
          </table:table-cell>
          <table:table-cell office:value-type="string">
            <text:p>7:03</text:p>
          </table:table-cell>
          <table:table-cell office:value-type="string">
            <text:p>7:33</text:p>
          </table:table-cell>
          <table:table-cell office:value-type="string">
            <text:p>8:03</text:p>
          </table:table-cell>
          <table:table-cell office:value-type="string">
            <text:p>8:33</text:p>
          </table:table-cell>
          <table:table-cell office:value-type="string">
            <text:p>9:04</text:p>
          </table:table-cell>
          <table:table-cell office:value-type="string">
            <text:p>9:33</text:p>
          </table:table-cell>
          <table:table-cell office:value-type="string">
            <text:p>10:04</text:p>
          </table:table-cell>
          <table:table-cell office:value-type="string">
            <text:p>10:33</text:p>
          </table:table-cell>
          <table:table-cell office:value-type="string">
            <text:p>11:04</text:p>
          </table:table-cell>
          <table:table-cell office:value-type="string">
            <text:p>11:33</text:p>
          </table:table-cell>
          <table:table-cell office:value-type="string">
            <text:p>12:04</text:p>
          </table:table-cell>
          <table:table-cell office:value-type="string">
            <text:p>12:33</text:p>
          </table:table-cell>
          <table:table-cell office:value-type="string">
            <text:p>13:04</text:p>
          </table:table-cell>
          <table:table-cell office:value-type="string">
            <text:p>13:33</text:p>
          </table:table-cell>
          <table:table-cell office:value-type="string">
            <text:p>14:03</text:p>
          </table:table-cell>
          <table:table-cell office:value-type="string">
            <text:p>14:33</text:p>
          </table:table-cell>
          <table:table-cell office:value-type="string">
            <text:p>15:04</text:p>
          </table:table-cell>
          <table:table-cell office:value-type="string">
            <text:p>15:33</text:p>
          </table:table-cell>
          <table:table-cell office:value-type="string">
            <text:p>16:04</text:p>
          </table:table-cell>
          <table:table-cell office:value-type="string">
            <text:p>16:33</text:p>
          </table:table-cell>
          <table:table-cell office:value-type="string">
            <text:p>17:04</text:p>
          </table:table-cell>
          <table:table-cell office:value-type="string">
            <text:p>17:33</text:p>
          </table:table-cell>
          <table:table-cell office:value-type="string">
            <text:p>18:04</text:p>
          </table:table-cell>
          <table:table-cell office:value-type="string">
            <text:p>18:33</text:p>
          </table:table-cell>
          <table:table-cell office:value-type="string">
            <text:p>19:04</text:p>
          </table:table-cell>
          <table:table-cell office:value-type="string">
            <text:p>19:34</text:p>
          </table:table-cell>
          <table:table-cell office:value-type="string">
            <text:p>20:03</text:p>
          </table:table-cell>
          <table:table-cell office:value-type="string">
            <text:p>20:34</text:p>
          </table:table-cell>
          <table:table-cell office:value-type="string">
            <text:p>21:04</text:p>
          </table:table-cell>
          <table:table-cell office:value-type="string">
            <text:p>21:53</text:p>
          </table:table-cell>
          <table:table-cell table:number-columns-repeated="991"/>
        </table:table-row>
        <table:table-row table:style-name="ro1">
          <table:table-cell table:style-name="Default" office:value-type="string">
            <text:p>Zwycięstwa / Plac Wolności</text:p>
          </table:table-cell>
          <table:table-cell office:value-type="string">
            <text:p>6:18</text:p>
          </table:table-cell>
          <table:table-cell office:value-type="string">
            <text:p>6:45</text:p>
          </table:table-cell>
          <table:table-cell office:value-type="string">
            <text:p>7:04</text:p>
          </table:table-cell>
          <table:table-cell office:value-type="string">
            <text:p>7:34</text:p>
          </table:table-cell>
          <table:table-cell office:value-type="string">
            <text:p>8:04</text:p>
          </table:table-cell>
          <table:table-cell office:value-type="string">
            <text:p>8:34</text:p>
          </table:table-cell>
          <table:table-cell office:value-type="string">
            <text:p>9:05</text:p>
          </table:table-cell>
          <table:table-cell office:value-type="string">
            <text:p>9:34</text:p>
          </table:table-cell>
          <table:table-cell office:value-type="string">
            <text:p>10:05</text:p>
          </table:table-cell>
          <table:table-cell office:value-type="string">
            <text:p>10:34</text:p>
          </table:table-cell>
          <table:table-cell office:value-type="string">
            <text:p>11:05</text:p>
          </table:table-cell>
          <table:table-cell office:value-type="string">
            <text:p>11:34</text:p>
          </table:table-cell>
          <table:table-cell office:value-type="string">
            <text:p>12:05</text:p>
          </table:table-cell>
          <table:table-cell office:value-type="string">
            <text:p>12:34</text:p>
          </table:table-cell>
          <table:table-cell office:value-type="string">
            <text:p>13:05</text:p>
          </table:table-cell>
          <table:table-cell office:value-type="string">
            <text:p>13:34</text:p>
          </table:table-cell>
          <table:table-cell office:value-type="string">
            <text:p>14:04</text:p>
          </table:table-cell>
          <table:table-cell office:value-type="string">
            <text:p>14:34</text:p>
          </table:table-cell>
          <table:table-cell office:value-type="string">
            <text:p>15:05</text:p>
          </table:table-cell>
          <table:table-cell office:value-type="string">
            <text:p>15:34</text:p>
          </table:table-cell>
          <table:table-cell office:value-type="string">
            <text:p>16:05</text:p>
          </table:table-cell>
          <table:table-cell office:value-type="string">
            <text:p>16:34</text:p>
          </table:table-cell>
          <table:table-cell office:value-type="string">
            <text:p>17:05</text:p>
          </table:table-cell>
          <table:table-cell office:value-type="string">
            <text:p>17:34</text:p>
          </table:table-cell>
          <table:table-cell office:value-type="string">
            <text:p>18:05</text:p>
          </table:table-cell>
          <table:table-cell office:value-type="string">
            <text:p>18:34</text:p>
          </table:table-cell>
          <table:table-cell office:value-type="string">
            <text:p>19:05</text:p>
          </table:table-cell>
          <table:table-cell office:value-type="string">
            <text:p>19:35</text:p>
          </table:table-cell>
          <table:table-cell office:value-type="string">
            <text:p>20:04</text:p>
          </table:table-cell>
          <table:table-cell office:value-type="string">
            <text:p>20:35</text:p>
          </table:table-cell>
          <table:table-cell office:value-type="string">
            <text:p>21:05</text:p>
          </table:table-cell>
          <table:table-cell office:value-type="string">
            <text:p>21:54</text:p>
          </table:table-cell>
          <table:table-cell table:number-columns-repeated="991"/>
        </table:table-row>
        <table:table-row table:style-name="ro1">
          <table:table-cell table:style-name="Default" office:value-type="string">
            <text:p>Zwycięstwa / Clausiusa</text:p>
          </table:table-cell>
          <table:table-cell office:value-type="string">
            <text:p>6:19</text:p>
          </table:table-cell>
          <table:table-cell office:value-type="string">
            <text:p>6:46</text:p>
          </table:table-cell>
          <table:table-cell office:value-type="string">
            <text:p>7:05</text:p>
          </table:table-cell>
          <table:table-cell office:value-type="string">
            <text:p>7:35</text:p>
          </table:table-cell>
          <table:table-cell office:value-type="string">
            <text:p>8:05</text:p>
          </table:table-cell>
          <table:table-cell office:value-type="string">
            <text:p>8:35</text:p>
          </table:table-cell>
          <table:table-cell office:value-type="string">
            <text:p>9:06</text:p>
          </table:table-cell>
          <table:table-cell office:value-type="string">
            <text:p>9:35</text:p>
          </table:table-cell>
          <table:table-cell office:value-type="string">
            <text:p>10:06</text:p>
          </table:table-cell>
          <table:table-cell office:value-type="string">
            <text:p>10:35</text:p>
          </table:table-cell>
          <table:table-cell office:value-type="string">
            <text:p>11:06</text:p>
          </table:table-cell>
          <table:table-cell office:value-type="string">
            <text:p>11:35</text:p>
          </table:table-cell>
          <table:table-cell office:value-type="string">
            <text:p>12:06</text:p>
          </table:table-cell>
          <table:table-cell office:value-type="string">
            <text:p>12:35</text:p>
          </table:table-cell>
          <table:table-cell office:value-type="string">
            <text:p>13:06</text:p>
          </table:table-cell>
          <table:table-cell office:value-type="string">
            <text:p>13:35</text:p>
          </table:table-cell>
          <table:table-cell office:value-type="string">
            <text:p>14:05</text:p>
          </table:table-cell>
          <table:table-cell office:value-type="string">
            <text:p>14:35</text:p>
          </table:table-cell>
          <table:table-cell office:value-type="string">
            <text:p>15:06</text:p>
          </table:table-cell>
          <table:table-cell office:value-type="string">
            <text:p>15:35</text:p>
          </table:table-cell>
          <table:table-cell office:value-type="string">
            <text:p>16:06</text:p>
          </table:table-cell>
          <table:table-cell office:value-type="string">
            <text:p>16:35</text:p>
          </table:table-cell>
          <table:table-cell office:value-type="string">
            <text:p>17:06</text:p>
          </table:table-cell>
          <table:table-cell office:value-type="string">
            <text:p>17:35</text:p>
          </table:table-cell>
          <table:table-cell office:value-type="string">
            <text:p>18:06</text:p>
          </table:table-cell>
          <table:table-cell office:value-type="string">
            <text:p>18:35</text:p>
          </table:table-cell>
          <table:table-cell office:value-type="string">
            <text:p>19:06</text:p>
          </table:table-cell>
          <table:table-cell office:value-type="string">
            <text:p>19:36</text:p>
          </table:table-cell>
          <table:table-cell office:value-type="string">
            <text:p>20:05</text:p>
          </table:table-cell>
          <table:table-cell office:value-type="string">
            <text:p>20:36</text:p>
          </table:table-cell>
          <table:table-cell office:value-type="string">
            <text:p>21:06</text:p>
          </table:table-cell>
          <table:table-cell office:value-type="string">
            <text:p>21:55</text:p>
          </table:table-cell>
          <table:table-cell table:number-columns-repeated="991"/>
        </table:table-row>
        <table:table-row table:style-name="ro1">
          <table:table-cell table:style-name="Default" office:value-type="string">
            <text:p>Waryńskiego / Zwycięstwa</text:p>
          </table:table-cell>
          <table:table-cell office:value-type="string">
            <text:p>6:20</text:p>
          </table:table-cell>
          <table:table-cell office:value-type="string">
            <text:p>6:47</text:p>
          </table:table-cell>
          <table:table-cell office:value-type="string">
            <text:p>7:06</text:p>
          </table:table-cell>
          <table:table-cell office:value-type="string">
            <text:p>7:36</text:p>
          </table:table-cell>
          <table:table-cell office:value-type="string">
            <text:p>8:06</text:p>
          </table:table-cell>
          <table:table-cell office:value-type="string">
            <text:p>8:36</text:p>
          </table:table-cell>
          <table:table-cell office:value-type="string">
            <text:p>9:07</text:p>
          </table:table-cell>
          <table:table-cell office:value-type="string">
            <text:p>9:36</text:p>
          </table:table-cell>
          <table:table-cell office:value-type="string">
            <text:p>10:07</text:p>
          </table:table-cell>
          <table:table-cell office:value-type="string">
            <text:p>10:36</text:p>
          </table:table-cell>
          <table:table-cell office:value-type="string">
            <text:p>11:07</text:p>
          </table:table-cell>
          <table:table-cell office:value-type="string">
            <text:p>11:36</text:p>
          </table:table-cell>
          <table:table-cell office:value-type="string">
            <text:p>12:07</text:p>
          </table:table-cell>
          <table:table-cell office:value-type="string">
            <text:p>12:36</text:p>
          </table:table-cell>
          <table:table-cell office:value-type="string">
            <text:p>13:07</text:p>
          </table:table-cell>
          <table:table-cell office:value-type="string">
            <text:p>13:36</text:p>
          </table:table-cell>
          <table:table-cell office:value-type="string">
            <text:p>14:06</text:p>
          </table:table-cell>
          <table:table-cell office:value-type="string">
            <text:p>14:36</text:p>
          </table:table-cell>
          <table:table-cell office:value-type="string">
            <text:p>15:07</text:p>
          </table:table-cell>
          <table:table-cell office:value-type="string">
            <text:p>15:36</text:p>
          </table:table-cell>
          <table:table-cell office:value-type="string">
            <text:p>16:07</text:p>
          </table:table-cell>
          <table:table-cell office:value-type="string">
            <text:p>16:36</text:p>
          </table:table-cell>
          <table:table-cell office:value-type="string">
            <text:p>17:07</text:p>
          </table:table-cell>
          <table:table-cell office:value-type="string">
            <text:p>17:36</text:p>
          </table:table-cell>
          <table:table-cell office:value-type="string">
            <text:p>18:07</text:p>
          </table:table-cell>
          <table:table-cell office:value-type="string">
            <text:p>18:36</text:p>
          </table:table-cell>
          <table:table-cell office:value-type="string">
            <text:p>19:07</text:p>
          </table:table-cell>
          <table:table-cell office:value-type="string">
            <text:p>19:37</text:p>
          </table:table-cell>
          <table:table-cell office:value-type="string">
            <text:p>20:06</text:p>
          </table:table-cell>
          <table:table-cell office:value-type="string">
            <text:p>20:37</text:p>
          </table:table-cell>
          <table:table-cell office:value-type="string">
            <text:p>21:07</text:p>
          </table:table-cell>
          <table:table-cell office:value-type="string">
            <text:p>21:56</text:p>
          </table:table-cell>
          <table:table-cell table:number-columns-repeated="991"/>
        </table:table-row>
        <table:table-row table:style-name="ro1">
          <table:table-cell table:style-name="Default" office:value-type="string">
            <text:p>Kościuszki / Piłsudskiego</text:p>
          </table:table-cell>
          <table:table-cell office:value-type="string">
            <text:p>6:21</text:p>
          </table:table-cell>
          <table:table-cell office:value-type="string">
            <text:p>6:48</text:p>
          </table:table-cell>
          <table:table-cell office:value-type="string">
            <text:p>7:07</text:p>
          </table:table-cell>
          <table:table-cell office:value-type="string">
            <text:p>7:37</text:p>
          </table:table-cell>
          <table:table-cell office:value-type="string">
            <text:p>8:07</text:p>
          </table:table-cell>
          <table:table-cell office:value-type="string">
            <text:p>8:37</text:p>
          </table:table-cell>
          <table:table-cell office:value-type="string">
            <text:p>9:08</text:p>
          </table:table-cell>
          <table:table-cell office:value-type="string">
            <text:p>9:37</text:p>
          </table:table-cell>
          <table:table-cell office:value-type="string">
            <text:p>10:08</text:p>
          </table:table-cell>
          <table:table-cell office:value-type="string">
            <text:p>10:37</text:p>
          </table:table-cell>
          <table:table-cell office:value-type="string">
            <text:p>11:08</text:p>
          </table:table-cell>
          <table:table-cell office:value-type="string">
            <text:p>11:37</text:p>
          </table:table-cell>
          <table:table-cell office:value-type="string">
            <text:p>12:08</text:p>
          </table:table-cell>
          <table:table-cell office:value-type="string">
            <text:p>12:37</text:p>
          </table:table-cell>
          <table:table-cell office:value-type="string">
            <text:p>13:08</text:p>
          </table:table-cell>
          <table:table-cell office:value-type="string">
            <text:p>13:37</text:p>
          </table:table-cell>
          <table:table-cell office:value-type="string">
            <text:p>14:07</text:p>
          </table:table-cell>
          <table:table-cell office:value-type="string">
            <text:p>14:37</text:p>
          </table:table-cell>
          <table:table-cell office:value-type="string">
            <text:p>15:08</text:p>
          </table:table-cell>
          <table:table-cell office:value-type="string">
            <text:p>15:37</text:p>
          </table:table-cell>
          <table:table-cell office:value-type="string">
            <text:p>16:08</text:p>
          </table:table-cell>
          <table:table-cell office:value-type="string">
            <text:p>16:37</text:p>
          </table:table-cell>
          <table:table-cell office:value-type="string">
            <text:p>17:08</text:p>
          </table:table-cell>
          <table:table-cell office:value-type="string">
            <text:p>17:37</text:p>
          </table:table-cell>
          <table:table-cell office:value-type="string">
            <text:p>18:08</text:p>
          </table:table-cell>
          <table:table-cell office:value-type="string">
            <text:p>18:37</text:p>
          </table:table-cell>
          <table:table-cell office:value-type="string">
            <text:p>19:08</text:p>
          </table:table-cell>
          <table:table-cell office:value-type="string">
            <text:p>19:38</text:p>
          </table:table-cell>
          <table:table-cell office:value-type="string">
            <text:p>20:07</text:p>
          </table:table-cell>
          <table:table-cell office:value-type="string">
            <text:p>20:38</text:p>
          </table:table-cell>
          <table:table-cell office:value-type="string">
            <text:p>21:08</text:p>
          </table:table-cell>
          <table:table-cell office:value-type="string">
            <text:p>21:57</text:p>
          </table:table-cell>
          <table:table-cell table:number-columns-repeated="991"/>
        </table:table-row>
        <table:table-row table:style-name="ro1">
          <table:table-cell table:style-name="Default" office:value-type="string">
            <text:p>Monte Cassino / Fałata</text:p>
          </table:table-cell>
          <table:table-cell office:value-type="string">
            <text:p>6:23</text:p>
          </table:table-cell>
          <table:table-cell office:value-type="string">
            <text:p>6:50</text:p>
          </table:table-cell>
          <table:table-cell office:value-type="string">
            <text:p>7:09</text:p>
          </table:table-cell>
          <table:table-cell office:value-type="string">
            <text:p>7:39</text:p>
          </table:table-cell>
          <table:table-cell office:value-type="string">
            <text:p>8:09</text:p>
          </table:table-cell>
          <table:table-cell office:value-type="string">
            <text:p>8:39</text:p>
          </table:table-cell>
          <table:table-cell office:value-type="string">
            <text:p>9:10</text:p>
          </table:table-cell>
          <table:table-cell office:value-type="string">
            <text:p>9:39</text:p>
          </table:table-cell>
          <table:table-cell office:value-type="string">
            <text:p>10:10</text:p>
          </table:table-cell>
          <table:table-cell office:value-type="string">
            <text:p>10:39</text:p>
          </table:table-cell>
          <table:table-cell office:value-type="string">
            <text:p>11:10</text:p>
          </table:table-cell>
          <table:table-cell office:value-type="string">
            <text:p>11:39</text:p>
          </table:table-cell>
          <table:table-cell office:value-type="string">
            <text:p>12:10</text:p>
          </table:table-cell>
          <table:table-cell office:value-type="string">
            <text:p>12:39</text:p>
          </table:table-cell>
          <table:table-cell office:value-type="string">
            <text:p>13:10</text:p>
          </table:table-cell>
          <table:table-cell office:value-type="string">
            <text:p>13:39</text:p>
          </table:table-cell>
          <table:table-cell office:value-type="string">
            <text:p>14:09</text:p>
          </table:table-cell>
          <table:table-cell office:value-type="string">
            <text:p>14:39</text:p>
          </table:table-cell>
          <table:table-cell office:value-type="string">
            <text:p>15:10</text:p>
          </table:table-cell>
          <table:table-cell office:value-type="string">
            <text:p>15:39</text:p>
          </table:table-cell>
          <table:table-cell office:value-type="string">
            <text:p>16:10</text:p>
          </table:table-cell>
          <table:table-cell office:value-type="string">
            <text:p>16:39</text:p>
          </table:table-cell>
          <table:table-cell office:value-type="string">
            <text:p>17:10</text:p>
          </table:table-cell>
          <table:table-cell office:value-type="string">
            <text:p>17:39</text:p>
          </table:table-cell>
          <table:table-cell office:value-type="string">
            <text:p>18:10</text:p>
          </table:table-cell>
          <table:table-cell office:value-type="string">
            <text:p>18:39</text:p>
          </table:table-cell>
          <table:table-cell office:value-type="string">
            <text:p>19:10</text:p>
          </table:table-cell>
          <table:table-cell office:value-type="string">
            <text:p>19:40</text:p>
          </table:table-cell>
          <table:table-cell office:value-type="string">
            <text:p>20:09</text:p>
          </table:table-cell>
          <table:table-cell office:value-type="string">
            <text:p>20:40</text:p>
          </table:table-cell>
          <table:table-cell office:value-type="string">
            <text:p>21:10</text:p>
          </table:table-cell>
          <table:table-cell office:value-type="string">
            <text:p>21:59</text:p>
          </table:table-cell>
          <table:table-cell table:number-columns-repeated="991"/>
        </table:table-row>
        <table:table-row table:style-name="ro1">
          <table:table-cell table:style-name="Default" office:value-type="string">
            <text:p>Władysława IV / Wańkowicza</text:p>
          </table:table-cell>
          <table:table-cell office:value-type="string">
            <text:p>6:25</text:p>
          </table:table-cell>
          <table:table-cell office:value-type="string">
            <text:p>6:52</text:p>
          </table:table-cell>
          <table:table-cell office:value-type="string">
            <text:p>7:11</text:p>
          </table:table-cell>
          <table:table-cell office:value-type="string">
            <text:p>7:41</text:p>
          </table:table-cell>
          <table:table-cell office:value-type="string">
            <text:p>8:11</text:p>
          </table:table-cell>
          <table:table-cell office:value-type="string">
            <text:p>8:41</text:p>
          </table:table-cell>
          <table:table-cell office:value-type="string">
            <text:p>9:12</text:p>
          </table:table-cell>
          <table:table-cell office:value-type="string">
            <text:p>9:41</text:p>
          </table:table-cell>
          <table:table-cell office:value-type="string">
            <text:p>10:12</text:p>
          </table:table-cell>
          <table:table-cell office:value-type="string">
            <text:p>10:41</text:p>
          </table:table-cell>
          <table:table-cell office:value-type="string">
            <text:p>11:12</text:p>
          </table:table-cell>
          <table:table-cell office:value-type="string">
            <text:p>11:41</text:p>
          </table:table-cell>
          <table:table-cell office:value-type="string">
            <text:p>12:12</text:p>
          </table:table-cell>
          <table:table-cell office:value-type="string">
            <text:p>12:41</text:p>
          </table:table-cell>
          <table:table-cell office:value-type="string">
            <text:p>13:12</text:p>
          </table:table-cell>
          <table:table-cell office:value-type="string">
            <text:p>13:41</text:p>
          </table:table-cell>
          <table:table-cell office:value-type="string">
            <text:p>14:11</text:p>
          </table:table-cell>
          <table:table-cell office:value-type="string">
            <text:p>14:41</text:p>
          </table:table-cell>
          <table:table-cell office:value-type="string">
            <text:p>15:12</text:p>
          </table:table-cell>
          <table:table-cell office:value-type="string">
            <text:p>15:41</text:p>
          </table:table-cell>
          <table:table-cell office:value-type="string">
            <text:p>16:12</text:p>
          </table:table-cell>
          <table:table-cell office:value-type="string">
            <text:p>16:41</text:p>
          </table:table-cell>
          <table:table-cell office:value-type="string">
            <text:p>17:12</text:p>
          </table:table-cell>
          <table:table-cell office:value-type="string">
            <text:p>17:41</text:p>
          </table:table-cell>
          <table:table-cell office:value-type="string">
            <text:p>18:12</text:p>
          </table:table-cell>
          <table:table-cell office:value-type="string">
            <text:p>18:41</text:p>
          </table:table-cell>
          <table:table-cell office:value-type="string">
            <text:p>19:12</text:p>
          </table:table-cell>
          <table:table-cell office:value-type="string">
            <text:p>19:42</text:p>
          </table:table-cell>
          <table:table-cell office:value-type="string">
            <text:p>20:11</text:p>
          </table:table-cell>
          <table:table-cell office:value-type="string">
            <text:p>20:42</text:p>
          </table:table-cell>
          <table:table-cell office:value-type="string">
            <text:p>21:12</text:p>
          </table:table-cell>
          <table:table-cell office:value-type="string">
            <text:p>22:01</text:p>
          </table:table-cell>
          <table:table-cell table:number-columns-repeated="991"/>
        </table:table-row>
        <table:table-row table:style-name="ro1">
          <table:table-cell table:style-name="Default" office:value-type="string">
            <text:p>Władysława IV / EMKA</text:p>
          </table:table-cell>
          <table:table-cell office:value-type="string">
            <text:p>6:27</text:p>
          </table:table-cell>
          <table:table-cell office:value-type="string">
            <text:p>6:54</text:p>
          </table:table-cell>
          <table:table-cell office:value-type="string">
            <text:p>7:13</text:p>
          </table:table-cell>
          <table:table-cell office:value-type="string">
            <text:p>7:43</text:p>
          </table:table-cell>
          <table:table-cell office:value-type="string">
            <text:p>8:13</text:p>
          </table:table-cell>
          <table:table-cell office:value-type="string">
            <text:p>8:43</text:p>
          </table:table-cell>
          <table:table-cell office:value-type="string">
            <text:p>9:14</text:p>
          </table:table-cell>
          <table:table-cell office:value-type="string">
            <text:p>9:43</text:p>
          </table:table-cell>
          <table:table-cell office:value-type="string">
            <text:p>10:14</text:p>
          </table:table-cell>
          <table:table-cell office:value-type="string">
            <text:p>10:43</text:p>
          </table:table-cell>
          <table:table-cell office:value-type="string">
            <text:p>11:14</text:p>
          </table:table-cell>
          <table:table-cell office:value-type="string">
            <text:p>11:43</text:p>
          </table:table-cell>
          <table:table-cell office:value-type="string">
            <text:p>12:14</text:p>
          </table:table-cell>
          <table:table-cell office:value-type="string">
            <text:p>12:43</text:p>
          </table:table-cell>
          <table:table-cell office:value-type="string">
            <text:p>13:14</text:p>
          </table:table-cell>
          <table:table-cell office:value-type="string">
            <text:p>13:43</text:p>
          </table:table-cell>
          <table:table-cell office:value-type="string">
            <text:p>14:13</text:p>
          </table:table-cell>
          <table:table-cell office:value-type="string">
            <text:p>14:43</text:p>
          </table:table-cell>
          <table:table-cell office:value-type="string">
            <text:p>15:14</text:p>
          </table:table-cell>
          <table:table-cell office:value-type="string">
            <text:p>15:43</text:p>
          </table:table-cell>
          <table:table-cell office:value-type="string">
            <text:p>16:14</text:p>
          </table:table-cell>
          <table:table-cell office:value-type="string">
            <text:p>16:43</text:p>
          </table:table-cell>
          <table:table-cell office:value-type="string">
            <text:p>17:14</text:p>
          </table:table-cell>
          <table:table-cell office:value-type="string">
            <text:p>17:43</text:p>
          </table:table-cell>
          <table:table-cell office:value-type="string">
            <text:p>18:14</text:p>
          </table:table-cell>
          <table:table-cell office:value-type="string">
            <text:p>18:43</text:p>
          </table:table-cell>
          <table:table-cell office:value-type="string">
            <text:p>19:14</text:p>
          </table:table-cell>
          <table:table-cell office:value-type="string">
            <text:p>19:44</text:p>
          </table:table-cell>
          <table:table-cell office:value-type="string">
            <text:p>20:13</text:p>
          </table:table-cell>
          <table:table-cell office:value-type="string">
            <text:p>20:44</text:p>
          </table:table-cell>
          <table:table-cell office:value-type="string">
            <text:p>21:14</text:p>
          </table:table-cell>
          <table:table-cell office:value-type="string">
            <text:p>22:03</text:p>
          </table:table-cell>
          <table:table-cell table:number-columns-repeated="99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3" table:style-name="ta1">
        <office:forms form:automatic-focus="false" form:apply-design-mode="false"/>
        <table:table-column table:style-name="co2" table:default-cell-style-name="ce3"/>
        <table:table-column table:style-name="co4" table:number-columns-repeated="1023" table:default-cell-style-name="ce3"/>
        <table:table-row table:style-name="ro1">
          <table:table-cell table:style-name="Default" office:value-type="string">
            <text:p>Szczecińska / Pętla</text:p>
          </table:table-cell>
          <table:table-cell office:value-type="string">
            <text:p>6:10</text:p>
          </table:table-cell>
          <table:table-cell table:style-name="Default" table:number-columns-repeated="6"/>
          <table:table-cell office:value-type="string">
            <text:p>10:26</text:p>
          </table:table-cell>
          <table:table-cell/>
          <table:table-cell table:style-name="Default" table:number-columns-repeated="2"/>
          <table:table-cell office:value-type="string">
            <text:p>12:26</text:p>
          </table:table-cell>
          <table:table-cell table:style-name="Default" table:number-columns-repeated="2"/>
          <table:table-cell office:value-type="string">
            <text:p>13:56</text:p>
          </table:table-cell>
          <table:table-cell office:value-type="string">
            <text:p>14:26</text:p>
          </table:table-cell>
          <table:table-cell table:style-name="Default" table:number-columns-repeated="3"/>
          <table:table-cell office:value-type="string">
            <text:p>16:26</text:p>
          </table:table-cell>
          <table:table-cell table:style-name="Default" table:number-columns-repeated="3"/>
          <table:table-cell office:value-type="string">
            <text:p>18:26</text:p>
          </table:table-cell>
          <table:table-cell table:style-name="Default" table:number-columns-repeated="2"/>
          <table:table-cell office:value-type="string">
            <text:p>21:46</text:p>
          </table:table-cell>
          <table:table-cell table:number-columns-repeated="996"/>
        </table:table-row>
        <table:table-row table:style-name="ro1">
          <table:table-cell table:style-name="Default" office:value-type="string">
            <text:p>Szczecińska / STW</text:p>
          </table:table-cell>
          <table:table-cell office:value-type="string">
            <text:p>6:11</text:p>
          </table:table-cell>
          <table:table-cell table:style-name="Default" table:number-columns-repeated="6"/>
          <table:table-cell office:value-type="string">
            <text:p>10:27</text:p>
          </table:table-cell>
          <table:table-cell/>
          <table:table-cell table:style-name="Default" table:number-columns-repeated="2"/>
          <table:table-cell office:value-type="string">
            <text:p>12:27</text:p>
          </table:table-cell>
          <table:table-cell table:style-name="Default" table:number-columns-repeated="2"/>
          <table:table-cell office:value-type="string">
            <text:p>13:57</text:p>
          </table:table-cell>
          <table:table-cell office:value-type="string">
            <text:p>14:27</text:p>
          </table:table-cell>
          <table:table-cell table:style-name="Default" table:number-columns-repeated="3"/>
          <table:table-cell office:value-type="string">
            <text:p>16:27</text:p>
          </table:table-cell>
          <table:table-cell table:style-name="Default" table:number-columns-repeated="3"/>
          <table:table-cell office:value-type="string">
            <text:p>18:27</text:p>
          </table:table-cell>
          <table:table-cell table:style-name="Default" table:number-columns-repeated="2"/>
          <table:table-cell office:value-type="string">
            <text:p>21:47</text:p>
          </table:table-cell>
          <table:table-cell table:number-columns-repeated="996"/>
        </table:table-row>
        <table:table-row table:style-name="ro1">
          <table:table-cell table:style-name="Default" office:value-type="string">
            <text:p>Szczecińska / ZDW</text:p>
          </table:table-cell>
          <table:table-cell office:value-type="string">
            <text:p>6:12</text:p>
          </table:table-cell>
          <table:table-cell table:style-name="Default" table:number-columns-repeated="6"/>
          <table:table-cell office:value-type="string">
            <text:p>10:28</text:p>
          </table:table-cell>
          <table:table-cell/>
          <table:table-cell table:style-name="Default" table:number-columns-repeated="2"/>
          <table:table-cell office:value-type="string">
            <text:p>12:28</text:p>
          </table:table-cell>
          <table:table-cell table:style-name="Default" table:number-columns-repeated="2"/>
          <table:table-cell office:value-type="string">
            <text:p>13:58</text:p>
          </table:table-cell>
          <table:table-cell office:value-type="string">
            <text:p>14:28</text:p>
          </table:table-cell>
          <table:table-cell table:style-name="Default" table:number-columns-repeated="3"/>
          <table:table-cell office:value-type="string">
            <text:p>16:28</text:p>
          </table:table-cell>
          <table:table-cell table:style-name="Default" table:number-columns-repeated="3"/>
          <table:table-cell office:value-type="string">
            <text:p>18:28</text:p>
          </table:table-cell>
          <table:table-cell table:style-name="Default" table:number-columns-repeated="2"/>
          <table:table-cell office:value-type="string">
            <text:p>21:48</text:p>
          </table:table-cell>
          <table:table-cell table:number-columns-repeated="996"/>
        </table:table-row>
        <table:table-row table:style-name="ro1">
          <table:table-cell table:style-name="Default" office:value-type="string">
            <text:p>Szczecińska / Jasna</text:p>
          </table:table-cell>
          <table:table-cell office:value-type="string">
            <text:p>6:13</text:p>
          </table:table-cell>
          <table:table-cell table:style-name="Default" table:number-columns-repeated="6"/>
          <table:table-cell office:value-type="string">
            <text:p>10:29</text:p>
          </table:table-cell>
          <table:table-cell table:number-columns-repeated="2"/>
          <table:table-cell table:style-name="Default"/>
          <table:table-cell office:value-type="string">
            <text:p>12:29</text:p>
          </table:table-cell>
          <table:table-cell table:style-name="Default" table:number-columns-repeated="2"/>
          <table:table-cell office:value-type="string">
            <text:p>13:59</text:p>
          </table:table-cell>
          <table:table-cell office:value-type="string">
            <text:p>14:29</text:p>
          </table:table-cell>
          <table:table-cell table:style-name="Default" table:number-columns-repeated="3"/>
          <table:table-cell office:value-type="string">
            <text:p>16:29</text:p>
          </table:table-cell>
          <table:table-cell table:style-name="Default" table:number-columns-repeated="3"/>
          <table:table-cell office:value-type="string">
            <text:p>18:29</text:p>
          </table:table-cell>
          <table:table-cell table:style-name="Default" table:number-columns-repeated="2"/>
          <table:table-cell office:value-type="string">
            <text:p>21:49</text:p>
          </table:table-cell>
          <table:table-cell table:number-columns-repeated="996"/>
        </table:table-row>
        <table:table-row table:style-name="ro1">
          <table:table-cell table:style-name="Default" office:value-type="string">
            <text:p>Dworzec PKP</text:p>
          </table:table-cell>
          <table:table-cell table:style-name="Default"/>
          <table:table-cell office:value-type="string">
            <text:p>6:54</text:p>
          </table:table-cell>
          <table:table-cell office:value-type="string">
            <text:p>7:54</text:p>
          </table:table-cell>
          <table:table-cell office:value-type="string">
            <text:p>8:30</text:p>
          </table:table-cell>
          <table:table-cell office:value-type="string">
            <text:p>9:00</text:p>
          </table:table-cell>
          <table:table-cell office:value-type="string">
            <text:p>9:30</text:p>
          </table:table-cell>
          <table:table-cell office:value-type="string">
            <text:p>10:00</text:p>
          </table:table-cell>
          <table:table-cell table:style-name="Default"/>
          <table:table-cell office:value-type="string">
            <text:p>11:00</text:p>
          </table:table-cell>
          <table:table-cell office:value-type="string">
            <text:p>11:30</text:p>
          </table:table-cell>
          <table:table-cell office:value-type="string">
            <text:p>12:00</text:p>
          </table:table-cell>
          <table:table-cell table:style-name="Default"/>
          <table:table-cell office:value-type="string">
            <text:p>13:00</text:p>
          </table:table-cell>
          <table:table-cell office:value-type="string">
            <text:p>13:30</text:p>
          </table:table-cell>
          <table:table-cell table:style-name="Default" table:number-columns-repeated="2"/>
          <table:table-cell office:value-type="string">
            <text:p>15:00</text:p>
          </table:table-cell>
          <table:table-cell office:value-type="string">
            <text:p>15:30</text:p>
          </table:table-cell>
          <table:table-cell office:value-type="string">
            <text:p>16:00</text:p>
          </table:table-cell>
          <table:table-cell table:style-name="Default"/>
          <table:table-cell office:value-type="string">
            <text:p>17:00</text:p>
          </table:table-cell>
          <table:table-cell office:value-type="string">
            <text:p>17:30</text:p>
          </table:table-cell>
          <table:table-cell office:value-type="string">
            <text:p>18:00</text:p>
          </table:table-cell>
          <table:table-cell table:style-name="Default"/>
          <table:table-cell office:value-type="string">
            <text:p>19:30</text:p>
          </table:table-cell>
          <table:table-cell office:value-type="string">
            <text:p>20:35</text:p>
          </table:table-cell>
          <table:table-cell table:number-columns-repeated="997"/>
        </table:table-row>
        <table:table-row table:style-name="ro1">
          <table:table-cell table:style-name="Default" office:value-type="string">
            <text:p>Zwycięstwa / Krakusa i Wandy</text:p>
          </table:table-cell>
          <table:table-cell office:value-type="string">
            <text:p>6:15</text:p>
          </table:table-cell>
          <table:table-cell office:value-type="string">
            <text:p>6:56</text:p>
          </table:table-cell>
          <table:table-cell office:value-type="string">
            <text:p>7:56</text:p>
          </table:table-cell>
          <table:table-cell office:value-type="string">
            <text:p>8:32</text:p>
          </table:table-cell>
          <table:table-cell office:value-type="string">
            <text:p>9:02</text:p>
          </table:table-cell>
          <table:table-cell office:value-type="string">
            <text:p>9:32</text:p>
          </table:table-cell>
          <table:table-cell office:value-type="string">
            <text:p>10:02</text:p>
          </table:table-cell>
          <table:table-cell office:value-type="string">
            <text:p>10:31</text:p>
          </table:table-cell>
          <table:table-cell office:value-type="string">
            <text:p>11:02</text:p>
          </table:table-cell>
          <table:table-cell office:value-type="string">
            <text:p>11:32</text:p>
          </table:table-cell>
          <table:table-cell office:value-type="string">
            <text:p>12:02</text:p>
          </table:table-cell>
          <table:table-cell office:value-type="string">
            <text:p>12:31</text:p>
          </table:table-cell>
          <table:table-cell office:value-type="string">
            <text:p>13:02</text:p>
          </table:table-cell>
          <table:table-cell office:value-type="string">
            <text:p>13:32</text:p>
          </table:table-cell>
          <table:table-cell office:value-type="string">
            <text:p>14:01</text:p>
          </table:table-cell>
          <table:table-cell office:value-type="string">
            <text:p>14:31</text:p>
          </table:table-cell>
          <table:table-cell office:value-type="string">
            <text:p>15:02</text:p>
          </table:table-cell>
          <table:table-cell office:value-type="string">
            <text:p>15:32</text:p>
          </table:table-cell>
          <table:table-cell office:value-type="string">
            <text:p>16:02</text:p>
          </table:table-cell>
          <table:table-cell office:value-type="string">
            <text:p>16:31</text:p>
          </table:table-cell>
          <table:table-cell office:value-type="string">
            <text:p>17:02</text:p>
          </table:table-cell>
          <table:table-cell office:value-type="string">
            <text:p>17:32</text:p>
          </table:table-cell>
          <table:table-cell office:value-type="string">
            <text:p>18:02</text:p>
          </table:table-cell>
          <table:table-cell office:value-type="string">
            <text:p>18:31</text:p>
          </table:table-cell>
          <table:table-cell office:value-type="string">
            <text:p>19:32</text:p>
          </table:table-cell>
          <table:table-cell office:value-type="string">
            <text:p>20:37</text:p>
          </table:table-cell>
          <table:table-cell office:value-type="string">
            <text:p>21:51</text:p>
          </table:table-cell>
          <table:table-cell table:number-columns-repeated="996"/>
        </table:table-row>
        <table:table-row table:style-name="ro1">
          <table:table-cell table:style-name="Default" office:value-type="string">
            <text:p>I Maja / Bank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Stawisińskiego / Połczyńska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Stawisińskiego / Politechnika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Rotmistrza Witolda Pileckiego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Zwycięstwa / Słowackiego</text:p>
          </table:table-cell>
          <table:table-cell office:value-type="string">
            <text:p>6:17</text:p>
          </table:table-cell>
          <table:table-cell office:value-type="string">
            <text:p>6:58</text:p>
          </table:table-cell>
          <table:table-cell office:value-type="string">
            <text:p>7:58</text:p>
          </table:table-cell>
          <table:table-cell office:value-type="string">
            <text:p>8:34</text:p>
          </table:table-cell>
          <table:table-cell office:value-type="string">
            <text:p>9:04</text:p>
          </table:table-cell>
          <table:table-cell office:value-type="string">
            <text:p>9:34</text:p>
          </table:table-cell>
          <table:table-cell office:value-type="string">
            <text:p>10:04</text:p>
          </table:table-cell>
          <table:table-cell office:value-type="string">
            <text:p>10:33</text:p>
          </table:table-cell>
          <table:table-cell office:value-type="string">
            <text:p>11:04</text:p>
          </table:table-cell>
          <table:table-cell office:value-type="string">
            <text:p>11:34</text:p>
          </table:table-cell>
          <table:table-cell office:value-type="string">
            <text:p>12:04</text:p>
          </table:table-cell>
          <table:table-cell office:value-type="string">
            <text:p>12:33</text:p>
          </table:table-cell>
          <table:table-cell office:value-type="string">
            <text:p>13:04</text:p>
          </table:table-cell>
          <table:table-cell office:value-type="string">
            <text:p>13:34</text:p>
          </table:table-cell>
          <table:table-cell office:value-type="string">
            <text:p>14:03</text:p>
          </table:table-cell>
          <table:table-cell office:value-type="string">
            <text:p>14:33</text:p>
          </table:table-cell>
          <table:table-cell office:value-type="string">
            <text:p>15:04</text:p>
          </table:table-cell>
          <table:table-cell office:value-type="string">
            <text:p>15:34</text:p>
          </table:table-cell>
          <table:table-cell office:value-type="string">
            <text:p>16:04</text:p>
          </table:table-cell>
          <table:table-cell office:value-type="string">
            <text:p>16:33</text:p>
          </table:table-cell>
          <table:table-cell office:value-type="string">
            <text:p>17:04</text:p>
          </table:table-cell>
          <table:table-cell office:value-type="string">
            <text:p>17:34</text:p>
          </table:table-cell>
          <table:table-cell office:value-type="string">
            <text:p>18:04</text:p>
          </table:table-cell>
          <table:table-cell office:value-type="string">
            <text:p>18:33</text:p>
          </table:table-cell>
          <table:table-cell office:value-type="string">
            <text:p>19:34</text:p>
          </table:table-cell>
          <table:table-cell office:value-type="string">
            <text:p>20:39</text:p>
          </table:table-cell>
          <table:table-cell office:value-type="string">
            <text:p>21:53</text:p>
          </table:table-cell>
          <table:table-cell table:number-columns-repeated="996"/>
        </table:table-row>
        <table:table-row table:style-name="ro1">
          <table:table-cell table:style-name="Default" office:value-type="string">
            <text:p>Zwycięstwa / Plac Wolności</text:p>
          </table:table-cell>
          <table:table-cell office:value-type="string">
            <text:p>6:18</text:p>
          </table:table-cell>
          <table:table-cell office:value-type="string">
            <text:p>6:59</text:p>
          </table:table-cell>
          <table:table-cell office:value-type="string">
            <text:p>7:59</text:p>
          </table:table-cell>
          <table:table-cell office:value-type="string">
            <text:p>8:35</text:p>
          </table:table-cell>
          <table:table-cell office:value-type="string">
            <text:p>9:05</text:p>
          </table:table-cell>
          <table:table-cell office:value-type="string">
            <text:p>9:35</text:p>
          </table:table-cell>
          <table:table-cell office:value-type="string">
            <text:p>10:05</text:p>
          </table:table-cell>
          <table:table-cell office:value-type="string">
            <text:p>10:34</text:p>
          </table:table-cell>
          <table:table-cell office:value-type="string">
            <text:p>11:05</text:p>
          </table:table-cell>
          <table:table-cell office:value-type="string">
            <text:p>11:35</text:p>
          </table:table-cell>
          <table:table-cell office:value-type="string">
            <text:p>12:05</text:p>
          </table:table-cell>
          <table:table-cell office:value-type="string">
            <text:p>12:34</text:p>
          </table:table-cell>
          <table:table-cell office:value-type="string">
            <text:p>13:05</text:p>
          </table:table-cell>
          <table:table-cell office:value-type="string">
            <text:p>13:35</text:p>
          </table:table-cell>
          <table:table-cell office:value-type="string">
            <text:p>14:04</text:p>
          </table:table-cell>
          <table:table-cell office:value-type="string">
            <text:p>14:34</text:p>
          </table:table-cell>
          <table:table-cell office:value-type="string">
            <text:p>15:05</text:p>
          </table:table-cell>
          <table:table-cell office:value-type="string">
            <text:p>15:35</text:p>
          </table:table-cell>
          <table:table-cell office:value-type="string">
            <text:p>16:05</text:p>
          </table:table-cell>
          <table:table-cell office:value-type="string">
            <text:p>16:34</text:p>
          </table:table-cell>
          <table:table-cell office:value-type="string">
            <text:p>17:05</text:p>
          </table:table-cell>
          <table:table-cell office:value-type="string">
            <text:p>17:35</text:p>
          </table:table-cell>
          <table:table-cell office:value-type="string">
            <text:p>18:05</text:p>
          </table:table-cell>
          <table:table-cell office:value-type="string">
            <text:p>18:34</text:p>
          </table:table-cell>
          <table:table-cell office:value-type="string">
            <text:p>19:35</text:p>
          </table:table-cell>
          <table:table-cell office:value-type="string">
            <text:p>20:40</text:p>
          </table:table-cell>
          <table:table-cell office:value-type="string">
            <text:p>21:54</text:p>
          </table:table-cell>
          <table:table-cell table:number-columns-repeated="996"/>
        </table:table-row>
        <table:table-row table:style-name="ro1">
          <table:table-cell table:style-name="Default" office:value-type="string">
            <text:p>Zwycięstwa / Clausiusa</text:p>
          </table:table-cell>
          <table:table-cell office:value-type="string">
            <text:p>6:19</text:p>
          </table:table-cell>
          <table:table-cell office:value-type="string">
            <text:p>7:00</text:p>
          </table:table-cell>
          <table:table-cell office:value-type="string">
            <text:p>8:00</text:p>
          </table:table-cell>
          <table:table-cell office:value-type="string">
            <text:p>8:36</text:p>
          </table:table-cell>
          <table:table-cell office:value-type="string">
            <text:p>9:06</text:p>
          </table:table-cell>
          <table:table-cell office:value-type="string">
            <text:p>9:36</text:p>
          </table:table-cell>
          <table:table-cell office:value-type="string">
            <text:p>10:06</text:p>
          </table:table-cell>
          <table:table-cell office:value-type="string">
            <text:p>10:35</text:p>
          </table:table-cell>
          <table:table-cell office:value-type="string">
            <text:p>11:06</text:p>
          </table:table-cell>
          <table:table-cell office:value-type="string">
            <text:p>11:36</text:p>
          </table:table-cell>
          <table:table-cell office:value-type="string">
            <text:p>12:06</text:p>
          </table:table-cell>
          <table:table-cell office:value-type="string">
            <text:p>12:35</text:p>
          </table:table-cell>
          <table:table-cell office:value-type="string">
            <text:p>13:06</text:p>
          </table:table-cell>
          <table:table-cell office:value-type="string">
            <text:p>13:36</text:p>
          </table:table-cell>
          <table:table-cell office:value-type="string">
            <text:p>14:05</text:p>
          </table:table-cell>
          <table:table-cell office:value-type="string">
            <text:p>14:35</text:p>
          </table:table-cell>
          <table:table-cell office:value-type="string">
            <text:p>15:06</text:p>
          </table:table-cell>
          <table:table-cell office:value-type="string">
            <text:p>15:36</text:p>
          </table:table-cell>
          <table:table-cell office:value-type="string">
            <text:p>16:06</text:p>
          </table:table-cell>
          <table:table-cell office:value-type="string">
            <text:p>16:35</text:p>
          </table:table-cell>
          <table:table-cell office:value-type="string">
            <text:p>17:06</text:p>
          </table:table-cell>
          <table:table-cell office:value-type="string">
            <text:p>17:36</text:p>
          </table:table-cell>
          <table:table-cell office:value-type="string">
            <text:p>18:06</text:p>
          </table:table-cell>
          <table:table-cell office:value-type="string">
            <text:p>18:35</text:p>
          </table:table-cell>
          <table:table-cell office:value-type="string">
            <text:p>19:36</text:p>
          </table:table-cell>
          <table:table-cell office:value-type="string">
            <text:p>20:41</text:p>
          </table:table-cell>
          <table:table-cell office:value-type="string">
            <text:p>21:55</text:p>
          </table:table-cell>
          <table:table-cell table:number-columns-repeated="996"/>
        </table:table-row>
        <table:table-row table:style-name="ro1">
          <table:table-cell table:style-name="Default" office:value-type="string">
            <text:p>Waryńskiego / Zwycięstwa</text:p>
          </table:table-cell>
          <table:table-cell office:value-type="string">
            <text:p>6:20</text:p>
          </table:table-cell>
          <table:table-cell office:value-type="string">
            <text:p>7:01</text:p>
          </table:table-cell>
          <table:table-cell office:value-type="string">
            <text:p>8:01</text:p>
          </table:table-cell>
          <table:table-cell office:value-type="string">
            <text:p>8:37</text:p>
          </table:table-cell>
          <table:table-cell office:value-type="string">
            <text:p>9:07</text:p>
          </table:table-cell>
          <table:table-cell office:value-type="string">
            <text:p>9:37</text:p>
          </table:table-cell>
          <table:table-cell office:value-type="string">
            <text:p>10:07</text:p>
          </table:table-cell>
          <table:table-cell office:value-type="string">
            <text:p>10:36</text:p>
          </table:table-cell>
          <table:table-cell office:value-type="string">
            <text:p>11:07</text:p>
          </table:table-cell>
          <table:table-cell office:value-type="string">
            <text:p>11:37</text:p>
          </table:table-cell>
          <table:table-cell office:value-type="string">
            <text:p>12:07</text:p>
          </table:table-cell>
          <table:table-cell office:value-type="string">
            <text:p>12:36</text:p>
          </table:table-cell>
          <table:table-cell office:value-type="string">
            <text:p>13:07</text:p>
          </table:table-cell>
          <table:table-cell office:value-type="string">
            <text:p>13:37</text:p>
          </table:table-cell>
          <table:table-cell office:value-type="string">
            <text:p>14:06</text:p>
          </table:table-cell>
          <table:table-cell office:value-type="string">
            <text:p>14:36</text:p>
          </table:table-cell>
          <table:table-cell office:value-type="string">
            <text:p>15:07</text:p>
          </table:table-cell>
          <table:table-cell office:value-type="string">
            <text:p>15:37</text:p>
          </table:table-cell>
          <table:table-cell office:value-type="string">
            <text:p>16:07</text:p>
          </table:table-cell>
          <table:table-cell office:value-type="string">
            <text:p>16:36</text:p>
          </table:table-cell>
          <table:table-cell office:value-type="string">
            <text:p>17:07</text:p>
          </table:table-cell>
          <table:table-cell office:value-type="string">
            <text:p>17:37</text:p>
          </table:table-cell>
          <table:table-cell office:value-type="string">
            <text:p>18:07</text:p>
          </table:table-cell>
          <table:table-cell office:value-type="string">
            <text:p>18:36</text:p>
          </table:table-cell>
          <table:table-cell office:value-type="string">
            <text:p>19:37</text:p>
          </table:table-cell>
          <table:table-cell office:value-type="string">
            <text:p>20:42</text:p>
          </table:table-cell>
          <table:table-cell office:value-type="string">
            <text:p>21:56</text:p>
          </table:table-cell>
          <table:table-cell table:number-columns-repeated="996"/>
        </table:table-row>
        <table:table-row table:style-name="ro1">
          <table:table-cell table:style-name="Default" office:value-type="string">
            <text:p>Kościuszki / Piłsudskiego</text:p>
          </table:table-cell>
          <table:table-cell office:value-type="string">
            <text:p>6:21</text:p>
          </table:table-cell>
          <table:table-cell office:value-type="string">
            <text:p>7:02</text:p>
          </table:table-cell>
          <table:table-cell office:value-type="string">
            <text:p>8:02</text:p>
          </table:table-cell>
          <table:table-cell office:value-type="string">
            <text:p>8:38</text:p>
          </table:table-cell>
          <table:table-cell office:value-type="string">
            <text:p>9:08</text:p>
          </table:table-cell>
          <table:table-cell office:value-type="string">
            <text:p>9:38</text:p>
          </table:table-cell>
          <table:table-cell office:value-type="string">
            <text:p>10:08</text:p>
          </table:table-cell>
          <table:table-cell office:value-type="string">
            <text:p>10:37</text:p>
          </table:table-cell>
          <table:table-cell office:value-type="string">
            <text:p>11:08</text:p>
          </table:table-cell>
          <table:table-cell office:value-type="string">
            <text:p>11:38</text:p>
          </table:table-cell>
          <table:table-cell office:value-type="string">
            <text:p>12:08</text:p>
          </table:table-cell>
          <table:table-cell office:value-type="string">
            <text:p>12:37</text:p>
          </table:table-cell>
          <table:table-cell office:value-type="string">
            <text:p>13:08</text:p>
          </table:table-cell>
          <table:table-cell office:value-type="string">
            <text:p>13:38</text:p>
          </table:table-cell>
          <table:table-cell office:value-type="string">
            <text:p>14:07</text:p>
          </table:table-cell>
          <table:table-cell office:value-type="string">
            <text:p>14:37</text:p>
          </table:table-cell>
          <table:table-cell office:value-type="string">
            <text:p>15:08</text:p>
          </table:table-cell>
          <table:table-cell office:value-type="string">
            <text:p>15:38</text:p>
          </table:table-cell>
          <table:table-cell office:value-type="string">
            <text:p>16:08</text:p>
          </table:table-cell>
          <table:table-cell office:value-type="string">
            <text:p>16:37</text:p>
          </table:table-cell>
          <table:table-cell office:value-type="string">
            <text:p>17:08</text:p>
          </table:table-cell>
          <table:table-cell office:value-type="string">
            <text:p>17:38</text:p>
          </table:table-cell>
          <table:table-cell office:value-type="string">
            <text:p>18:08</text:p>
          </table:table-cell>
          <table:table-cell office:value-type="string">
            <text:p>18:37</text:p>
          </table:table-cell>
          <table:table-cell office:value-type="string">
            <text:p>19:38</text:p>
          </table:table-cell>
          <table:table-cell office:value-type="string">
            <text:p>20:43</text:p>
          </table:table-cell>
          <table:table-cell office:value-type="string">
            <text:p>21:57</text:p>
          </table:table-cell>
          <table:table-cell table:number-columns-repeated="996"/>
        </table:table-row>
        <table:table-row table:style-name="ro1">
          <table:table-cell table:style-name="Default" office:value-type="string">
            <text:p>Monte Cassino / Fałata</text:p>
          </table:table-cell>
          <table:table-cell office:value-type="string">
            <text:p>6:23</text:p>
          </table:table-cell>
          <table:table-cell office:value-type="string">
            <text:p>7:04</text:p>
          </table:table-cell>
          <table:table-cell office:value-type="string">
            <text:p>8:04</text:p>
          </table:table-cell>
          <table:table-cell office:value-type="string">
            <text:p>8:40</text:p>
          </table:table-cell>
          <table:table-cell office:value-type="string">
            <text:p>9:10</text:p>
          </table:table-cell>
          <table:table-cell office:value-type="string">
            <text:p>9:40</text:p>
          </table:table-cell>
          <table:table-cell office:value-type="string">
            <text:p>10:10</text:p>
          </table:table-cell>
          <table:table-cell office:value-type="string">
            <text:p>10:39</text:p>
          </table:table-cell>
          <table:table-cell office:value-type="string">
            <text:p>11:10</text:p>
          </table:table-cell>
          <table:table-cell office:value-type="string">
            <text:p>11:40</text:p>
          </table:table-cell>
          <table:table-cell office:value-type="string">
            <text:p>12:10</text:p>
          </table:table-cell>
          <table:table-cell office:value-type="string">
            <text:p>12:39</text:p>
          </table:table-cell>
          <table:table-cell office:value-type="string">
            <text:p>13:10</text:p>
          </table:table-cell>
          <table:table-cell office:value-type="string">
            <text:p>13:40</text:p>
          </table:table-cell>
          <table:table-cell office:value-type="string">
            <text:p>14:09</text:p>
          </table:table-cell>
          <table:table-cell office:value-type="string">
            <text:p>14:39</text:p>
          </table:table-cell>
          <table:table-cell office:value-type="string">
            <text:p>15:10</text:p>
          </table:table-cell>
          <table:table-cell office:value-type="string">
            <text:p>15:40</text:p>
          </table:table-cell>
          <table:table-cell office:value-type="string">
            <text:p>16:10</text:p>
          </table:table-cell>
          <table:table-cell office:value-type="string">
            <text:p>16:39</text:p>
          </table:table-cell>
          <table:table-cell office:value-type="string">
            <text:p>17:10</text:p>
          </table:table-cell>
          <table:table-cell office:value-type="string">
            <text:p>17:40</text:p>
          </table:table-cell>
          <table:table-cell office:value-type="string">
            <text:p>18:10</text:p>
          </table:table-cell>
          <table:table-cell office:value-type="string">
            <text:p>18:39</text:p>
          </table:table-cell>
          <table:table-cell office:value-type="string">
            <text:p>19:40</text:p>
          </table:table-cell>
          <table:table-cell office:value-type="string">
            <text:p>20:45</text:p>
          </table:table-cell>
          <table:table-cell office:value-type="string">
            <text:p>21:59</text:p>
          </table:table-cell>
          <table:table-cell table:number-columns-repeated="996"/>
        </table:table-row>
        <table:table-row table:style-name="ro1">
          <table:table-cell table:style-name="Default" office:value-type="string">
            <text:p>Władysława IV / Wańkowicza</text:p>
          </table:table-cell>
          <table:table-cell office:value-type="string">
            <text:p>6:25</text:p>
          </table:table-cell>
          <table:table-cell office:value-type="string">
            <text:p>7:06</text:p>
          </table:table-cell>
          <table:table-cell office:value-type="string">
            <text:p>8:06</text:p>
          </table:table-cell>
          <table:table-cell office:value-type="string">
            <text:p>8:42</text:p>
          </table:table-cell>
          <table:table-cell office:value-type="string">
            <text:p>9:12</text:p>
          </table:table-cell>
          <table:table-cell office:value-type="string">
            <text:p>9:42</text:p>
          </table:table-cell>
          <table:table-cell office:value-type="string">
            <text:p>10:12</text:p>
          </table:table-cell>
          <table:table-cell office:value-type="string">
            <text:p>10:41</text:p>
          </table:table-cell>
          <table:table-cell office:value-type="string">
            <text:p>11:12</text:p>
          </table:table-cell>
          <table:table-cell office:value-type="string">
            <text:p>11:42</text:p>
          </table:table-cell>
          <table:table-cell office:value-type="string">
            <text:p>12:12</text:p>
          </table:table-cell>
          <table:table-cell office:value-type="string">
            <text:p>12:41</text:p>
          </table:table-cell>
          <table:table-cell office:value-type="string">
            <text:p>13:12</text:p>
          </table:table-cell>
          <table:table-cell office:value-type="string">
            <text:p>13:42</text:p>
          </table:table-cell>
          <table:table-cell office:value-type="string">
            <text:p>14:11</text:p>
          </table:table-cell>
          <table:table-cell office:value-type="string">
            <text:p>14:41</text:p>
          </table:table-cell>
          <table:table-cell office:value-type="string">
            <text:p>15:12</text:p>
          </table:table-cell>
          <table:table-cell office:value-type="string">
            <text:p>15:42</text:p>
          </table:table-cell>
          <table:table-cell office:value-type="string">
            <text:p>16:12</text:p>
          </table:table-cell>
          <table:table-cell office:value-type="string">
            <text:p>16:41</text:p>
          </table:table-cell>
          <table:table-cell office:value-type="string">
            <text:p>17:12</text:p>
          </table:table-cell>
          <table:table-cell office:value-type="string">
            <text:p>17:42</text:p>
          </table:table-cell>
          <table:table-cell office:value-type="string">
            <text:p>18:12</text:p>
          </table:table-cell>
          <table:table-cell office:value-type="string">
            <text:p>18:41</text:p>
          </table:table-cell>
          <table:table-cell office:value-type="string">
            <text:p>19:42</text:p>
          </table:table-cell>
          <table:table-cell office:value-type="string">
            <text:p>20:47</text:p>
          </table:table-cell>
          <table:table-cell office:value-type="string">
            <text:p>22:01</text:p>
          </table:table-cell>
          <table:table-cell table:number-columns-repeated="996"/>
        </table:table-row>
        <table:table-row table:style-name="ro1">
          <table:table-cell table:style-name="Default" office:value-type="string">
            <text:p>Władysława IV / EMKA</text:p>
          </table:table-cell>
          <table:table-cell office:value-type="string">
            <text:p>6:27</text:p>
          </table:table-cell>
          <table:table-cell office:value-type="string">
            <text:p>7:08</text:p>
          </table:table-cell>
          <table:table-cell office:value-type="string">
            <text:p>8:08</text:p>
          </table:table-cell>
          <table:table-cell office:value-type="string">
            <text:p>8:44</text:p>
          </table:table-cell>
          <table:table-cell office:value-type="string">
            <text:p>9:14</text:p>
          </table:table-cell>
          <table:table-cell office:value-type="string">
            <text:p>9:44</text:p>
          </table:table-cell>
          <table:table-cell office:value-type="string">
            <text:p>10:14</text:p>
          </table:table-cell>
          <table:table-cell office:value-type="string">
            <text:p>10:43</text:p>
          </table:table-cell>
          <table:table-cell office:value-type="string">
            <text:p>11:14</text:p>
          </table:table-cell>
          <table:table-cell office:value-type="string">
            <text:p>11:44</text:p>
          </table:table-cell>
          <table:table-cell office:value-type="string">
            <text:p>12:14</text:p>
          </table:table-cell>
          <table:table-cell office:value-type="string">
            <text:p>12:43</text:p>
          </table:table-cell>
          <table:table-cell office:value-type="string">
            <text:p>13:14</text:p>
          </table:table-cell>
          <table:table-cell office:value-type="string">
            <text:p>13:44</text:p>
          </table:table-cell>
          <table:table-cell office:value-type="string">
            <text:p>14:13</text:p>
          </table:table-cell>
          <table:table-cell office:value-type="string">
            <text:p>14:43</text:p>
          </table:table-cell>
          <table:table-cell office:value-type="string">
            <text:p>15:14</text:p>
          </table:table-cell>
          <table:table-cell office:value-type="string">
            <text:p>15:44</text:p>
          </table:table-cell>
          <table:table-cell office:value-type="string">
            <text:p>16:14</text:p>
          </table:table-cell>
          <table:table-cell office:value-type="string">
            <text:p>16:43</text:p>
          </table:table-cell>
          <table:table-cell office:value-type="string">
            <text:p>17:14</text:p>
          </table:table-cell>
          <table:table-cell office:value-type="string">
            <text:p>17:44</text:p>
          </table:table-cell>
          <table:table-cell office:value-type="string">
            <text:p>18:14</text:p>
          </table:table-cell>
          <table:table-cell office:value-type="string">
            <text:p>18:43</text:p>
          </table:table-cell>
          <table:table-cell office:value-type="string">
            <text:p>19:44</text:p>
          </table:table-cell>
          <table:table-cell office:value-type="string">
            <text:p>20:49</text:p>
          </table:table-cell>
          <table:table-cell office:value-type="string">
            <text:p>22:03</text:p>
          </table:table-cell>
          <table:table-cell table:number-columns-repeated="99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1" table:style-name="ta1">
        <office:forms form:automatic-focus="false" form:apply-design-mode="false"/>
        <table:table-column table:style-name="co2" table:default-cell-style-name="ce5"/>
        <table:table-column table:style-name="co4" table:number-columns-repeated="1023" table:default-cell-style-name="ce5"/>
        <table:table-row table:style-name="ro1">
          <table:table-cell table:style-name="Default" office:value-type="string">
            <text:p>Władysława IV / Pętla</text:p>
          </table:table-cell>
          <table:table-cell office:value-type="string">
            <text:p>5:25v</text:p>
          </table:table-cell>
          <table:table-cell office:value-type="string">
            <text:p>5:55</text:p>
          </table:table-cell>
          <table:table-cell office:value-type="string">
            <text:p>6:10v</text:p>
          </table:table-cell>
          <table:table-cell office:value-type="string">
            <text:p>6:30v</text:p>
          </table:table-cell>
          <table:table-cell office:value-type="string">
            <text:p>6:46v</text:p>
          </table:table-cell>
          <table:table-cell office:value-type="string">
            <text:p>6:56p</text:p>
          </table:table-cell>
          <table:table-cell office:value-type="string">
            <text:p>7:15v</text:p>
          </table:table-cell>
          <table:table-cell office:value-type="string">
            <text:p>7:30v</text:p>
          </table:table-cell>
          <table:table-cell office:value-type="string">
            <text:p>7:46</text:p>
          </table:table-cell>
          <table:table-cell office:value-type="string">
            <text:p>7:56dv</text:p>
          </table:table-cell>
          <table:table-cell office:value-type="string">
            <text:p>8:06v</text:p>
          </table:table-cell>
          <table:table-cell office:value-type="string">
            <text:p>8:30dv</text:p>
          </table:table-cell>
          <table:table-cell office:value-type="string">
            <text:p>9:01</text:p>
          </table:table-cell>
          <table:table-cell office:value-type="string">
            <text:p>9:26dv</text:p>
          </table:table-cell>
          <table:table-cell office:value-type="string">
            <text:p>9:41v</text:p>
          </table:table-cell>
          <table:table-cell office:value-type="string">
            <text:p>10:06d</text:p>
          </table:table-cell>
          <table:table-cell office:value-type="string">
            <text:p>10:21v</text:p>
          </table:table-cell>
          <table:table-cell office:value-type="string">
            <text:p>10:46dv</text:p>
          </table:table-cell>
          <table:table-cell office:value-type="string">
            <text:p>11:01</text:p>
          </table:table-cell>
          <table:table-cell office:value-type="string">
            <text:p>11:26dv</text:p>
          </table:table-cell>
          <table:table-cell office:value-type="string">
            <text:p>11:41v</text:p>
          </table:table-cell>
          <table:table-cell office:value-type="string">
            <text:p>12:06d</text:p>
          </table:table-cell>
          <table:table-cell office:value-type="string">
            <text:p>12:26v</text:p>
          </table:table-cell>
          <table:table-cell office:value-type="string">
            <text:p>12:46v</text:p>
          </table:table-cell>
          <table:table-cell office:value-type="string">
            <text:p>13:06</text:p>
          </table:table-cell>
          <table:table-cell office:value-type="string">
            <text:p>13:35dv</text:p>
          </table:table-cell>
          <table:table-cell office:value-type="string">
            <text:p>13:55dv</text:p>
          </table:table-cell>
          <table:table-cell office:value-type="string">
            <text:p>14:12</text:p>
          </table:table-cell>
          <table:table-cell office:value-type="string">
            <text:p>14:26v</text:p>
          </table:table-cell>
          <table:table-cell office:value-type="string">
            <text:p>14:36dv</text:p>
          </table:table-cell>
          <table:table-cell office:value-type="string">
            <text:p>14:51v</text:p>
          </table:table-cell>
          <table:table-cell office:value-type="string">
            <text:p>15:08</text:p>
          </table:table-cell>
          <table:table-cell office:value-type="string">
            <text:p>15:20Sv</text:p>
          </table:table-cell>
          <table:table-cell office:value-type="string">
            <text:p>15:35dv</text:p>
          </table:table-cell>
          <table:table-cell office:value-type="string">
            <text:p>15:50dv</text:p>
          </table:table-cell>
          <table:table-cell office:value-type="string">
            <text:p>16:10d</text:p>
          </table:table-cell>
          <table:table-cell office:value-type="string">
            <text:p>16:26v</text:p>
          </table:table-cell>
          <table:table-cell office:value-type="string">
            <text:p>16:36dv</text:p>
          </table:table-cell>
          <table:table-cell office:value-type="string">
            <text:p>16:51v</text:p>
          </table:table-cell>
          <table:table-cell office:value-type="string">
            <text:p>17:10d</text:p>
          </table:table-cell>
          <table:table-cell office:value-type="string">
            <text:p>17:35dv</text:p>
          </table:table-cell>
          <table:table-cell office:value-type="string">
            <text:p>17:56v</text:p>
          </table:table-cell>
          <table:table-cell office:value-type="string">
            <text:p>18:06d</text:p>
          </table:table-cell>
          <table:table-cell office:value-type="string">
            <text:p>18:26dv</text:p>
          </table:table-cell>
          <table:table-cell office:value-type="string">
            <text:p>18:46dv</text:p>
          </table:table-cell>
          <table:table-cell office:value-type="string">
            <text:p>19:06d</text:p>
          </table:table-cell>
          <table:table-cell office:value-type="string">
            <text:p>19:32v</text:p>
          </table:table-cell>
          <table:table-cell office:value-type="string">
            <text:p>20:02d</text:p>
          </table:table-cell>
          <table:table-cell office:value-type="string">
            <text:p>20:32dv</text:p>
          </table:table-cell>
          <table:table-cell office:value-type="string">
            <text:p>21:15</text:p>
          </table:table-cell>
          <table:table-cell office:value-type="string">
            <text:p>22:15d</text:p>
          </table:table-cell>
          <table:table-cell table:number-columns-repeated="972"/>
        </table:table-row>
        <table:table-row table:style-name="ro1">
          <table:table-cell table:style-name="Default" office:value-type="string">
            <text:p>Władysława IV / Kwiatkowskiego</text:p>
          </table:table-cell>
          <table:table-cell office:value-type="string">
            <text:p>5:27v</text:p>
          </table:table-cell>
          <table:table-cell office:value-type="string">
            <text:p>5:57</text:p>
          </table:table-cell>
          <table:table-cell office:value-type="string">
            <text:p>6:12v</text:p>
          </table:table-cell>
          <table:table-cell office:value-type="string">
            <text:p>6:32v</text:p>
          </table:table-cell>
          <table:table-cell office:value-type="string">
            <text:p>6:48v</text:p>
          </table:table-cell>
          <table:table-cell office:value-type="string">
            <text:p>6:58p</text:p>
          </table:table-cell>
          <table:table-cell office:value-type="string">
            <text:p>7:17v</text:p>
          </table:table-cell>
          <table:table-cell office:value-type="string">
            <text:p>7:32v</text:p>
          </table:table-cell>
          <table:table-cell office:value-type="string">
            <text:p>7:48</text:p>
          </table:table-cell>
          <table:table-cell office:value-type="string">
            <text:p>7:58dv</text:p>
          </table:table-cell>
          <table:table-cell office:value-type="string">
            <text:p>8:08v</text:p>
          </table:table-cell>
          <table:table-cell office:value-type="string">
            <text:p>8:32dv</text:p>
          </table:table-cell>
          <table:table-cell office:value-type="string">
            <text:p>9:03</text:p>
          </table:table-cell>
          <table:table-cell office:value-type="string">
            <text:p>9:28dv</text:p>
          </table:table-cell>
          <table:table-cell office:value-type="string">
            <text:p>9:43v</text:p>
          </table:table-cell>
          <table:table-cell office:value-type="string">
            <text:p>10:08d</text:p>
          </table:table-cell>
          <table:table-cell office:value-type="string">
            <text:p>10:23v</text:p>
          </table:table-cell>
          <table:table-cell office:value-type="string">
            <text:p>10:48dv</text:p>
          </table:table-cell>
          <table:table-cell office:value-type="string">
            <text:p>11:03</text:p>
          </table:table-cell>
          <table:table-cell office:value-type="string">
            <text:p>11:28dv</text:p>
          </table:table-cell>
          <table:table-cell office:value-type="string">
            <text:p>11:43v</text:p>
          </table:table-cell>
          <table:table-cell office:value-type="string">
            <text:p>12:08d</text:p>
          </table:table-cell>
          <table:table-cell office:value-type="string">
            <text:p>12:28v</text:p>
          </table:table-cell>
          <table:table-cell office:value-type="string">
            <text:p>12:48v</text:p>
          </table:table-cell>
          <table:table-cell office:value-type="string">
            <text:p>13:08</text:p>
          </table:table-cell>
          <table:table-cell office:value-type="string">
            <text:p>13:37dv</text:p>
          </table:table-cell>
          <table:table-cell office:value-type="string">
            <text:p>13:57dv</text:p>
          </table:table-cell>
          <table:table-cell office:value-type="string">
            <text:p>14:14</text:p>
          </table:table-cell>
          <table:table-cell office:value-type="string">
            <text:p>14:28v</text:p>
          </table:table-cell>
          <table:table-cell office:value-type="string">
            <text:p>14:38dv</text:p>
          </table:table-cell>
          <table:table-cell office:value-type="string">
            <text:p>14:53v</text:p>
          </table:table-cell>
          <table:table-cell office:value-type="string">
            <text:p>15:10</text:p>
          </table:table-cell>
          <table:table-cell office:value-type="string">
            <text:p>15:22Sv</text:p>
          </table:table-cell>
          <table:table-cell office:value-type="string">
            <text:p>15:37dv</text:p>
          </table:table-cell>
          <table:table-cell office:value-type="string">
            <text:p>15:52dv</text:p>
          </table:table-cell>
          <table:table-cell office:value-type="string">
            <text:p>16:12d</text:p>
          </table:table-cell>
          <table:table-cell office:value-type="string">
            <text:p>16:28v</text:p>
          </table:table-cell>
          <table:table-cell office:value-type="string">
            <text:p>16:38dv</text:p>
          </table:table-cell>
          <table:table-cell office:value-type="string">
            <text:p>16:53v</text:p>
          </table:table-cell>
          <table:table-cell office:value-type="string">
            <text:p>17:12d</text:p>
          </table:table-cell>
          <table:table-cell office:value-type="string">
            <text:p>17:37dv</text:p>
          </table:table-cell>
          <table:table-cell office:value-type="string">
            <text:p>17:58v</text:p>
          </table:table-cell>
          <table:table-cell office:value-type="string">
            <text:p>18:08d</text:p>
          </table:table-cell>
          <table:table-cell office:value-type="string">
            <text:p>18:28dv</text:p>
          </table:table-cell>
          <table:table-cell office:value-type="string">
            <text:p>18:48dv</text:p>
          </table:table-cell>
          <table:table-cell office:value-type="string">
            <text:p>19:08d</text:p>
          </table:table-cell>
          <table:table-cell office:value-type="string">
            <text:p>19:34v</text:p>
          </table:table-cell>
          <table:table-cell office:value-type="string">
            <text:p>20:04d</text:p>
          </table:table-cell>
          <table:table-cell office:value-type="string">
            <text:p>20:34dv</text:p>
          </table:table-cell>
          <table:table-cell office:value-type="string">
            <text:p>21:17</text:p>
          </table:table-cell>
          <table:table-cell office:value-type="string">
            <text:p>22:17d</text:p>
          </table:table-cell>
          <table:table-cell table:number-columns-repeated="972"/>
        </table:table-row>
        <table:table-row table:style-name="ro1">
          <table:table-cell table:style-name="Default" office:value-type="string">
            <text:p>Władysława IV / Sikorskiego</text:p>
          </table:table-cell>
          <table:table-cell office:value-type="string">
            <text:p>5:28v</text:p>
          </table:table-cell>
          <table:table-cell office:value-type="string">
            <text:p>5:58</text:p>
          </table:table-cell>
          <table:table-cell office:value-type="string">
            <text:p>6:13v</text:p>
          </table:table-cell>
          <table:table-cell office:value-type="string">
            <text:p>6:33v</text:p>
          </table:table-cell>
          <table:table-cell office:value-type="string">
            <text:p>6:49v</text:p>
          </table:table-cell>
          <table:table-cell office:value-type="string">
            <text:p>6:59p</text:p>
          </table:table-cell>
          <table:table-cell office:value-type="string">
            <text:p>7:18v</text:p>
          </table:table-cell>
          <table:table-cell office:value-type="string">
            <text:p>7:33v</text:p>
          </table:table-cell>
          <table:table-cell office:value-type="string">
            <text:p>7:49</text:p>
          </table:table-cell>
          <table:table-cell office:value-type="string">
            <text:p>7:59dv</text:p>
          </table:table-cell>
          <table:table-cell office:value-type="string">
            <text:p>8:09v</text:p>
          </table:table-cell>
          <table:table-cell office:value-type="string">
            <text:p>8:33dv</text:p>
          </table:table-cell>
          <table:table-cell office:value-type="string">
            <text:p>9:04</text:p>
          </table:table-cell>
          <table:table-cell office:value-type="string">
            <text:p>9:29dv</text:p>
          </table:table-cell>
          <table:table-cell office:value-type="string">
            <text:p>9:44v</text:p>
          </table:table-cell>
          <table:table-cell office:value-type="string">
            <text:p>10:09d</text:p>
          </table:table-cell>
          <table:table-cell office:value-type="string">
            <text:p>10:24v</text:p>
          </table:table-cell>
          <table:table-cell office:value-type="string">
            <text:p>10:49dv</text:p>
          </table:table-cell>
          <table:table-cell office:value-type="string">
            <text:p>11:04</text:p>
          </table:table-cell>
          <table:table-cell office:value-type="string">
            <text:p>11:29dv</text:p>
          </table:table-cell>
          <table:table-cell office:value-type="string">
            <text:p>11:44v</text:p>
          </table:table-cell>
          <table:table-cell office:value-type="string">
            <text:p>12:09d</text:p>
          </table:table-cell>
          <table:table-cell office:value-type="string">
            <text:p>12:29v</text:p>
          </table:table-cell>
          <table:table-cell office:value-type="string">
            <text:p>12:49v</text:p>
          </table:table-cell>
          <table:table-cell office:value-type="string">
            <text:p>13:09</text:p>
          </table:table-cell>
          <table:table-cell office:value-type="string">
            <text:p>13:38dv</text:p>
          </table:table-cell>
          <table:table-cell office:value-type="string">
            <text:p>13:58dv</text:p>
          </table:table-cell>
          <table:table-cell office:value-type="string">
            <text:p>14:15</text:p>
          </table:table-cell>
          <table:table-cell office:value-type="string">
            <text:p>14:29v</text:p>
          </table:table-cell>
          <table:table-cell office:value-type="string">
            <text:p>14:39dv</text:p>
          </table:table-cell>
          <table:table-cell office:value-type="string">
            <text:p>14:54v</text:p>
          </table:table-cell>
          <table:table-cell office:value-type="string">
            <text:p>15:11</text:p>
          </table:table-cell>
          <table:table-cell office:value-type="string">
            <text:p>15:23Sv</text:p>
          </table:table-cell>
          <table:table-cell office:value-type="string">
            <text:p>15:38dv</text:p>
          </table:table-cell>
          <table:table-cell office:value-type="string">
            <text:p>15:53dv</text:p>
          </table:table-cell>
          <table:table-cell office:value-type="string">
            <text:p>16:13d</text:p>
          </table:table-cell>
          <table:table-cell office:value-type="string">
            <text:p>16:29v</text:p>
          </table:table-cell>
          <table:table-cell office:value-type="string">
            <text:p>16:39dv</text:p>
          </table:table-cell>
          <table:table-cell office:value-type="string">
            <text:p>16:54v</text:p>
          </table:table-cell>
          <table:table-cell office:value-type="string">
            <text:p>17:13d</text:p>
          </table:table-cell>
          <table:table-cell office:value-type="string">
            <text:p>17:38dv</text:p>
          </table:table-cell>
          <table:table-cell office:value-type="string">
            <text:p>17:59v</text:p>
          </table:table-cell>
          <table:table-cell office:value-type="string">
            <text:p>18:09d</text:p>
          </table:table-cell>
          <table:table-cell office:value-type="string">
            <text:p>18:29dv</text:p>
          </table:table-cell>
          <table:table-cell office:value-type="string">
            <text:p>18:49dv</text:p>
          </table:table-cell>
          <table:table-cell office:value-type="string">
            <text:p>19:09d</text:p>
          </table:table-cell>
          <table:table-cell office:value-type="string">
            <text:p>19:35v</text:p>
          </table:table-cell>
          <table:table-cell office:value-type="string">
            <text:p>20:05d</text:p>
          </table:table-cell>
          <table:table-cell office:value-type="string">
            <text:p>20:35dv</text:p>
          </table:table-cell>
          <table:table-cell office:value-type="string">
            <text:p>21:18</text:p>
          </table:table-cell>
          <table:table-cell office:value-type="string">
            <text:p>22:18d</text:p>
          </table:table-cell>
          <table:table-cell table:number-columns-repeated="972"/>
        </table:table-row>
        <table:table-row table:style-name="ro1">
          <table:table-cell table:style-name="Default" office:value-type="string">
            <text:p>Władysława IV / Kutrzeby</text:p>
          </table:table-cell>
          <table:table-cell office:value-type="string">
            <text:p>5:29v</text:p>
          </table:table-cell>
          <table:table-cell office:value-type="string">
            <text:p>5:59</text:p>
          </table:table-cell>
          <table:table-cell office:value-type="string">
            <text:p>6:14v</text:p>
          </table:table-cell>
          <table:table-cell office:value-type="string">
            <text:p>6:35v</text:p>
          </table:table-cell>
          <table:table-cell office:value-type="string">
            <text:p>6:51v</text:p>
          </table:table-cell>
          <table:table-cell office:value-type="string">
            <text:p>7:00p</text:p>
          </table:table-cell>
          <table:table-cell office:value-type="string">
            <text:p>7:20v</text:p>
          </table:table-cell>
          <table:table-cell office:value-type="string">
            <text:p>7:35v</text:p>
          </table:table-cell>
          <table:table-cell office:value-type="string">
            <text:p>7:51</text:p>
          </table:table-cell>
          <table:table-cell office:value-type="string">
            <text:p>8:00dv</text:p>
          </table:table-cell>
          <table:table-cell office:value-type="string">
            <text:p>8:10v</text:p>
          </table:table-cell>
          <table:table-cell office:value-type="string">
            <text:p>8:34dv</text:p>
          </table:table-cell>
          <table:table-cell office:value-type="string">
            <text:p>9:05</text:p>
          </table:table-cell>
          <table:table-cell office:value-type="string">
            <text:p>9:30dv</text:p>
          </table:table-cell>
          <table:table-cell office:value-type="string">
            <text:p>9:45v</text:p>
          </table:table-cell>
          <table:table-cell office:value-type="string">
            <text:p>10:10d</text:p>
          </table:table-cell>
          <table:table-cell office:value-type="string">
            <text:p>10:25v</text:p>
          </table:table-cell>
          <table:table-cell office:value-type="string">
            <text:p>10:50dv</text:p>
          </table:table-cell>
          <table:table-cell office:value-type="string">
            <text:p>11:05</text:p>
          </table:table-cell>
          <table:table-cell office:value-type="string">
            <text:p>11:30dv</text:p>
          </table:table-cell>
          <table:table-cell office:value-type="string">
            <text:p>11:45v</text:p>
          </table:table-cell>
          <table:table-cell office:value-type="string">
            <text:p>12:10d</text:p>
          </table:table-cell>
          <table:table-cell office:value-type="string">
            <text:p>12:30v</text:p>
          </table:table-cell>
          <table:table-cell office:value-type="string">
            <text:p>12:50v</text:p>
          </table:table-cell>
          <table:table-cell office:value-type="string">
            <text:p>13:10</text:p>
          </table:table-cell>
          <table:table-cell office:value-type="string">
            <text:p>13:39dv</text:p>
          </table:table-cell>
          <table:table-cell office:value-type="string">
            <text:p>13:59dv</text:p>
          </table:table-cell>
          <table:table-cell office:value-type="string">
            <text:p>14:16</text:p>
          </table:table-cell>
          <table:table-cell office:value-type="string">
            <text:p>14:30v</text:p>
          </table:table-cell>
          <table:table-cell office:value-type="string">
            <text:p>14:40dv</text:p>
          </table:table-cell>
          <table:table-cell office:value-type="string">
            <text:p>14:55v</text:p>
          </table:table-cell>
          <table:table-cell office:value-type="string">
            <text:p>15:12</text:p>
          </table:table-cell>
          <table:table-cell office:value-type="string">
            <text:p>15:24Sv</text:p>
          </table:table-cell>
          <table:table-cell office:value-type="string">
            <text:p>15:39dv</text:p>
          </table:table-cell>
          <table:table-cell office:value-type="string">
            <text:p>15:54dv</text:p>
          </table:table-cell>
          <table:table-cell office:value-type="string">
            <text:p>16:14d</text:p>
          </table:table-cell>
          <table:table-cell office:value-type="string">
            <text:p>16:30v</text:p>
          </table:table-cell>
          <table:table-cell office:value-type="string">
            <text:p>16:40dv</text:p>
          </table:table-cell>
          <table:table-cell office:value-type="string">
            <text:p>16:55v</text:p>
          </table:table-cell>
          <table:table-cell office:value-type="string">
            <text:p>17:14d</text:p>
          </table:table-cell>
          <table:table-cell office:value-type="string">
            <text:p>17:39dv</text:p>
          </table:table-cell>
          <table:table-cell office:value-type="string">
            <text:p>18:00v</text:p>
          </table:table-cell>
          <table:table-cell office:value-type="string">
            <text:p>18:10d</text:p>
          </table:table-cell>
          <table:table-cell office:value-type="string">
            <text:p>18:30dv</text:p>
          </table:table-cell>
          <table:table-cell office:value-type="string">
            <text:p>18:50dv</text:p>
          </table:table-cell>
          <table:table-cell office:value-type="string">
            <text:p>19:10d</text:p>
          </table:table-cell>
          <table:table-cell office:value-type="string">
            <text:p>19:36v</text:p>
          </table:table-cell>
          <table:table-cell office:value-type="string">
            <text:p>20:06d</text:p>
          </table:table-cell>
          <table:table-cell office:value-type="string">
            <text:p>20:36dv</text:p>
          </table:table-cell>
          <table:table-cell office:value-type="string">
            <text:p>21:19</text:p>
          </table:table-cell>
          <table:table-cell office:value-type="string">
            <text:p>22:19d</text:p>
          </table:table-cell>
          <table:table-cell table:number-columns-repeated="972"/>
        </table:table-row>
        <table:table-row table:style-name="ro1">
          <table:table-cell table:style-name="Default" office:value-type="string">
            <text:p>Monte Cassino / Młyńska</text:p>
          </table:table-cell>
          <table:table-cell office:value-type="string">
            <text:p>5:31v</text:p>
          </table:table-cell>
          <table:table-cell office:value-type="string">
            <text:p>6:01</text:p>
          </table:table-cell>
          <table:table-cell office:value-type="string">
            <text:p>6:16v</text:p>
          </table:table-cell>
          <table:table-cell office:value-type="string">
            <text:p>6:37v</text:p>
          </table:table-cell>
          <table:table-cell office:value-type="string">
            <text:p>6:53v</text:p>
          </table:table-cell>
          <table:table-cell office:value-type="string">
            <text:p>7:02p</text:p>
          </table:table-cell>
          <table:table-cell office:value-type="string">
            <text:p>7:22v</text:p>
          </table:table-cell>
          <table:table-cell office:value-type="string">
            <text:p>7:37v</text:p>
          </table:table-cell>
          <table:table-cell office:value-type="string">
            <text:p>7:53</text:p>
          </table:table-cell>
          <table:table-cell office:value-type="string">
            <text:p>8:02dv</text:p>
          </table:table-cell>
          <table:table-cell office:value-type="string">
            <text:p>8:12v</text:p>
          </table:table-cell>
          <table:table-cell office:value-type="string">
            <text:p>8:36dv</text:p>
          </table:table-cell>
          <table:table-cell office:value-type="string">
            <text:p>9:07</text:p>
          </table:table-cell>
          <table:table-cell office:value-type="string">
            <text:p>9:32dv</text:p>
          </table:table-cell>
          <table:table-cell office:value-type="string">
            <text:p>9:47v</text:p>
          </table:table-cell>
          <table:table-cell office:value-type="string">
            <text:p>10:12d</text:p>
          </table:table-cell>
          <table:table-cell office:value-type="string">
            <text:p>10:27v</text:p>
          </table:table-cell>
          <table:table-cell office:value-type="string">
            <text:p>10:52dv</text:p>
          </table:table-cell>
          <table:table-cell office:value-type="string">
            <text:p>11:07</text:p>
          </table:table-cell>
          <table:table-cell office:value-type="string">
            <text:p>11:32dv</text:p>
          </table:table-cell>
          <table:table-cell office:value-type="string">
            <text:p>11:47v</text:p>
          </table:table-cell>
          <table:table-cell office:value-type="string">
            <text:p>12:12d</text:p>
          </table:table-cell>
          <table:table-cell office:value-type="string">
            <text:p>12:32v</text:p>
          </table:table-cell>
          <table:table-cell office:value-type="string">
            <text:p>12:52v</text:p>
          </table:table-cell>
          <table:table-cell office:value-type="string">
            <text:p>13:12</text:p>
          </table:table-cell>
          <table:table-cell office:value-type="string">
            <text:p>13:41dv</text:p>
          </table:table-cell>
          <table:table-cell office:value-type="string">
            <text:p>14:01dv</text:p>
          </table:table-cell>
          <table:table-cell office:value-type="string">
            <text:p>14:18</text:p>
          </table:table-cell>
          <table:table-cell office:value-type="string">
            <text:p>14:32v</text:p>
          </table:table-cell>
          <table:table-cell office:value-type="string">
            <text:p>14:42dv</text:p>
          </table:table-cell>
          <table:table-cell office:value-type="string">
            <text:p>14:57v</text:p>
          </table:table-cell>
          <table:table-cell office:value-type="string">
            <text:p>15:14</text:p>
          </table:table-cell>
          <table:table-cell office:value-type="string">
            <text:p>15:26Sv</text:p>
          </table:table-cell>
          <table:table-cell office:value-type="string">
            <text:p>15:41dv</text:p>
          </table:table-cell>
          <table:table-cell office:value-type="string">
            <text:p>15:56dv</text:p>
          </table:table-cell>
          <table:table-cell office:value-type="string">
            <text:p>16:16d</text:p>
          </table:table-cell>
          <table:table-cell office:value-type="string">
            <text:p>16:32v</text:p>
          </table:table-cell>
          <table:table-cell office:value-type="string">
            <text:p>16:42dv</text:p>
          </table:table-cell>
          <table:table-cell office:value-type="string">
            <text:p>16:57v</text:p>
          </table:table-cell>
          <table:table-cell office:value-type="string">
            <text:p>17:16d</text:p>
          </table:table-cell>
          <table:table-cell office:value-type="string">
            <text:p>17:41dv</text:p>
          </table:table-cell>
          <table:table-cell office:value-type="string">
            <text:p>18:02v</text:p>
          </table:table-cell>
          <table:table-cell office:value-type="string">
            <text:p>18:12d</text:p>
          </table:table-cell>
          <table:table-cell office:value-type="string">
            <text:p>18:32dv</text:p>
          </table:table-cell>
          <table:table-cell office:value-type="string">
            <text:p>18:52dv</text:p>
          </table:table-cell>
          <table:table-cell office:value-type="string">
            <text:p>19:12d</text:p>
          </table:table-cell>
          <table:table-cell office:value-type="string">
            <text:p>19:38v</text:p>
          </table:table-cell>
          <table:table-cell office:value-type="string">
            <text:p>20:08d</text:p>
          </table:table-cell>
          <table:table-cell office:value-type="string">
            <text:p>20:38dv</text:p>
          </table:table-cell>
          <table:table-cell office:value-type="string">
            <text:p>21:21</text:p>
          </table:table-cell>
          <table:table-cell office:value-type="string">
            <text:p>22:21d</text:p>
          </table:table-cell>
          <table:table-cell table:number-columns-repeated="972"/>
        </table:table-row>
        <table:table-row table:style-name="ro1">
          <table:table-cell table:style-name="Default" office:value-type="string">
            <text:p>Waryńskiego</text:p>
          </table:table-cell>
          <table:table-cell office:value-type="string">
            <text:p>5:33v</text:p>
          </table:table-cell>
          <table:table-cell office:value-type="string">
            <text:p>6:03</text:p>
          </table:table-cell>
          <table:table-cell office:value-type="string">
            <text:p>6:18v</text:p>
          </table:table-cell>
          <table:table-cell office:value-type="string">
            <text:p>6:39v</text:p>
          </table:table-cell>
          <table:table-cell office:value-type="string">
            <text:p>6:55v</text:p>
          </table:table-cell>
          <table:table-cell office:value-type="string">
            <text:p>7:04p</text:p>
          </table:table-cell>
          <table:table-cell office:value-type="string">
            <text:p>7:24v</text:p>
          </table:table-cell>
          <table:table-cell office:value-type="string">
            <text:p>7:39v</text:p>
          </table:table-cell>
          <table:table-cell office:value-type="string">
            <text:p>7:55</text:p>
          </table:table-cell>
          <table:table-cell office:value-type="string">
            <text:p>8:04dv</text:p>
          </table:table-cell>
          <table:table-cell office:value-type="string">
            <text:p>8:14v</text:p>
          </table:table-cell>
          <table:table-cell office:value-type="string">
            <text:p>8:38dv</text:p>
          </table:table-cell>
          <table:table-cell office:value-type="string">
            <text:p>9:09</text:p>
          </table:table-cell>
          <table:table-cell office:value-type="string">
            <text:p>9:34dv</text:p>
          </table:table-cell>
          <table:table-cell office:value-type="string">
            <text:p>9:49v</text:p>
          </table:table-cell>
          <table:table-cell office:value-type="string">
            <text:p>10:14d</text:p>
          </table:table-cell>
          <table:table-cell office:value-type="string">
            <text:p>10:29v</text:p>
          </table:table-cell>
          <table:table-cell office:value-type="string">
            <text:p>10:54dv</text:p>
          </table:table-cell>
          <table:table-cell office:value-type="string">
            <text:p>11:09</text:p>
          </table:table-cell>
          <table:table-cell office:value-type="string">
            <text:p>11:34dv</text:p>
          </table:table-cell>
          <table:table-cell office:value-type="string">
            <text:p>11:49v</text:p>
          </table:table-cell>
          <table:table-cell office:value-type="string">
            <text:p>12:14d</text:p>
          </table:table-cell>
          <table:table-cell office:value-type="string">
            <text:p>12:34v</text:p>
          </table:table-cell>
          <table:table-cell office:value-type="string">
            <text:p>12:54v</text:p>
          </table:table-cell>
          <table:table-cell office:value-type="string">
            <text:p>13:14</text:p>
          </table:table-cell>
          <table:table-cell office:value-type="string">
            <text:p>13:43dv</text:p>
          </table:table-cell>
          <table:table-cell office:value-type="string">
            <text:p>14:03dv</text:p>
          </table:table-cell>
          <table:table-cell office:value-type="string">
            <text:p>14:20</text:p>
          </table:table-cell>
          <table:table-cell office:value-type="string">
            <text:p>14:34v</text:p>
          </table:table-cell>
          <table:table-cell office:value-type="string">
            <text:p>14:44dv</text:p>
          </table:table-cell>
          <table:table-cell office:value-type="string">
            <text:p>14:59v</text:p>
          </table:table-cell>
          <table:table-cell office:value-type="string">
            <text:p>15:16</text:p>
          </table:table-cell>
          <table:table-cell office:value-type="string">
            <text:p>15:28Sv</text:p>
          </table:table-cell>
          <table:table-cell office:value-type="string">
            <text:p>15:43dv</text:p>
          </table:table-cell>
          <table:table-cell office:value-type="string">
            <text:p>15:58dv</text:p>
          </table:table-cell>
          <table:table-cell office:value-type="string">
            <text:p>16:18d</text:p>
          </table:table-cell>
          <table:table-cell office:value-type="string">
            <text:p>16:34v</text:p>
          </table:table-cell>
          <table:table-cell office:value-type="string">
            <text:p>16:44dv</text:p>
          </table:table-cell>
          <table:table-cell office:value-type="string">
            <text:p>16:59v</text:p>
          </table:table-cell>
          <table:table-cell office:value-type="string">
            <text:p>17:18d</text:p>
          </table:table-cell>
          <table:table-cell office:value-type="string">
            <text:p>17:43dv</text:p>
          </table:table-cell>
          <table:table-cell office:value-type="string">
            <text:p>18:04v</text:p>
          </table:table-cell>
          <table:table-cell office:value-type="string">
            <text:p>18:14d</text:p>
          </table:table-cell>
          <table:table-cell office:value-type="string">
            <text:p>18:34dv</text:p>
          </table:table-cell>
          <table:table-cell office:value-type="string">
            <text:p>18:54dv</text:p>
          </table:table-cell>
          <table:table-cell office:value-type="string">
            <text:p>19:14d</text:p>
          </table:table-cell>
          <table:table-cell office:value-type="string">
            <text:p>19:40v</text:p>
          </table:table-cell>
          <table:table-cell office:value-type="string">
            <text:p>20:10d</text:p>
          </table:table-cell>
          <table:table-cell office:value-type="string">
            <text:p>20:40dv</text:p>
          </table:table-cell>
          <table:table-cell office:value-type="string">
            <text:p>21:23</text:p>
          </table:table-cell>
          <table:table-cell office:value-type="string">
            <text:p>22:23d</text:p>
          </table:table-cell>
          <table:table-cell table:number-columns-repeated="972"/>
        </table:table-row>
        <table:table-row table:style-name="ro1">
          <table:table-cell table:style-name="Default" office:value-type="string">
            <text:p>Zwycięstwa / Waryńskiego</text:p>
          </table:table-cell>
          <table:table-cell office:value-type="string">
            <text:p>5:35v</text:p>
          </table:table-cell>
          <table:table-cell office:value-type="string">
            <text:p>6:05</text:p>
          </table:table-cell>
          <table:table-cell office:value-type="string">
            <text:p>6:20v</text:p>
          </table:table-cell>
          <table:table-cell office:value-type="string">
            <text:p>6:41v</text:p>
          </table:table-cell>
          <table:table-cell office:value-type="string">
            <text:p>6:57v</text:p>
          </table:table-cell>
          <table:table-cell office:value-type="string">
            <text:p>7:06p</text:p>
          </table:table-cell>
          <table:table-cell office:value-type="string">
            <text:p>7:26v</text:p>
          </table:table-cell>
          <table:table-cell office:value-type="string">
            <text:p>7:41v</text:p>
          </table:table-cell>
          <table:table-cell office:value-type="string">
            <text:p>7:57</text:p>
          </table:table-cell>
          <table:table-cell office:value-type="string">
            <text:p>8:06dv</text:p>
          </table:table-cell>
          <table:table-cell office:value-type="string">
            <text:p>8:16v</text:p>
          </table:table-cell>
          <table:table-cell office:value-type="string">
            <text:p>8:40dv</text:p>
          </table:table-cell>
          <table:table-cell office:value-type="string">
            <text:p>9:11</text:p>
          </table:table-cell>
          <table:table-cell office:value-type="string">
            <text:p>9:36dv</text:p>
          </table:table-cell>
          <table:table-cell office:value-type="string">
            <text:p>9:51v</text:p>
          </table:table-cell>
          <table:table-cell office:value-type="string">
            <text:p>10:16d</text:p>
          </table:table-cell>
          <table:table-cell office:value-type="string">
            <text:p>10:31v</text:p>
          </table:table-cell>
          <table:table-cell office:value-type="string">
            <text:p>10:56dv</text:p>
          </table:table-cell>
          <table:table-cell office:value-type="string">
            <text:p>11:11</text:p>
          </table:table-cell>
          <table:table-cell office:value-type="string">
            <text:p>11:36dv</text:p>
          </table:table-cell>
          <table:table-cell office:value-type="string">
            <text:p>11:51v</text:p>
          </table:table-cell>
          <table:table-cell office:value-type="string">
            <text:p>12:16d</text:p>
          </table:table-cell>
          <table:table-cell office:value-type="string">
            <text:p>12:36v</text:p>
          </table:table-cell>
          <table:table-cell office:value-type="string">
            <text:p>12:56v</text:p>
          </table:table-cell>
          <table:table-cell office:value-type="string">
            <text:p>13:16</text:p>
          </table:table-cell>
          <table:table-cell office:value-type="string">
            <text:p>13:46dv</text:p>
          </table:table-cell>
          <table:table-cell office:value-type="string">
            <text:p>14:06dv</text:p>
          </table:table-cell>
          <table:table-cell office:value-type="string">
            <text:p>14:23</text:p>
          </table:table-cell>
          <table:table-cell office:value-type="string">
            <text:p>14:37v</text:p>
          </table:table-cell>
          <table:table-cell office:value-type="string">
            <text:p>14:47dv</text:p>
          </table:table-cell>
          <table:table-cell office:value-type="string">
            <text:p>15:02v</text:p>
          </table:table-cell>
          <table:table-cell office:value-type="string">
            <text:p>15:19</text:p>
          </table:table-cell>
          <table:table-cell office:value-type="string">
            <text:p>15:30Sv</text:p>
          </table:table-cell>
          <table:table-cell office:value-type="string">
            <text:p>15:46dv</text:p>
          </table:table-cell>
          <table:table-cell office:value-type="string">
            <text:p>16:01dv</text:p>
          </table:table-cell>
          <table:table-cell office:value-type="string">
            <text:p>16:21d</text:p>
          </table:table-cell>
          <table:table-cell office:value-type="string">
            <text:p>16:37v</text:p>
          </table:table-cell>
          <table:table-cell office:value-type="string">
            <text:p>16:47dv</text:p>
          </table:table-cell>
          <table:table-cell office:value-type="string">
            <text:p>17:02v</text:p>
          </table:table-cell>
          <table:table-cell office:value-type="string">
            <text:p>17:20d</text:p>
          </table:table-cell>
          <table:table-cell office:value-type="string">
            <text:p>17:45dv</text:p>
          </table:table-cell>
          <table:table-cell office:value-type="string">
            <text:p>18:06v</text:p>
          </table:table-cell>
          <table:table-cell office:value-type="string">
            <text:p>18:16d</text:p>
          </table:table-cell>
          <table:table-cell office:value-type="string">
            <text:p>18:36dv</text:p>
          </table:table-cell>
          <table:table-cell office:value-type="string">
            <text:p>18:56dv</text:p>
          </table:table-cell>
          <table:table-cell office:value-type="string">
            <text:p>19:16d</text:p>
          </table:table-cell>
          <table:table-cell office:value-type="string">
            <text:p>19:42v</text:p>
          </table:table-cell>
          <table:table-cell office:value-type="string">
            <text:p>20:12d</text:p>
          </table:table-cell>
          <table:table-cell office:value-type="string">
            <text:p>20:42dv</text:p>
          </table:table-cell>
          <table:table-cell office:value-type="string">
            <text:p>21:25</text:p>
          </table:table-cell>
          <table:table-cell office:value-type="string">
            <text:p>22:25d</text:p>
          </table:table-cell>
          <table:table-cell table:number-columns-repeated="972"/>
        </table:table-row>
        <table:table-row table:style-name="ro1">
          <table:table-cell table:style-name="Default" office:value-type="string">
            <text:p>Stawisińskiego / Andersa</text:p>
          </table:table-cell>
          <table:table-cell table:style-name="Default" table:number-columns-repeated="2"/>
          <table:table-cell table:number-columns-repeated="3"/>
          <table:table-cell office:value-type="string">
            <text:p>7:08p</text:p>
          </table:table-cell>
          <table:table-cell table:style-name="Default"/>
          <table:table-cell table:number-columns-repeated="25"/>
          <table:table-cell office:value-type="string">
            <text:p>15:32Sv</text:p>
          </table:table-cell>
          <table:table-cell table:number-columns-repeated="990"/>
        </table:table-row>
        <table:table-row table:style-name="ro1">
          <table:table-cell table:style-name="Default" office:value-type="string">
            <text:p>Stawisińskiego / Racławicka</text:p>
          </table:table-cell>
          <table:table-cell table:style-name="Default" table:number-columns-repeated="2"/>
          <table:table-cell table:number-columns-repeated="3"/>
          <table:table-cell office:value-type="string">
            <text:p>7:10p</text:p>
          </table:table-cell>
          <table:table-cell table:style-name="Default"/>
          <table:table-cell table:number-columns-repeated="25"/>
          <table:table-cell office:value-type="string">
            <text:p>15:34Sv</text:p>
          </table:table-cell>
          <table:table-cell table:number-columns-repeated="990"/>
        </table:table-row>
        <table:table-row table:style-name="ro1">
          <table:table-cell table:style-name="Default" office:value-type="string">
            <text:p>I Maja / Andersa</text:p>
          </table:table-cell>
          <table:table-cell table:style-name="Default" table:number-columns-repeated="2"/>
          <table:table-cell table:number-columns-repeated="3"/>
          <table:table-cell office:value-type="string">
            <text:p>7:12p</text:p>
          </table:table-cell>
          <table:table-cell table:style-name="Default"/>
          <table:table-cell table:number-columns-repeated="25"/>
          <table:table-cell office:value-type="string">
            <text:p>15:36Sv</text:p>
          </table:table-cell>
          <table:table-cell table:number-columns-repeated="990"/>
        </table:table-row>
        <table:table-row table:style-name="ro1">
          <table:table-cell table:style-name="Default" office:value-type="string">
            <text:p>Zwycięstwa / Piłsudskiego</text:p>
          </table:table-cell>
          <table:table-cell office:value-type="string">
            <text:p>5:37v</text:p>
          </table:table-cell>
          <table:table-cell office:value-type="string">
            <text:p>6:07</text:p>
          </table:table-cell>
          <table:table-cell office:value-type="string">
            <text:p>6:22v</text:p>
          </table:table-cell>
          <table:table-cell office:value-type="string">
            <text:p>6:44v</text:p>
          </table:table-cell>
          <table:table-cell office:value-type="string">
            <text:p>7:00v</text:p>
          </table:table-cell>
          <table:table-cell table:style-name="Default"/>
          <table:table-cell office:value-type="string">
            <text:p>7:29v</text:p>
          </table:table-cell>
          <table:table-cell office:value-type="string">
            <text:p>7:44v</text:p>
          </table:table-cell>
          <table:table-cell office:value-type="string">
            <text:p>8:00</text:p>
          </table:table-cell>
          <table:table-cell office:value-type="string">
            <text:p>8:09dv</text:p>
          </table:table-cell>
          <table:table-cell office:value-type="string">
            <text:p>8:19v</text:p>
          </table:table-cell>
          <table:table-cell office:value-type="string">
            <text:p>8:43dv</text:p>
          </table:table-cell>
          <table:table-cell office:value-type="string">
            <text:p>9:14</text:p>
          </table:table-cell>
          <table:table-cell office:value-type="string">
            <text:p>9:39dv</text:p>
          </table:table-cell>
          <table:table-cell office:value-type="string">
            <text:p>9:54v</text:p>
          </table:table-cell>
          <table:table-cell office:value-type="string">
            <text:p>10:19d</text:p>
          </table:table-cell>
          <table:table-cell office:value-type="string">
            <text:p>10:34v</text:p>
          </table:table-cell>
          <table:table-cell office:value-type="string">
            <text:p>10:59dv</text:p>
          </table:table-cell>
          <table:table-cell office:value-type="string">
            <text:p>11:14</text:p>
          </table:table-cell>
          <table:table-cell office:value-type="string">
            <text:p>11:39dv</text:p>
          </table:table-cell>
          <table:table-cell office:value-type="string">
            <text:p>11:54v</text:p>
          </table:table-cell>
          <table:table-cell office:value-type="string">
            <text:p>12:19d</text:p>
          </table:table-cell>
          <table:table-cell office:value-type="string">
            <text:p>12:39v</text:p>
          </table:table-cell>
          <table:table-cell office:value-type="string">
            <text:p>12:59v</text:p>
          </table:table-cell>
          <table:table-cell office:value-type="string">
            <text:p>13:19</text:p>
          </table:table-cell>
          <table:table-cell office:value-type="string">
            <text:p>13:49dv</text:p>
          </table:table-cell>
          <table:table-cell office:value-type="string">
            <text:p>14:09dv</text:p>
          </table:table-cell>
          <table:table-cell office:value-type="string">
            <text:p>14:26</text:p>
          </table:table-cell>
          <table:table-cell office:value-type="string">
            <text:p>14:40v</text:p>
          </table:table-cell>
          <table:table-cell office:value-type="string">
            <text:p>14:50dv</text:p>
          </table:table-cell>
          <table:table-cell office:value-type="string">
            <text:p>15:05v</text:p>
          </table:table-cell>
          <table:table-cell office:value-type="string">
            <text:p>15:22</text:p>
          </table:table-cell>
          <table:table-cell table:style-name="Default"/>
          <table:table-cell office:value-type="string">
            <text:p>15:49dv</text:p>
          </table:table-cell>
          <table:table-cell office:value-type="string">
            <text:p>16:04dv</text:p>
          </table:table-cell>
          <table:table-cell office:value-type="string">
            <text:p>16:24d</text:p>
          </table:table-cell>
          <table:table-cell office:value-type="string">
            <text:p>16:40v</text:p>
          </table:table-cell>
          <table:table-cell office:value-type="string">
            <text:p>16:50dv</text:p>
          </table:table-cell>
          <table:table-cell office:value-type="string">
            <text:p>17:05v</text:p>
          </table:table-cell>
          <table:table-cell office:value-type="string">
            <text:p>17:23d</text:p>
          </table:table-cell>
          <table:table-cell office:value-type="string">
            <text:p>17:48dv</text:p>
          </table:table-cell>
          <table:table-cell office:value-type="string">
            <text:p>18:09v</text:p>
          </table:table-cell>
          <table:table-cell office:value-type="string">
            <text:p>18:19d</text:p>
          </table:table-cell>
          <table:table-cell office:value-type="string">
            <text:p>18:39dv</text:p>
          </table:table-cell>
          <table:table-cell office:value-type="string">
            <text:p>18:59dv</text:p>
          </table:table-cell>
          <table:table-cell office:value-type="string">
            <text:p>19:18d</text:p>
          </table:table-cell>
          <table:table-cell office:value-type="string">
            <text:p>19:44v</text:p>
          </table:table-cell>
          <table:table-cell office:value-type="string">
            <text:p>20:14d</text:p>
          </table:table-cell>
          <table:table-cell office:value-type="string">
            <text:p>20:44dv</text:p>
          </table:table-cell>
          <table:table-cell office:value-type="string">
            <text:p>21:27</text:p>
          </table:table-cell>
          <table:table-cell office:value-type="string">
            <text:p>22:27d</text:p>
          </table:table-cell>
          <table:table-cell table:number-columns-repeated="972"/>
        </table:table-row>
        <table:table-row table:style-name="ro1">
          <table:table-cell table:style-name="Default" office:value-type="string">
            <text:p>Rynek Staromiejski</text:p>
          </table:table-cell>
          <table:table-cell office:value-type="string">
            <text:p>5:39v</text:p>
          </table:table-cell>
          <table:table-cell office:value-type="string">
            <text:p>6:09</text:p>
          </table:table-cell>
          <table:table-cell office:value-type="string">
            <text:p>6:24v</text:p>
          </table:table-cell>
          <table:table-cell office:value-type="string">
            <text:p>6:46v</text:p>
          </table:table-cell>
          <table:table-cell office:value-type="string">
            <text:p>7:02v</text:p>
          </table:table-cell>
          <table:table-cell office:value-type="string">
            <text:p>7:14p</text:p>
          </table:table-cell>
          <table:table-cell office:value-type="string">
            <text:p>7:31v</text:p>
          </table:table-cell>
          <table:table-cell office:value-type="string">
            <text:p>7:46v</text:p>
          </table:table-cell>
          <table:table-cell office:value-type="string">
            <text:p>8:02</text:p>
          </table:table-cell>
          <table:table-cell office:value-type="string">
            <text:p>8:11dv</text:p>
          </table:table-cell>
          <table:table-cell office:value-type="string">
            <text:p>8:21v</text:p>
          </table:table-cell>
          <table:table-cell office:value-type="string">
            <text:p>8:45dv</text:p>
          </table:table-cell>
          <table:table-cell office:value-type="string">
            <text:p>9:16</text:p>
          </table:table-cell>
          <table:table-cell office:value-type="string">
            <text:p>9:41dv</text:p>
          </table:table-cell>
          <table:table-cell office:value-type="string">
            <text:p>9:56v</text:p>
          </table:table-cell>
          <table:table-cell office:value-type="string">
            <text:p>10:21d</text:p>
          </table:table-cell>
          <table:table-cell office:value-type="string">
            <text:p>10:36v</text:p>
          </table:table-cell>
          <table:table-cell office:value-type="string">
            <text:p>11:01dv</text:p>
          </table:table-cell>
          <table:table-cell office:value-type="string">
            <text:p>11:16</text:p>
          </table:table-cell>
          <table:table-cell office:value-type="string">
            <text:p>11:41dv</text:p>
          </table:table-cell>
          <table:table-cell office:value-type="string">
            <text:p>11:56v</text:p>
          </table:table-cell>
          <table:table-cell office:value-type="string">
            <text:p>12:21d</text:p>
          </table:table-cell>
          <table:table-cell office:value-type="string">
            <text:p>12:41v</text:p>
          </table:table-cell>
          <table:table-cell office:value-type="string">
            <text:p>13:01v</text:p>
          </table:table-cell>
          <table:table-cell office:value-type="string">
            <text:p>13:21</text:p>
          </table:table-cell>
          <table:table-cell office:value-type="string">
            <text:p>13:51dv</text:p>
          </table:table-cell>
          <table:table-cell office:value-type="string">
            <text:p>14:11dv</text:p>
          </table:table-cell>
          <table:table-cell office:value-type="string">
            <text:p>14:28</text:p>
          </table:table-cell>
          <table:table-cell office:value-type="string">
            <text:p>14:42v</text:p>
          </table:table-cell>
          <table:table-cell office:value-type="string">
            <text:p>14:52dv</text:p>
          </table:table-cell>
          <table:table-cell office:value-type="string">
            <text:p>15:07v</text:p>
          </table:table-cell>
          <table:table-cell office:value-type="string">
            <text:p>15:24</text:p>
          </table:table-cell>
          <table:table-cell office:value-type="string">
            <text:p>15:38Sv</text:p>
          </table:table-cell>
          <table:table-cell office:value-type="string">
            <text:p>15:51dv</text:p>
          </table:table-cell>
          <table:table-cell office:value-type="string">
            <text:p>16:06dv</text:p>
          </table:table-cell>
          <table:table-cell office:value-type="string">
            <text:p>16:26d</text:p>
          </table:table-cell>
          <table:table-cell office:value-type="string">
            <text:p>16:42v</text:p>
          </table:table-cell>
          <table:table-cell office:value-type="string">
            <text:p>16:52dv</text:p>
          </table:table-cell>
          <table:table-cell office:value-type="string">
            <text:p>17:07v</text:p>
          </table:table-cell>
          <table:table-cell office:value-type="string">
            <text:p>17:25d</text:p>
          </table:table-cell>
          <table:table-cell office:value-type="string">
            <text:p>17:50dv</text:p>
          </table:table-cell>
          <table:table-cell office:value-type="string">
            <text:p>18:11v</text:p>
          </table:table-cell>
          <table:table-cell office:value-type="string">
            <text:p>18:21d</text:p>
          </table:table-cell>
          <table:table-cell office:value-type="string">
            <text:p>18:41dv</text:p>
          </table:table-cell>
          <table:table-cell office:value-type="string">
            <text:p>19:01dv</text:p>
          </table:table-cell>
          <table:table-cell office:value-type="string">
            <text:p>19:20d</text:p>
          </table:table-cell>
          <table:table-cell office:value-type="string">
            <text:p>19:46v</text:p>
          </table:table-cell>
          <table:table-cell office:value-type="string">
            <text:p>20:16d</text:p>
          </table:table-cell>
          <table:table-cell office:value-type="string">
            <text:p>20:46dv</text:p>
          </table:table-cell>
          <table:table-cell office:value-type="string">
            <text:p>21:29</text:p>
          </table:table-cell>
          <table:table-cell office:value-type="string">
            <text:p>22:29d</text:p>
          </table:table-cell>
          <table:table-cell table:number-columns-repeated="972"/>
        </table:table-row>
        <table:table-row table:style-name="ro1">
          <table:table-cell table:style-name="Default" office:value-type="string">
            <text:p>Dworzec PKP</text:p>
          </table:table-cell>
          <table:table-cell table:style-name="Default" table:number-columns-repeated="50"/>
          <table:table-cell table:number-columns-repeated="973"/>
        </table:table-row>
        <table:table-row table:style-name="ro1">
          <table:table-cell table:style-name="Default" office:value-type="string">
            <text:p>Dworzec PKS</text:p>
          </table:table-cell>
          <table:table-cell office:value-type="string">
            <text:p>5:41v</text:p>
          </table:table-cell>
          <table:table-cell office:value-type="string">
            <text:p>6:11</text:p>
          </table:table-cell>
          <table:table-cell office:value-type="string">
            <text:p>6:26v</text:p>
          </table:table-cell>
          <table:table-cell office:value-type="string">
            <text:p>6:48v</text:p>
          </table:table-cell>
          <table:table-cell office:value-type="string">
            <text:p>7:04v</text:p>
          </table:table-cell>
          <table:table-cell table:style-name="Default"/>
          <table:table-cell office:value-type="string">
            <text:p>7:33v</text:p>
          </table:table-cell>
          <table:table-cell office:value-type="string">
            <text:p>7:48v</text:p>
          </table:table-cell>
          <table:table-cell office:value-type="string">
            <text:p>8:04</text:p>
          </table:table-cell>
          <table:table-cell table:style-name="Default"/>
          <table:table-cell office:value-type="string">
            <text:p>8:23v</text:p>
          </table:table-cell>
          <table:table-cell table:style-name="Default"/>
          <table:table-cell office:value-type="string">
            <text:p>9:18</text:p>
          </table:table-cell>
          <table:table-cell table:style-name="Default"/>
          <table:table-cell office:value-type="string">
            <text:p>9:58v</text:p>
          </table:table-cell>
          <table:table-cell table:style-name="Default"/>
          <table:table-cell office:value-type="string">
            <text:p>10:38v</text:p>
          </table:table-cell>
          <table:table-cell table:style-name="Default"/>
          <table:table-cell office:value-type="string">
            <text:p>11:18</text:p>
          </table:table-cell>
          <table:table-cell table:style-name="Default"/>
          <table:table-cell office:value-type="string">
            <text:p>11:58v</text:p>
          </table:table-cell>
          <table:table-cell table:style-name="Default"/>
          <table:table-cell office:value-type="string">
            <text:p>12:43v</text:p>
          </table:table-cell>
          <table:table-cell office:value-type="string">
            <text:p>13:03v</text:p>
          </table:table-cell>
          <table:table-cell office:value-type="string">
            <text:p>13:23</text:p>
          </table:table-cell>
          <table:table-cell table:style-name="Default" table:number-columns-repeated="2"/>
          <table:table-cell office:value-type="string">
            <text:p>14:30</text:p>
          </table:table-cell>
          <table:table-cell office:value-type="string">
            <text:p>14:44v</text:p>
          </table:table-cell>
          <table:table-cell table:style-name="Default"/>
          <table:table-cell office:value-type="string">
            <text:p>15:09v</text:p>
          </table:table-cell>
          <table:table-cell office:value-type="string">
            <text:p>15:26</text:p>
          </table:table-cell>
          <table:table-cell office:value-type="string">
            <text:p>15:40Sv</text:p>
          </table:table-cell>
          <table:table-cell table:style-name="Default" table:number-columns-repeated="3"/>
          <table:table-cell office:value-type="string">
            <text:p>16:44v</text:p>
          </table:table-cell>
          <table:table-cell table:style-name="Default"/>
          <table:table-cell office:value-type="string">
            <text:p>17:09v</text:p>
          </table:table-cell>
          <table:table-cell table:style-name="Default" table:number-columns-repeated="2"/>
          <table:table-cell office:value-type="string">
            <text:p>18:13v</text:p>
          </table:table-cell>
          <table:table-cell table:style-name="Default" table:number-columns-repeated="4"/>
          <table:table-cell office:value-type="string">
            <text:p>19:48v</text:p>
          </table:table-cell>
          <table:table-cell table:style-name="Default" table:number-columns-repeated="2"/>
          <table:table-cell office:value-type="string">
            <text:p>21:31</text:p>
          </table:table-cell>
          <table:table-cell table:number-columns-repeated="973"/>
        </table:table-row>
        <table:table-row table:style-name="ro1">
          <table:table-cell table:style-name="Default" office:value-type="string">
            <text:p>Szczecińska / Mieszka I</text:p>
          </table:table-cell>
          <table:table-cell office:value-type="string">
            <text:p>5:42v</text:p>
          </table:table-cell>
          <table:table-cell office:value-type="string">
            <text:p>6:12</text:p>
          </table:table-cell>
          <table:table-cell office:value-type="string">
            <text:p>6:27v</text:p>
          </table:table-cell>
          <table:table-cell office:value-type="string">
            <text:p>6:50v</text:p>
          </table:table-cell>
          <table:table-cell office:value-type="string">
            <text:p>7:06v</text:p>
          </table:table-cell>
          <table:table-cell table:style-name="Default"/>
          <table:table-cell office:value-type="string">
            <text:p>7:35v</text:p>
          </table:table-cell>
          <table:table-cell office:value-type="string">
            <text:p>7:50v</text:p>
          </table:table-cell>
          <table:table-cell office:value-type="string">
            <text:p>8:06</text:p>
          </table:table-cell>
          <table:table-cell table:style-name="Default"/>
          <table:table-cell office:value-type="string">
            <text:p>8:25v</text:p>
          </table:table-cell>
          <table:table-cell table:style-name="Default"/>
          <table:table-cell office:value-type="string">
            <text:p>9:20</text:p>
          </table:table-cell>
          <table:table-cell table:style-name="Default"/>
          <table:table-cell office:value-type="string">
            <text:p>10:00v</text:p>
          </table:table-cell>
          <table:table-cell table:style-name="Default"/>
          <table:table-cell office:value-type="string">
            <text:p>10:40v</text:p>
          </table:table-cell>
          <table:table-cell table:style-name="Default"/>
          <table:table-cell office:value-type="string">
            <text:p>11:20</text:p>
          </table:table-cell>
          <table:table-cell table:style-name="Default"/>
          <table:table-cell office:value-type="string">
            <text:p>12:00v</text:p>
          </table:table-cell>
          <table:table-cell table:style-name="Default"/>
          <table:table-cell office:value-type="string">
            <text:p>12:45v</text:p>
          </table:table-cell>
          <table:table-cell office:value-type="string">
            <text:p>13:05v</text:p>
          </table:table-cell>
          <table:table-cell office:value-type="string">
            <text:p>13:25</text:p>
          </table:table-cell>
          <table:table-cell table:style-name="Default" table:number-columns-repeated="2"/>
          <table:table-cell office:value-type="string">
            <text:p>14:32</text:p>
          </table:table-cell>
          <table:table-cell office:value-type="string">
            <text:p>14:46v</text:p>
          </table:table-cell>
          <table:table-cell table:style-name="Default"/>
          <table:table-cell office:value-type="string">
            <text:p>15:11v</text:p>
          </table:table-cell>
          <table:table-cell office:value-type="string">
            <text:p>15:28</text:p>
          </table:table-cell>
          <table:table-cell office:value-type="string">
            <text:p>15:41Sv</text:p>
          </table:table-cell>
          <table:table-cell table:style-name="Default" table:number-columns-repeated="3"/>
          <table:table-cell office:value-type="string">
            <text:p>16:46v</text:p>
          </table:table-cell>
          <table:table-cell table:style-name="Default"/>
          <table:table-cell office:value-type="string">
            <text:p>17:11v</text:p>
          </table:table-cell>
          <table:table-cell table:style-name="Default" table:number-columns-repeated="2"/>
          <table:table-cell office:value-type="string">
            <text:p>18:14v</text:p>
          </table:table-cell>
          <table:table-cell table:style-name="Default" table:number-columns-repeated="4"/>
          <table:table-cell office:value-type="string">
            <text:p>19:49v</text:p>
          </table:table-cell>
          <table:table-cell table:style-name="Default" table:number-columns-repeated="2"/>
          <table:table-cell office:value-type="string">
            <text:p>21:32</text:p>
          </table:table-cell>
          <table:table-cell table:number-columns-repeated="973"/>
        </table:table-row>
        <table:table-row table:style-name="ro1">
          <table:table-cell table:style-name="Default" office:value-type="string">
            <text:p>Szczecińska / Brzozowa</text:p>
          </table:table-cell>
          <table:table-cell office:value-type="string">
            <text:p>5:43v</text:p>
          </table:table-cell>
          <table:table-cell office:value-type="string">
            <text:p>6:13</text:p>
          </table:table-cell>
          <table:table-cell office:value-type="string">
            <text:p>6:28v</text:p>
          </table:table-cell>
          <table:table-cell office:value-type="string">
            <text:p>6:51v</text:p>
          </table:table-cell>
          <table:table-cell office:value-type="string">
            <text:p>7:07v</text:p>
          </table:table-cell>
          <table:table-cell table:style-name="Default"/>
          <table:table-cell office:value-type="string">
            <text:p>7:36v</text:p>
          </table:table-cell>
          <table:table-cell office:value-type="string">
            <text:p>7:51v</text:p>
          </table:table-cell>
          <table:table-cell office:value-type="string">
            <text:p>8:07</text:p>
          </table:table-cell>
          <table:table-cell table:style-name="Default"/>
          <table:table-cell office:value-type="string">
            <text:p>8:26v</text:p>
          </table:table-cell>
          <table:table-cell table:style-name="Default"/>
          <table:table-cell office:value-type="string">
            <text:p>9:21</text:p>
          </table:table-cell>
          <table:table-cell table:style-name="Default"/>
          <table:table-cell office:value-type="string">
            <text:p>10:01v</text:p>
          </table:table-cell>
          <table:table-cell table:style-name="Default"/>
          <table:table-cell office:value-type="string">
            <text:p>10:41v</text:p>
          </table:table-cell>
          <table:table-cell table:style-name="Default"/>
          <table:table-cell office:value-type="string">
            <text:p>11:21</text:p>
          </table:table-cell>
          <table:table-cell table:style-name="Default"/>
          <table:table-cell office:value-type="string">
            <text:p>12:01v</text:p>
          </table:table-cell>
          <table:table-cell table:style-name="Default"/>
          <table:table-cell office:value-type="string">
            <text:p>12:46v</text:p>
          </table:table-cell>
          <table:table-cell office:value-type="string">
            <text:p>13:06v</text:p>
          </table:table-cell>
          <table:table-cell office:value-type="string">
            <text:p>13:26</text:p>
          </table:table-cell>
          <table:table-cell table:style-name="Default" table:number-columns-repeated="2"/>
          <table:table-cell office:value-type="string">
            <text:p>14:33</text:p>
          </table:table-cell>
          <table:table-cell office:value-type="string">
            <text:p>14:47v</text:p>
          </table:table-cell>
          <table:table-cell table:style-name="Default"/>
          <table:table-cell office:value-type="string">
            <text:p>15:12v</text:p>
          </table:table-cell>
          <table:table-cell office:value-type="string">
            <text:p>15:29</text:p>
          </table:table-cell>
          <table:table-cell office:value-type="string">
            <text:p>15:42Sv</text:p>
          </table:table-cell>
          <table:table-cell table:style-name="Default" table:number-columns-repeated="3"/>
          <table:table-cell office:value-type="string">
            <text:p>16:47v</text:p>
          </table:table-cell>
          <table:table-cell table:style-name="Default"/>
          <table:table-cell office:value-type="string">
            <text:p>17:12v</text:p>
          </table:table-cell>
          <table:table-cell table:style-name="Default" table:number-columns-repeated="2"/>
          <table:table-cell office:value-type="string">
            <text:p>18:15v</text:p>
          </table:table-cell>
          <table:table-cell table:style-name="Default" table:number-columns-repeated="4"/>
          <table:table-cell office:value-type="string">
            <text:p>19:50v</text:p>
          </table:table-cell>
          <table:table-cell table:style-name="Default" table:number-columns-repeated="2"/>
          <table:table-cell office:value-type="string">
            <text:p>21:33</text:p>
          </table:table-cell>
          <table:table-cell table:number-columns-repeated="973"/>
        </table:table-row>
        <table:table-row table:style-name="ro1">
          <table:table-cell table:style-name="Default" office:value-type="string">
            <text:p>Szczecińska / Syrenki</text:p>
          </table:table-cell>
          <table:table-cell office:value-type="string">
            <text:p>5:44v</text:p>
          </table:table-cell>
          <table:table-cell office:value-type="string">
            <text:p>6:14</text:p>
          </table:table-cell>
          <table:table-cell office:value-type="string">
            <text:p>6:29v</text:p>
          </table:table-cell>
          <table:table-cell office:value-type="string">
            <text:p>6:52v</text:p>
          </table:table-cell>
          <table:table-cell office:value-type="string">
            <text:p>7:08v</text:p>
          </table:table-cell>
          <table:table-cell table:style-name="Default"/>
          <table:table-cell office:value-type="string">
            <text:p>7:37v</text:p>
          </table:table-cell>
          <table:table-cell office:value-type="string">
            <text:p>7:52v</text:p>
          </table:table-cell>
          <table:table-cell office:value-type="string">
            <text:p>8:08</text:p>
          </table:table-cell>
          <table:table-cell table:style-name="Default"/>
          <table:table-cell office:value-type="string">
            <text:p>8:27v</text:p>
          </table:table-cell>
          <table:table-cell table:style-name="Default"/>
          <table:table-cell office:value-type="string">
            <text:p>9:22</text:p>
          </table:table-cell>
          <table:table-cell table:style-name="Default"/>
          <table:table-cell office:value-type="string">
            <text:p>10:02v</text:p>
          </table:table-cell>
          <table:table-cell table:style-name="Default"/>
          <table:table-cell office:value-type="string">
            <text:p>10:42v</text:p>
          </table:table-cell>
          <table:table-cell table:style-name="Default"/>
          <table:table-cell office:value-type="string">
            <text:p>11:22</text:p>
          </table:table-cell>
          <table:table-cell table:style-name="Default"/>
          <table:table-cell office:value-type="string">
            <text:p>12:02v</text:p>
          </table:table-cell>
          <table:table-cell table:style-name="Default"/>
          <table:table-cell office:value-type="string">
            <text:p>12:47v</text:p>
          </table:table-cell>
          <table:table-cell office:value-type="string">
            <text:p>13:07v</text:p>
          </table:table-cell>
          <table:table-cell office:value-type="string">
            <text:p>13:27</text:p>
          </table:table-cell>
          <table:table-cell table:style-name="Default" table:number-columns-repeated="2"/>
          <table:table-cell office:value-type="string">
            <text:p>14:34</text:p>
          </table:table-cell>
          <table:table-cell office:value-type="string">
            <text:p>14:48v</text:p>
          </table:table-cell>
          <table:table-cell table:style-name="Default"/>
          <table:table-cell office:value-type="string">
            <text:p>15:13v</text:p>
          </table:table-cell>
          <table:table-cell office:value-type="string">
            <text:p>15:30</text:p>
          </table:table-cell>
          <table:table-cell office:value-type="string">
            <text:p>15:43Sv</text:p>
          </table:table-cell>
          <table:table-cell table:style-name="Default" table:number-columns-repeated="3"/>
          <table:table-cell office:value-type="string">
            <text:p>16:48v</text:p>
          </table:table-cell>
          <table:table-cell table:style-name="Default"/>
          <table:table-cell office:value-type="string">
            <text:p>17:13v</text:p>
          </table:table-cell>
          <table:table-cell table:style-name="Default" table:number-columns-repeated="2"/>
          <table:table-cell office:value-type="string">
            <text:p>18:16v</text:p>
          </table:table-cell>
          <table:table-cell table:style-name="Default" table:number-columns-repeated="4"/>
          <table:table-cell office:value-type="string">
            <text:p>19:51v</text:p>
          </table:table-cell>
          <table:table-cell table:style-name="Default" table:number-columns-repeated="2"/>
          <table:table-cell office:value-type="string">
            <text:p>21:34</text:p>
          </table:table-cell>
          <table:table-cell table:number-columns-repeated="973"/>
        </table:table-row>
        <table:table-row table:style-name="ro1">
          <table:table-cell table:style-name="Default" office:value-type="string">
            <text:p>Szczecińska / Zakłady Usługowe</text:p>
          </table:table-cell>
          <table:table-cell office:value-type="string">
            <text:p>5:45v</text:p>
          </table:table-cell>
          <table:table-cell office:value-type="string">
            <text:p>6:15</text:p>
          </table:table-cell>
          <table:table-cell office:value-type="string">
            <text:p>6:30v</text:p>
          </table:table-cell>
          <table:table-cell office:value-type="string">
            <text:p>6:53v</text:p>
          </table:table-cell>
          <table:table-cell office:value-type="string">
            <text:p>7:09v</text:p>
          </table:table-cell>
          <table:table-cell table:style-name="Default"/>
          <table:table-cell office:value-type="string">
            <text:p>7:38v</text:p>
          </table:table-cell>
          <table:table-cell office:value-type="string">
            <text:p>7:53v</text:p>
          </table:table-cell>
          <table:table-cell office:value-type="string">
            <text:p>8:09</text:p>
          </table:table-cell>
          <table:table-cell table:style-name="Default"/>
          <table:table-cell office:value-type="string">
            <text:p>8:28v</text:p>
          </table:table-cell>
          <table:table-cell table:style-name="Default"/>
          <table:table-cell office:value-type="string">
            <text:p>9:23</text:p>
          </table:table-cell>
          <table:table-cell table:style-name="Default"/>
          <table:table-cell office:value-type="string">
            <text:p>10:03v</text:p>
          </table:table-cell>
          <table:table-cell table:style-name="Default"/>
          <table:table-cell office:value-type="string">
            <text:p>10:43v</text:p>
          </table:table-cell>
          <table:table-cell table:style-name="Default"/>
          <table:table-cell office:value-type="string">
            <text:p>11:23</text:p>
          </table:table-cell>
          <table:table-cell table:style-name="Default"/>
          <table:table-cell office:value-type="string">
            <text:p>12:03v</text:p>
          </table:table-cell>
          <table:table-cell table:style-name="Default"/>
          <table:table-cell office:value-type="string">
            <text:p>12:48v</text:p>
          </table:table-cell>
          <table:table-cell office:value-type="string">
            <text:p>13:08v</text:p>
          </table:table-cell>
          <table:table-cell office:value-type="string">
            <text:p>13:28</text:p>
          </table:table-cell>
          <table:table-cell table:style-name="Default" table:number-columns-repeated="2"/>
          <table:table-cell office:value-type="string">
            <text:p>14:35</text:p>
          </table:table-cell>
          <table:table-cell office:value-type="string">
            <text:p>14:49v</text:p>
          </table:table-cell>
          <table:table-cell table:style-name="Default"/>
          <table:table-cell office:value-type="string">
            <text:p>15:14v</text:p>
          </table:table-cell>
          <table:table-cell office:value-type="string">
            <text:p>15:31</text:p>
          </table:table-cell>
          <table:table-cell office:value-type="string">
            <text:p>15:44Sv</text:p>
          </table:table-cell>
          <table:table-cell table:style-name="Default" table:number-columns-repeated="3"/>
          <table:table-cell office:value-type="string">
            <text:p>16:49v</text:p>
          </table:table-cell>
          <table:table-cell table:style-name="Default"/>
          <table:table-cell office:value-type="string">
            <text:p>17:14v</text:p>
          </table:table-cell>
          <table:table-cell table:style-name="Default" table:number-columns-repeated="2"/>
          <table:table-cell office:value-type="string">
            <text:p>18:17v</text:p>
          </table:table-cell>
          <table:table-cell table:style-name="Default" table:number-columns-repeated="4"/>
          <table:table-cell office:value-type="string">
            <text:p>19:52v</text:p>
          </table:table-cell>
          <table:table-cell table:style-name="Default" table:number-columns-repeated="2"/>
          <table:table-cell office:value-type="string">
            <text:p>21:35</text:p>
          </table:table-cell>
          <table:table-cell table:number-columns-repeated="97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2" table:style-name="ta1">
        <office:forms form:automatic-focus="false" form:apply-design-mode="false"/>
        <table:table-column table:style-name="co2" table:default-cell-style-name="ce5"/>
        <table:table-column table:style-name="co4" table:number-columns-repeated="1023" table:default-cell-style-name="ce5"/>
        <table:table-row table:style-name="ro1">
          <table:table-cell table:style-name="Default" office:value-type="string">
            <text:p>Władysława IV / Pętla</text:p>
          </table:table-cell>
          <table:table-cell office:value-type="string">
            <text:p>5:27</text:p>
          </table:table-cell>
          <table:table-cell office:value-type="string">
            <text:p>6:32</text:p>
          </table:table-cell>
          <table:table-cell office:value-type="string">
            <text:p>7:02</text:p>
          </table:table-cell>
          <table:table-cell office:value-type="string">
            <text:p>7:32</text:p>
          </table:table-cell>
          <table:table-cell office:value-type="string">
            <text:p>8:02</text:p>
          </table:table-cell>
          <table:table-cell office:value-type="string">
            <text:p>8:32d</text:p>
          </table:table-cell>
          <table:table-cell office:value-type="string">
            <text:p>9:02</text:p>
          </table:table-cell>
          <table:table-cell office:value-type="string">
            <text:p>9:32d</text:p>
          </table:table-cell>
          <table:table-cell office:value-type="string">
            <text:p>10:02</text:p>
          </table:table-cell>
          <table:table-cell office:value-type="string">
            <text:p>10:32d</text:p>
          </table:table-cell>
          <table:table-cell office:value-type="string">
            <text:p>11:02</text:p>
          </table:table-cell>
          <table:table-cell office:value-type="string">
            <text:p>11:32d</text:p>
          </table:table-cell>
          <table:table-cell office:value-type="string">
            <text:p>12:02</text:p>
          </table:table-cell>
          <table:table-cell office:value-type="string">
            <text:p>12:32d</text:p>
          </table:table-cell>
          <table:table-cell office:value-type="string">
            <text:p>13:02</text:p>
          </table:table-cell>
          <table:table-cell office:value-type="string">
            <text:p>13:27</text:p>
          </table:table-cell>
          <table:table-cell office:value-type="string">
            <text:p>14:02</text:p>
          </table:table-cell>
          <table:table-cell office:value-type="string">
            <text:p>14:32d</text:p>
          </table:table-cell>
          <table:table-cell office:value-type="string">
            <text:p>15:02</text:p>
          </table:table-cell>
          <table:table-cell office:value-type="string">
            <text:p>15:32d</text:p>
          </table:table-cell>
          <table:table-cell office:value-type="string">
            <text:p>16:02</text:p>
          </table:table-cell>
          <table:table-cell office:value-type="string">
            <text:p>16:32d</text:p>
          </table:table-cell>
          <table:table-cell office:value-type="string">
            <text:p>17:02</text:p>
          </table:table-cell>
          <table:table-cell office:value-type="string">
            <text:p>17:32d</text:p>
          </table:table-cell>
          <table:table-cell office:value-type="string">
            <text:p>18:02</text:p>
          </table:table-cell>
          <table:table-cell office:value-type="string">
            <text:p>18:32d</text:p>
          </table:table-cell>
          <table:table-cell office:value-type="string">
            <text:p>19:02d</text:p>
          </table:table-cell>
          <table:table-cell office:value-type="string">
            <text:p>19:32</text:p>
          </table:table-cell>
          <table:table-cell office:value-type="string">
            <text:p>20:02d</text:p>
          </table:table-cell>
          <table:table-cell office:value-type="string">
            <text:p>20:32d</text:p>
          </table:table-cell>
          <table:table-cell office:value-type="string">
            <text:p>21:15</text:p>
          </table:table-cell>
          <table:table-cell office:value-type="string">
            <text:p>22:15d</text:p>
          </table:table-cell>
          <table:table-cell table:number-columns-repeated="991"/>
        </table:table-row>
        <table:table-row table:style-name="ro1">
          <table:table-cell table:style-name="Default" office:value-type="string">
            <text:p>Władysława IV / Kwiatkowskiego</text:p>
          </table:table-cell>
          <table:table-cell office:value-type="string">
            <text:p>5:29</text:p>
          </table:table-cell>
          <table:table-cell office:value-type="string">
            <text:p>6:34</text:p>
          </table:table-cell>
          <table:table-cell office:value-type="string">
            <text:p>7:04</text:p>
          </table:table-cell>
          <table:table-cell office:value-type="string">
            <text:p>7:34</text:p>
          </table:table-cell>
          <table:table-cell office:value-type="string">
            <text:p>8:04</text:p>
          </table:table-cell>
          <table:table-cell office:value-type="string">
            <text:p>8:34d</text:p>
          </table:table-cell>
          <table:table-cell office:value-type="string">
            <text:p>9:04</text:p>
          </table:table-cell>
          <table:table-cell office:value-type="string">
            <text:p>9:34d</text:p>
          </table:table-cell>
          <table:table-cell office:value-type="string">
            <text:p>10:04</text:p>
          </table:table-cell>
          <table:table-cell office:value-type="string">
            <text:p>10:34d</text:p>
          </table:table-cell>
          <table:table-cell office:value-type="string">
            <text:p>11:04</text:p>
          </table:table-cell>
          <table:table-cell office:value-type="string">
            <text:p>11:34d</text:p>
          </table:table-cell>
          <table:table-cell office:value-type="string">
            <text:p>12:04</text:p>
          </table:table-cell>
          <table:table-cell office:value-type="string">
            <text:p>12:34d</text:p>
          </table:table-cell>
          <table:table-cell office:value-type="string">
            <text:p>13:04</text:p>
          </table:table-cell>
          <table:table-cell office:value-type="string">
            <text:p>13:29</text:p>
          </table:table-cell>
          <table:table-cell office:value-type="string">
            <text:p>14:04</text:p>
          </table:table-cell>
          <table:table-cell office:value-type="string">
            <text:p>14:34d</text:p>
          </table:table-cell>
          <table:table-cell office:value-type="string">
            <text:p>15:04</text:p>
          </table:table-cell>
          <table:table-cell office:value-type="string">
            <text:p>15:34d</text:p>
          </table:table-cell>
          <table:table-cell office:value-type="string">
            <text:p>16:04</text:p>
          </table:table-cell>
          <table:table-cell office:value-type="string">
            <text:p>16:34d</text:p>
          </table:table-cell>
          <table:table-cell office:value-type="string">
            <text:p>17:04</text:p>
          </table:table-cell>
          <table:table-cell office:value-type="string">
            <text:p>17:34d</text:p>
          </table:table-cell>
          <table:table-cell office:value-type="string">
            <text:p>18:04</text:p>
          </table:table-cell>
          <table:table-cell office:value-type="string">
            <text:p>18:34d</text:p>
          </table:table-cell>
          <table:table-cell office:value-type="string">
            <text:p>19:04d</text:p>
          </table:table-cell>
          <table:table-cell office:value-type="string">
            <text:p>19:34</text:p>
          </table:table-cell>
          <table:table-cell office:value-type="string">
            <text:p>20:04d</text:p>
          </table:table-cell>
          <table:table-cell office:value-type="string">
            <text:p>20:34d</text:p>
          </table:table-cell>
          <table:table-cell office:value-type="string">
            <text:p>21:17</text:p>
          </table:table-cell>
          <table:table-cell office:value-type="string">
            <text:p>22:17d</text:p>
          </table:table-cell>
          <table:table-cell table:number-columns-repeated="991"/>
        </table:table-row>
        <table:table-row table:style-name="ro1">
          <table:table-cell table:style-name="Default" office:value-type="string">
            <text:p>Władysława IV / Sikorskiego</text:p>
          </table:table-cell>
          <table:table-cell office:value-type="string">
            <text:p>5:30</text:p>
          </table:table-cell>
          <table:table-cell office:value-type="string">
            <text:p>6:35</text:p>
          </table:table-cell>
          <table:table-cell office:value-type="string">
            <text:p>7:05</text:p>
          </table:table-cell>
          <table:table-cell office:value-type="string">
            <text:p>7:35</text:p>
          </table:table-cell>
          <table:table-cell office:value-type="string">
            <text:p>8:05</text:p>
          </table:table-cell>
          <table:table-cell office:value-type="string">
            <text:p>8:35d</text:p>
          </table:table-cell>
          <table:table-cell office:value-type="string">
            <text:p>9:05</text:p>
          </table:table-cell>
          <table:table-cell office:value-type="string">
            <text:p>9:35d</text:p>
          </table:table-cell>
          <table:table-cell office:value-type="string">
            <text:p>10:05</text:p>
          </table:table-cell>
          <table:table-cell office:value-type="string">
            <text:p>10:35d</text:p>
          </table:table-cell>
          <table:table-cell office:value-type="string">
            <text:p>11:05</text:p>
          </table:table-cell>
          <table:table-cell office:value-type="string">
            <text:p>11:35d</text:p>
          </table:table-cell>
          <table:table-cell office:value-type="string">
            <text:p>12:05</text:p>
          </table:table-cell>
          <table:table-cell office:value-type="string">
            <text:p>12:35d</text:p>
          </table:table-cell>
          <table:table-cell office:value-type="string">
            <text:p>13:05</text:p>
          </table:table-cell>
          <table:table-cell office:value-type="string">
            <text:p>13:30</text:p>
          </table:table-cell>
          <table:table-cell office:value-type="string">
            <text:p>14:05</text:p>
          </table:table-cell>
          <table:table-cell office:value-type="string">
            <text:p>14:35d</text:p>
          </table:table-cell>
          <table:table-cell office:value-type="string">
            <text:p>15:05</text:p>
          </table:table-cell>
          <table:table-cell office:value-type="string">
            <text:p>15:35d</text:p>
          </table:table-cell>
          <table:table-cell office:value-type="string">
            <text:p>16:05</text:p>
          </table:table-cell>
          <table:table-cell office:value-type="string">
            <text:p>16:35d</text:p>
          </table:table-cell>
          <table:table-cell office:value-type="string">
            <text:p>17:05</text:p>
          </table:table-cell>
          <table:table-cell office:value-type="string">
            <text:p>17:35d</text:p>
          </table:table-cell>
          <table:table-cell office:value-type="string">
            <text:p>18:05</text:p>
          </table:table-cell>
          <table:table-cell office:value-type="string">
            <text:p>18:35d</text:p>
          </table:table-cell>
          <table:table-cell office:value-type="string">
            <text:p>19:05d</text:p>
          </table:table-cell>
          <table:table-cell office:value-type="string">
            <text:p>19:35</text:p>
          </table:table-cell>
          <table:table-cell office:value-type="string">
            <text:p>20:05d</text:p>
          </table:table-cell>
          <table:table-cell office:value-type="string">
            <text:p>20:35d</text:p>
          </table:table-cell>
          <table:table-cell office:value-type="string">
            <text:p>21:18</text:p>
          </table:table-cell>
          <table:table-cell office:value-type="string">
            <text:p>22:18d</text:p>
          </table:table-cell>
          <table:table-cell table:number-columns-repeated="991"/>
        </table:table-row>
        <table:table-row table:style-name="ro1">
          <table:table-cell table:style-name="Default" office:value-type="string">
            <text:p>Władysława IV / Kutrzeby</text:p>
          </table:table-cell>
          <table:table-cell office:value-type="string">
            <text:p>5:31</text:p>
          </table:table-cell>
          <table:table-cell office:value-type="string">
            <text:p>6:36</text:p>
          </table:table-cell>
          <table:table-cell office:value-type="string">
            <text:p>7:06</text:p>
          </table:table-cell>
          <table:table-cell office:value-type="string">
            <text:p>7:36</text:p>
          </table:table-cell>
          <table:table-cell office:value-type="string">
            <text:p>8:06</text:p>
          </table:table-cell>
          <table:table-cell office:value-type="string">
            <text:p>8:36d</text:p>
          </table:table-cell>
          <table:table-cell office:value-type="string">
            <text:p>9:06</text:p>
          </table:table-cell>
          <table:table-cell office:value-type="string">
            <text:p>9:36d</text:p>
          </table:table-cell>
          <table:table-cell office:value-type="string">
            <text:p>10:06</text:p>
          </table:table-cell>
          <table:table-cell office:value-type="string">
            <text:p>10:36d</text:p>
          </table:table-cell>
          <table:table-cell office:value-type="string">
            <text:p>11:06</text:p>
          </table:table-cell>
          <table:table-cell office:value-type="string">
            <text:p>11:36d</text:p>
          </table:table-cell>
          <table:table-cell office:value-type="string">
            <text:p>12:06</text:p>
          </table:table-cell>
          <table:table-cell office:value-type="string">
            <text:p>12:36d</text:p>
          </table:table-cell>
          <table:table-cell office:value-type="string">
            <text:p>13:06</text:p>
          </table:table-cell>
          <table:table-cell office:value-type="string">
            <text:p>13:31</text:p>
          </table:table-cell>
          <table:table-cell office:value-type="string">
            <text:p>14:06</text:p>
          </table:table-cell>
          <table:table-cell office:value-type="string">
            <text:p>14:36d</text:p>
          </table:table-cell>
          <table:table-cell office:value-type="string">
            <text:p>15:06</text:p>
          </table:table-cell>
          <table:table-cell office:value-type="string">
            <text:p>15:36d</text:p>
          </table:table-cell>
          <table:table-cell office:value-type="string">
            <text:p>16:06</text:p>
          </table:table-cell>
          <table:table-cell office:value-type="string">
            <text:p>16:36d</text:p>
          </table:table-cell>
          <table:table-cell office:value-type="string">
            <text:p>17:06</text:p>
          </table:table-cell>
          <table:table-cell office:value-type="string">
            <text:p>17:36d</text:p>
          </table:table-cell>
          <table:table-cell office:value-type="string">
            <text:p>18:06</text:p>
          </table:table-cell>
          <table:table-cell office:value-type="string">
            <text:p>18:36d</text:p>
          </table:table-cell>
          <table:table-cell office:value-type="string">
            <text:p>19:06d</text:p>
          </table:table-cell>
          <table:table-cell office:value-type="string">
            <text:p>19:36</text:p>
          </table:table-cell>
          <table:table-cell office:value-type="string">
            <text:p>20:06d</text:p>
          </table:table-cell>
          <table:table-cell office:value-type="string">
            <text:p>20:36d</text:p>
          </table:table-cell>
          <table:table-cell office:value-type="string">
            <text:p>21:19</text:p>
          </table:table-cell>
          <table:table-cell office:value-type="string">
            <text:p>22:19d</text:p>
          </table:table-cell>
          <table:table-cell table:number-columns-repeated="991"/>
        </table:table-row>
        <table:table-row table:style-name="ro1">
          <table:table-cell table:style-name="Default" office:value-type="string">
            <text:p>Monte Cassino / Młyńska</text:p>
          </table:table-cell>
          <table:table-cell office:value-type="string">
            <text:p>5:33</text:p>
          </table:table-cell>
          <table:table-cell office:value-type="string">
            <text:p>6:38</text:p>
          </table:table-cell>
          <table:table-cell office:value-type="string">
            <text:p>7:08</text:p>
          </table:table-cell>
          <table:table-cell office:value-type="string">
            <text:p>7:38</text:p>
          </table:table-cell>
          <table:table-cell office:value-type="string">
            <text:p>8:08</text:p>
          </table:table-cell>
          <table:table-cell office:value-type="string">
            <text:p>8:38d</text:p>
          </table:table-cell>
          <table:table-cell office:value-type="string">
            <text:p>9:08</text:p>
          </table:table-cell>
          <table:table-cell office:value-type="string">
            <text:p>9:38d</text:p>
          </table:table-cell>
          <table:table-cell office:value-type="string">
            <text:p>10:08</text:p>
          </table:table-cell>
          <table:table-cell office:value-type="string">
            <text:p>10:38d</text:p>
          </table:table-cell>
          <table:table-cell office:value-type="string">
            <text:p>11:08</text:p>
          </table:table-cell>
          <table:table-cell office:value-type="string">
            <text:p>11:38d</text:p>
          </table:table-cell>
          <table:table-cell office:value-type="string">
            <text:p>12:08</text:p>
          </table:table-cell>
          <table:table-cell office:value-type="string">
            <text:p>12:38d</text:p>
          </table:table-cell>
          <table:table-cell office:value-type="string">
            <text:p>13:08</text:p>
          </table:table-cell>
          <table:table-cell office:value-type="string">
            <text:p>13:33</text:p>
          </table:table-cell>
          <table:table-cell office:value-type="string">
            <text:p>14:08</text:p>
          </table:table-cell>
          <table:table-cell office:value-type="string">
            <text:p>14:38d</text:p>
          </table:table-cell>
          <table:table-cell office:value-type="string">
            <text:p>15:08</text:p>
          </table:table-cell>
          <table:table-cell office:value-type="string">
            <text:p>15:38d</text:p>
          </table:table-cell>
          <table:table-cell office:value-type="string">
            <text:p>16:08</text:p>
          </table:table-cell>
          <table:table-cell office:value-type="string">
            <text:p>16:38d</text:p>
          </table:table-cell>
          <table:table-cell office:value-type="string">
            <text:p>17:08</text:p>
          </table:table-cell>
          <table:table-cell office:value-type="string">
            <text:p>17:38d</text:p>
          </table:table-cell>
          <table:table-cell office:value-type="string">
            <text:p>18:08</text:p>
          </table:table-cell>
          <table:table-cell office:value-type="string">
            <text:p>18:38d</text:p>
          </table:table-cell>
          <table:table-cell office:value-type="string">
            <text:p>19:08d</text:p>
          </table:table-cell>
          <table:table-cell office:value-type="string">
            <text:p>19:38</text:p>
          </table:table-cell>
          <table:table-cell office:value-type="string">
            <text:p>20:08d</text:p>
          </table:table-cell>
          <table:table-cell office:value-type="string">
            <text:p>20:38d</text:p>
          </table:table-cell>
          <table:table-cell office:value-type="string">
            <text:p>21:21</text:p>
          </table:table-cell>
          <table:table-cell office:value-type="string">
            <text:p>22:21d</text:p>
          </table:table-cell>
          <table:table-cell table:number-columns-repeated="991"/>
        </table:table-row>
        <table:table-row table:style-name="ro1">
          <table:table-cell table:style-name="Default" office:value-type="string">
            <text:p>Waryńskiego</text:p>
          </table:table-cell>
          <table:table-cell office:value-type="string">
            <text:p>5:35</text:p>
          </table:table-cell>
          <table:table-cell office:value-type="string">
            <text:p>6:40</text:p>
          </table:table-cell>
          <table:table-cell office:value-type="string">
            <text:p>7:10</text:p>
          </table:table-cell>
          <table:table-cell office:value-type="string">
            <text:p>7:40</text:p>
          </table:table-cell>
          <table:table-cell office:value-type="string">
            <text:p>8:10</text:p>
          </table:table-cell>
          <table:table-cell office:value-type="string">
            <text:p>8:40d</text:p>
          </table:table-cell>
          <table:table-cell office:value-type="string">
            <text:p>9:10</text:p>
          </table:table-cell>
          <table:table-cell office:value-type="string">
            <text:p>9:40d</text:p>
          </table:table-cell>
          <table:table-cell office:value-type="string">
            <text:p>10:10</text:p>
          </table:table-cell>
          <table:table-cell office:value-type="string">
            <text:p>10:40d</text:p>
          </table:table-cell>
          <table:table-cell office:value-type="string">
            <text:p>11:10</text:p>
          </table:table-cell>
          <table:table-cell office:value-type="string">
            <text:p>11:40d</text:p>
          </table:table-cell>
          <table:table-cell office:value-type="string">
            <text:p>12:10</text:p>
          </table:table-cell>
          <table:table-cell office:value-type="string">
            <text:p>12:40d</text:p>
          </table:table-cell>
          <table:table-cell office:value-type="string">
            <text:p>13:10</text:p>
          </table:table-cell>
          <table:table-cell office:value-type="string">
            <text:p>13:35</text:p>
          </table:table-cell>
          <table:table-cell office:value-type="string">
            <text:p>14:10</text:p>
          </table:table-cell>
          <table:table-cell office:value-type="string">
            <text:p>14:40d</text:p>
          </table:table-cell>
          <table:table-cell office:value-type="string">
            <text:p>15:10</text:p>
          </table:table-cell>
          <table:table-cell office:value-type="string">
            <text:p>15:40d</text:p>
          </table:table-cell>
          <table:table-cell office:value-type="string">
            <text:p>16:10</text:p>
          </table:table-cell>
          <table:table-cell office:value-type="string">
            <text:p>16:40d</text:p>
          </table:table-cell>
          <table:table-cell office:value-type="string">
            <text:p>17:10</text:p>
          </table:table-cell>
          <table:table-cell office:value-type="string">
            <text:p>17:40d</text:p>
          </table:table-cell>
          <table:table-cell office:value-type="string">
            <text:p>18:10</text:p>
          </table:table-cell>
          <table:table-cell office:value-type="string">
            <text:p>18:40d</text:p>
          </table:table-cell>
          <table:table-cell office:value-type="string">
            <text:p>19:10d</text:p>
          </table:table-cell>
          <table:table-cell office:value-type="string">
            <text:p>19:40</text:p>
          </table:table-cell>
          <table:table-cell office:value-type="string">
            <text:p>20:10d</text:p>
          </table:table-cell>
          <table:table-cell office:value-type="string">
            <text:p>20:40d</text:p>
          </table:table-cell>
          <table:table-cell office:value-type="string">
            <text:p>21:23</text:p>
          </table:table-cell>
          <table:table-cell office:value-type="string">
            <text:p>22:23d</text:p>
          </table:table-cell>
          <table:table-cell table:number-columns-repeated="991"/>
        </table:table-row>
        <table:table-row table:style-name="ro1">
          <table:table-cell table:style-name="Default" office:value-type="string">
            <text:p>Zwycięstwa / Waryńskiego</text:p>
          </table:table-cell>
          <table:table-cell office:value-type="string">
            <text:p>5:37</text:p>
          </table:table-cell>
          <table:table-cell office:value-type="string">
            <text:p>6:42</text:p>
          </table:table-cell>
          <table:table-cell office:value-type="string">
            <text:p>7:12</text:p>
          </table:table-cell>
          <table:table-cell office:value-type="string">
            <text:p>7:42</text:p>
          </table:table-cell>
          <table:table-cell office:value-type="string">
            <text:p>8:12</text:p>
          </table:table-cell>
          <table:table-cell office:value-type="string">
            <text:p>8:42d</text:p>
          </table:table-cell>
          <table:table-cell office:value-type="string">
            <text:p>9:12</text:p>
          </table:table-cell>
          <table:table-cell office:value-type="string">
            <text:p>9:42d</text:p>
          </table:table-cell>
          <table:table-cell office:value-type="string">
            <text:p>10:12</text:p>
          </table:table-cell>
          <table:table-cell office:value-type="string">
            <text:p>10:42d</text:p>
          </table:table-cell>
          <table:table-cell office:value-type="string">
            <text:p>11:12</text:p>
          </table:table-cell>
          <table:table-cell office:value-type="string">
            <text:p>11:42d</text:p>
          </table:table-cell>
          <table:table-cell office:value-type="string">
            <text:p>12:12</text:p>
          </table:table-cell>
          <table:table-cell office:value-type="string">
            <text:p>12:42d</text:p>
          </table:table-cell>
          <table:table-cell office:value-type="string">
            <text:p>13:12</text:p>
          </table:table-cell>
          <table:table-cell office:value-type="string">
            <text:p>13:37</text:p>
          </table:table-cell>
          <table:table-cell office:value-type="string">
            <text:p>14:12</text:p>
          </table:table-cell>
          <table:table-cell office:value-type="string">
            <text:p>14:42d</text:p>
          </table:table-cell>
          <table:table-cell office:value-type="string">
            <text:p>15:12</text:p>
          </table:table-cell>
          <table:table-cell office:value-type="string">
            <text:p>15:42d</text:p>
          </table:table-cell>
          <table:table-cell office:value-type="string">
            <text:p>16:12</text:p>
          </table:table-cell>
          <table:table-cell office:value-type="string">
            <text:p>16:42d</text:p>
          </table:table-cell>
          <table:table-cell office:value-type="string">
            <text:p>17:12</text:p>
          </table:table-cell>
          <table:table-cell office:value-type="string">
            <text:p>17:42d</text:p>
          </table:table-cell>
          <table:table-cell office:value-type="string">
            <text:p>18:12</text:p>
          </table:table-cell>
          <table:table-cell office:value-type="string">
            <text:p>18:42d</text:p>
          </table:table-cell>
          <table:table-cell office:value-type="string">
            <text:p>19:12d</text:p>
          </table:table-cell>
          <table:table-cell office:value-type="string">
            <text:p>19:42</text:p>
          </table:table-cell>
          <table:table-cell office:value-type="string">
            <text:p>20:12d</text:p>
          </table:table-cell>
          <table:table-cell office:value-type="string">
            <text:p>20:42d</text:p>
          </table:table-cell>
          <table:table-cell office:value-type="string">
            <text:p>21:25</text:p>
          </table:table-cell>
          <table:table-cell office:value-type="string">
            <text:p>22:25d</text:p>
          </table:table-cell>
          <table:table-cell table:number-columns-repeated="991"/>
        </table:table-row>
        <table:table-row table:style-name="ro1">
          <table:table-cell table:style-name="Default" office:value-type="string">
            <text:p>Stawisińskiego / Andersa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Stawisińskiego / Racławicka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I Maja / Andersa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Zwycięstwa / Piłsudskiego</text:p>
          </table:table-cell>
          <table:table-cell office:value-type="string">
            <text:p>5:39</text:p>
          </table:table-cell>
          <table:table-cell office:value-type="string">
            <text:p>6:44</text:p>
          </table:table-cell>
          <table:table-cell office:value-type="string">
            <text:p>7:14</text:p>
          </table:table-cell>
          <table:table-cell office:value-type="string">
            <text:p>7:44</text:p>
          </table:table-cell>
          <table:table-cell office:value-type="string">
            <text:p>8:14</text:p>
          </table:table-cell>
          <table:table-cell office:value-type="string">
            <text:p>8:44d</text:p>
          </table:table-cell>
          <table:table-cell office:value-type="string">
            <text:p>9:14</text:p>
          </table:table-cell>
          <table:table-cell office:value-type="string">
            <text:p>9:44d</text:p>
          </table:table-cell>
          <table:table-cell office:value-type="string">
            <text:p>10:14</text:p>
          </table:table-cell>
          <table:table-cell office:value-type="string">
            <text:p>10:44d</text:p>
          </table:table-cell>
          <table:table-cell office:value-type="string">
            <text:p>11:14</text:p>
          </table:table-cell>
          <table:table-cell office:value-type="string">
            <text:p>11:44d</text:p>
          </table:table-cell>
          <table:table-cell office:value-type="string">
            <text:p>12:14</text:p>
          </table:table-cell>
          <table:table-cell office:value-type="string">
            <text:p>12:44d</text:p>
          </table:table-cell>
          <table:table-cell office:value-type="string">
            <text:p>13:14</text:p>
          </table:table-cell>
          <table:table-cell office:value-type="string">
            <text:p>13:39</text:p>
          </table:table-cell>
          <table:table-cell office:value-type="string">
            <text:p>14:14</text:p>
          </table:table-cell>
          <table:table-cell office:value-type="string">
            <text:p>14:44d</text:p>
          </table:table-cell>
          <table:table-cell office:value-type="string">
            <text:p>15:14</text:p>
          </table:table-cell>
          <table:table-cell office:value-type="string">
            <text:p>15:44d</text:p>
          </table:table-cell>
          <table:table-cell office:value-type="string">
            <text:p>16:14</text:p>
          </table:table-cell>
          <table:table-cell office:value-type="string">
            <text:p>16:44d</text:p>
          </table:table-cell>
          <table:table-cell office:value-type="string">
            <text:p>17:14</text:p>
          </table:table-cell>
          <table:table-cell office:value-type="string">
            <text:p>17:44d</text:p>
          </table:table-cell>
          <table:table-cell office:value-type="string">
            <text:p>18:14</text:p>
          </table:table-cell>
          <table:table-cell office:value-type="string">
            <text:p>18:44d</text:p>
          </table:table-cell>
          <table:table-cell office:value-type="string">
            <text:p>19:14d</text:p>
          </table:table-cell>
          <table:table-cell office:value-type="string">
            <text:p>19:44</text:p>
          </table:table-cell>
          <table:table-cell office:value-type="string">
            <text:p>20:14d</text:p>
          </table:table-cell>
          <table:table-cell office:value-type="string">
            <text:p>20:44d</text:p>
          </table:table-cell>
          <table:table-cell office:value-type="string">
            <text:p>21:27</text:p>
          </table:table-cell>
          <table:table-cell office:value-type="string">
            <text:p>22:27d</text:p>
          </table:table-cell>
          <table:table-cell table:number-columns-repeated="991"/>
        </table:table-row>
        <table:table-row table:style-name="ro1">
          <table:table-cell table:style-name="Default" office:value-type="string">
            <text:p>Rynek Staromiejski</text:p>
          </table:table-cell>
          <table:table-cell office:value-type="string">
            <text:p>5:41</text:p>
          </table:table-cell>
          <table:table-cell office:value-type="string">
            <text:p>6:46</text:p>
          </table:table-cell>
          <table:table-cell office:value-type="string">
            <text:p>7:16</text:p>
          </table:table-cell>
          <table:table-cell office:value-type="string">
            <text:p>7:46</text:p>
          </table:table-cell>
          <table:table-cell office:value-type="string">
            <text:p>8:16</text:p>
          </table:table-cell>
          <table:table-cell office:value-type="string">
            <text:p>8:46d</text:p>
          </table:table-cell>
          <table:table-cell office:value-type="string">
            <text:p>9:16</text:p>
          </table:table-cell>
          <table:table-cell office:value-type="string">
            <text:p>9:46d</text:p>
          </table:table-cell>
          <table:table-cell office:value-type="string">
            <text:p>10:16</text:p>
          </table:table-cell>
          <table:table-cell office:value-type="string">
            <text:p>10:46d</text:p>
          </table:table-cell>
          <table:table-cell office:value-type="string">
            <text:p>11:16</text:p>
          </table:table-cell>
          <table:table-cell office:value-type="string">
            <text:p>11:46d</text:p>
          </table:table-cell>
          <table:table-cell office:value-type="string">
            <text:p>12:16</text:p>
          </table:table-cell>
          <table:table-cell office:value-type="string">
            <text:p>12:46d</text:p>
          </table:table-cell>
          <table:table-cell office:value-type="string">
            <text:p>13:16</text:p>
          </table:table-cell>
          <table:table-cell office:value-type="string">
            <text:p>13:41</text:p>
          </table:table-cell>
          <table:table-cell office:value-type="string">
            <text:p>14:16</text:p>
          </table:table-cell>
          <table:table-cell office:value-type="string">
            <text:p>14:46d</text:p>
          </table:table-cell>
          <table:table-cell office:value-type="string">
            <text:p>15:16</text:p>
          </table:table-cell>
          <table:table-cell office:value-type="string">
            <text:p>15:46d</text:p>
          </table:table-cell>
          <table:table-cell office:value-type="string">
            <text:p>16:16</text:p>
          </table:table-cell>
          <table:table-cell office:value-type="string">
            <text:p>16:46d</text:p>
          </table:table-cell>
          <table:table-cell office:value-type="string">
            <text:p>17:16</text:p>
          </table:table-cell>
          <table:table-cell office:value-type="string">
            <text:p>17:46d</text:p>
          </table:table-cell>
          <table:table-cell office:value-type="string">
            <text:p>18:16</text:p>
          </table:table-cell>
          <table:table-cell office:value-type="string">
            <text:p>18:46d</text:p>
          </table:table-cell>
          <table:table-cell office:value-type="string">
            <text:p>19:16d</text:p>
          </table:table-cell>
          <table:table-cell office:value-type="string">
            <text:p>19:46</text:p>
          </table:table-cell>
          <table:table-cell office:value-type="string">
            <text:p>20:16d</text:p>
          </table:table-cell>
          <table:table-cell office:value-type="string">
            <text:p>20:46d</text:p>
          </table:table-cell>
          <table:table-cell office:value-type="string">
            <text:p>21:29</text:p>
          </table:table-cell>
          <table:table-cell office:value-type="string">
            <text:p>22:29d</text:p>
          </table:table-cell>
          <table:table-cell table:number-columns-repeated="991"/>
        </table:table-row>
        <table:table-row table:style-name="ro1">
          <table:table-cell table:style-name="Default" office:value-type="string">
            <text:p>Dworzec PKP</text:p>
          </table:table-cell>
          <table:table-cell table:style-name="Default" table:number-columns-repeated="31"/>
          <table:table-cell table:number-columns-repeated="992"/>
        </table:table-row>
        <table:table-row table:style-name="ro1">
          <table:table-cell table:style-name="Default" office:value-type="string">
            <text:p>Dworzec PKS</text:p>
          </table:table-cell>
          <table:table-cell office:value-type="string">
            <text:p>5:43</text:p>
          </table:table-cell>
          <table:table-cell office:value-type="string">
            <text:p>6:48</text:p>
          </table:table-cell>
          <table:table-cell office:value-type="string">
            <text:p>7:18</text:p>
          </table:table-cell>
          <table:table-cell office:value-type="string">
            <text:p>7:48</text:p>
          </table:table-cell>
          <table:table-cell office:value-type="string">
            <text:p>8:18</text:p>
          </table:table-cell>
          <table:table-cell table:style-name="Default"/>
          <table:table-cell office:value-type="string">
            <text:p>9:18</text:p>
          </table:table-cell>
          <table:table-cell table:style-name="Default"/>
          <table:table-cell office:value-type="string">
            <text:p>10:18</text:p>
          </table:table-cell>
          <table:table-cell table:style-name="Default"/>
          <table:table-cell office:value-type="string">
            <text:p>11:18</text:p>
          </table:table-cell>
          <table:table-cell table:style-name="Default"/>
          <table:table-cell office:value-type="string">
            <text:p>12:18</text:p>
          </table:table-cell>
          <table:table-cell table:style-name="Default"/>
          <table:table-cell office:value-type="string">
            <text:p>13:18</text:p>
          </table:table-cell>
          <table:table-cell office:value-type="string">
            <text:p>13:43</text:p>
          </table:table-cell>
          <table:table-cell office:value-type="string">
            <text:p>14:18</text:p>
          </table:table-cell>
          <table:table-cell table:style-name="Default"/>
          <table:table-cell office:value-type="string">
            <text:p>15:18</text:p>
          </table:table-cell>
          <table:table-cell table:style-name="Default"/>
          <table:table-cell office:value-type="string">
            <text:p>16:18</text:p>
          </table:table-cell>
          <table:table-cell table:style-name="Default"/>
          <table:table-cell office:value-type="string">
            <text:p>17:18</text:p>
          </table:table-cell>
          <table:table-cell table:style-name="Default"/>
          <table:table-cell office:value-type="string">
            <text:p>18:18</text:p>
          </table:table-cell>
          <table:table-cell table:style-name="Default" table:number-columns-repeated="2"/>
          <table:table-cell office:value-type="string">
            <text:p>19:48</text:p>
          </table:table-cell>
          <table:table-cell table:style-name="Default" table:number-columns-repeated="2"/>
          <table:table-cell office:value-type="string">
            <text:p>21:31</text:p>
          </table:table-cell>
          <table:table-cell table:number-columns-repeated="992"/>
        </table:table-row>
        <table:table-row table:style-name="ro1">
          <table:table-cell table:style-name="Default" office:value-type="string">
            <text:p>Szczecińska / Mieszka I</text:p>
          </table:table-cell>
          <table:table-cell office:value-type="string">
            <text:p>5:44</text:p>
          </table:table-cell>
          <table:table-cell office:value-type="string">
            <text:p>6:49</text:p>
          </table:table-cell>
          <table:table-cell office:value-type="string">
            <text:p>7:19</text:p>
          </table:table-cell>
          <table:table-cell office:value-type="string">
            <text:p>7:49</text:p>
          </table:table-cell>
          <table:table-cell office:value-type="string">
            <text:p>8:19</text:p>
          </table:table-cell>
          <table:table-cell table:style-name="Default"/>
          <table:table-cell office:value-type="string">
            <text:p>9:19</text:p>
          </table:table-cell>
          <table:table-cell table:style-name="Default"/>
          <table:table-cell office:value-type="string">
            <text:p>10:19</text:p>
          </table:table-cell>
          <table:table-cell table:style-name="Default"/>
          <table:table-cell office:value-type="string">
            <text:p>11:19</text:p>
          </table:table-cell>
          <table:table-cell table:style-name="Default"/>
          <table:table-cell office:value-type="string">
            <text:p>12:19</text:p>
          </table:table-cell>
          <table:table-cell table:style-name="Default"/>
          <table:table-cell office:value-type="string">
            <text:p>13:19</text:p>
          </table:table-cell>
          <table:table-cell office:value-type="string">
            <text:p>13:44</text:p>
          </table:table-cell>
          <table:table-cell office:value-type="string">
            <text:p>14:19</text:p>
          </table:table-cell>
          <table:table-cell table:style-name="Default"/>
          <table:table-cell office:value-type="string">
            <text:p>15:19</text:p>
          </table:table-cell>
          <table:table-cell table:style-name="Default"/>
          <table:table-cell office:value-type="string">
            <text:p>16:19</text:p>
          </table:table-cell>
          <table:table-cell table:style-name="Default"/>
          <table:table-cell office:value-type="string">
            <text:p>17:19</text:p>
          </table:table-cell>
          <table:table-cell table:style-name="Default"/>
          <table:table-cell office:value-type="string">
            <text:p>18:19</text:p>
          </table:table-cell>
          <table:table-cell table:style-name="Default" table:number-columns-repeated="2"/>
          <table:table-cell office:value-type="string">
            <text:p>19:49</text:p>
          </table:table-cell>
          <table:table-cell table:style-name="Default" table:number-columns-repeated="2"/>
          <table:table-cell office:value-type="string">
            <text:p>21:32</text:p>
          </table:table-cell>
          <table:table-cell table:number-columns-repeated="992"/>
        </table:table-row>
        <table:table-row table:style-name="ro1">
          <table:table-cell table:style-name="Default" office:value-type="string">
            <text:p>Szczecińska / Brzozowa</text:p>
          </table:table-cell>
          <table:table-cell office:value-type="string">
            <text:p>5:45</text:p>
          </table:table-cell>
          <table:table-cell office:value-type="string">
            <text:p>6:50</text:p>
          </table:table-cell>
          <table:table-cell office:value-type="string">
            <text:p>7:20</text:p>
          </table:table-cell>
          <table:table-cell office:value-type="string">
            <text:p>7:50</text:p>
          </table:table-cell>
          <table:table-cell office:value-type="string">
            <text:p>8:20</text:p>
          </table:table-cell>
          <table:table-cell table:style-name="Default"/>
          <table:table-cell office:value-type="string">
            <text:p>9:20</text:p>
          </table:table-cell>
          <table:table-cell table:style-name="Default"/>
          <table:table-cell office:value-type="string">
            <text:p>10:20</text:p>
          </table:table-cell>
          <table:table-cell table:style-name="Default"/>
          <table:table-cell office:value-type="string">
            <text:p>11:20</text:p>
          </table:table-cell>
          <table:table-cell table:style-name="Default"/>
          <table:table-cell office:value-type="string">
            <text:p>12:20</text:p>
          </table:table-cell>
          <table:table-cell table:style-name="Default"/>
          <table:table-cell office:value-type="string">
            <text:p>13:20</text:p>
          </table:table-cell>
          <table:table-cell office:value-type="string">
            <text:p>13:45</text:p>
          </table:table-cell>
          <table:table-cell office:value-type="string">
            <text:p>14:20</text:p>
          </table:table-cell>
          <table:table-cell table:style-name="Default"/>
          <table:table-cell office:value-type="string">
            <text:p>15:20</text:p>
          </table:table-cell>
          <table:table-cell table:style-name="Default"/>
          <table:table-cell office:value-type="string">
            <text:p>16:20</text:p>
          </table:table-cell>
          <table:table-cell table:style-name="Default"/>
          <table:table-cell office:value-type="string">
            <text:p>17:20</text:p>
          </table:table-cell>
          <table:table-cell table:style-name="Default"/>
          <table:table-cell office:value-type="string">
            <text:p>18:20</text:p>
          </table:table-cell>
          <table:table-cell table:style-name="Default" table:number-columns-repeated="2"/>
          <table:table-cell office:value-type="string">
            <text:p>19:50</text:p>
          </table:table-cell>
          <table:table-cell table:style-name="Default" table:number-columns-repeated="2"/>
          <table:table-cell office:value-type="string">
            <text:p>21:33</text:p>
          </table:table-cell>
          <table:table-cell table:number-columns-repeated="992"/>
        </table:table-row>
        <table:table-row table:style-name="ro1">
          <table:table-cell table:style-name="Default" office:value-type="string">
            <text:p>Szczecińska / Syrenki</text:p>
          </table:table-cell>
          <table:table-cell office:value-type="string">
            <text:p>5:46</text:p>
          </table:table-cell>
          <table:table-cell office:value-type="string">
            <text:p>6:51</text:p>
          </table:table-cell>
          <table:table-cell office:value-type="string">
            <text:p>7:21</text:p>
          </table:table-cell>
          <table:table-cell office:value-type="string">
            <text:p>7:51</text:p>
          </table:table-cell>
          <table:table-cell office:value-type="string">
            <text:p>8:21</text:p>
          </table:table-cell>
          <table:table-cell table:style-name="Default"/>
          <table:table-cell office:value-type="string">
            <text:p>9:21</text:p>
          </table:table-cell>
          <table:table-cell table:style-name="Default"/>
          <table:table-cell office:value-type="string">
            <text:p>10:21</text:p>
          </table:table-cell>
          <table:table-cell table:style-name="Default"/>
          <table:table-cell office:value-type="string">
            <text:p>11:21</text:p>
          </table:table-cell>
          <table:table-cell table:style-name="Default"/>
          <table:table-cell office:value-type="string">
            <text:p>12:21</text:p>
          </table:table-cell>
          <table:table-cell table:style-name="Default"/>
          <table:table-cell office:value-type="string">
            <text:p>13:21</text:p>
          </table:table-cell>
          <table:table-cell office:value-type="string">
            <text:p>13:46</text:p>
          </table:table-cell>
          <table:table-cell office:value-type="string">
            <text:p>14:21</text:p>
          </table:table-cell>
          <table:table-cell table:style-name="Default"/>
          <table:table-cell office:value-type="string">
            <text:p>15:21</text:p>
          </table:table-cell>
          <table:table-cell table:style-name="Default"/>
          <table:table-cell office:value-type="string">
            <text:p>16:21</text:p>
          </table:table-cell>
          <table:table-cell table:style-name="Default"/>
          <table:table-cell office:value-type="string">
            <text:p>17:21</text:p>
          </table:table-cell>
          <table:table-cell table:style-name="Default"/>
          <table:table-cell office:value-type="string">
            <text:p>18:21</text:p>
          </table:table-cell>
          <table:table-cell table:style-name="Default" table:number-columns-repeated="2"/>
          <table:table-cell office:value-type="string">
            <text:p>19:51</text:p>
          </table:table-cell>
          <table:table-cell table:style-name="Default" table:number-columns-repeated="2"/>
          <table:table-cell office:value-type="string">
            <text:p>21:34</text:p>
          </table:table-cell>
          <table:table-cell table:number-columns-repeated="992"/>
        </table:table-row>
        <table:table-row table:style-name="ro1">
          <table:table-cell table:style-name="Default" office:value-type="string">
            <text:p>Szczecińska / Zakłady Usługowe</text:p>
          </table:table-cell>
          <table:table-cell office:value-type="string">
            <text:p>5:47</text:p>
          </table:table-cell>
          <table:table-cell office:value-type="string">
            <text:p>6:52</text:p>
          </table:table-cell>
          <table:table-cell office:value-type="string">
            <text:p>7:22</text:p>
          </table:table-cell>
          <table:table-cell office:value-type="string">
            <text:p>7:52</text:p>
          </table:table-cell>
          <table:table-cell office:value-type="string">
            <text:p>8:22</text:p>
          </table:table-cell>
          <table:table-cell table:style-name="Default"/>
          <table:table-cell office:value-type="string">
            <text:p>9:22</text:p>
          </table:table-cell>
          <table:table-cell table:style-name="Default"/>
          <table:table-cell office:value-type="string">
            <text:p>10:22</text:p>
          </table:table-cell>
          <table:table-cell table:style-name="Default"/>
          <table:table-cell office:value-type="string">
            <text:p>11:22</text:p>
          </table:table-cell>
          <table:table-cell table:style-name="Default"/>
          <table:table-cell office:value-type="string">
            <text:p>12:22</text:p>
          </table:table-cell>
          <table:table-cell table:style-name="Default"/>
          <table:table-cell office:value-type="string">
            <text:p>13:22</text:p>
          </table:table-cell>
          <table:table-cell office:value-type="string">
            <text:p>13:47</text:p>
          </table:table-cell>
          <table:table-cell office:value-type="string">
            <text:p>14:22</text:p>
          </table:table-cell>
          <table:table-cell table:style-name="Default"/>
          <table:table-cell office:value-type="string">
            <text:p>15:22</text:p>
          </table:table-cell>
          <table:table-cell table:style-name="Default"/>
          <table:table-cell office:value-type="string">
            <text:p>16:22</text:p>
          </table:table-cell>
          <table:table-cell table:style-name="Default"/>
          <table:table-cell office:value-type="string">
            <text:p>17:22</text:p>
          </table:table-cell>
          <table:table-cell table:style-name="Default"/>
          <table:table-cell office:value-type="string">
            <text:p>18:22</text:p>
          </table:table-cell>
          <table:table-cell table:style-name="Default" table:number-columns-repeated="2"/>
          <table:table-cell office:value-type="string">
            <text:p>19:52</text:p>
          </table:table-cell>
          <table:table-cell table:style-name="Default" table:number-columns-repeated="2"/>
          <table:table-cell office:value-type="string">
            <text:p>21:35</text:p>
          </table:table-cell>
          <table:table-cell table:number-columns-repeated="99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3" table:style-name="ta1">
        <office:forms form:automatic-focus="false" form:apply-design-mode="false"/>
        <table:table-column table:style-name="co2" table:default-cell-style-name="ce5"/>
        <table:table-column table:style-name="co4" table:number-columns-repeated="1023" table:default-cell-style-name="ce5"/>
        <table:table-row table:style-name="ro1">
          <table:table-cell table:style-name="Default" office:value-type="string">
            <text:p>Władysława IV / Pętla</text:p>
          </table:table-cell>
          <table:table-cell office:value-type="string">
            <text:p>5:27</text:p>
          </table:table-cell>
          <table:table-cell office:value-type="string">
            <text:p>6:35d</text:p>
          </table:table-cell>
          <table:table-cell office:value-type="string">
            <text:p>7:35d</text:p>
          </table:table-cell>
          <table:table-cell office:value-type="string">
            <text:p>8:32d</text:p>
          </table:table-cell>
          <table:table-cell office:value-type="string">
            <text:p>9:02d</text:p>
          </table:table-cell>
          <table:table-cell office:value-type="string">
            <text:p>9:32d</text:p>
          </table:table-cell>
          <table:table-cell office:value-type="string">
            <text:p>10:02</text:p>
          </table:table-cell>
          <table:table-cell office:value-type="string">
            <text:p>10:32d</text:p>
          </table:table-cell>
          <table:table-cell office:value-type="string">
            <text:p>11:02d</text:p>
          </table:table-cell>
          <table:table-cell office:value-type="string">
            <text:p>11:32d</text:p>
          </table:table-cell>
          <table:table-cell office:value-type="string">
            <text:p>12:02</text:p>
          </table:table-cell>
          <table:table-cell office:value-type="string">
            <text:p>12:32d</text:p>
          </table:table-cell>
          <table:table-cell office:value-type="string">
            <text:p>13:02d</text:p>
          </table:table-cell>
          <table:table-cell office:value-type="string">
            <text:p>13:27</text:p>
          </table:table-cell>
          <table:table-cell office:value-type="string">
            <text:p>14:02</text:p>
          </table:table-cell>
          <table:table-cell office:value-type="string">
            <text:p>14:32d</text:p>
          </table:table-cell>
          <table:table-cell office:value-type="string">
            <text:p>15:02d</text:p>
          </table:table-cell>
          <table:table-cell office:value-type="string">
            <text:p>15:32d</text:p>
          </table:table-cell>
          <table:table-cell office:value-type="string">
            <text:p>16:02</text:p>
          </table:table-cell>
          <table:table-cell office:value-type="string">
            <text:p>16:32d</text:p>
          </table:table-cell>
          <table:table-cell office:value-type="string">
            <text:p>17:02d</text:p>
          </table:table-cell>
          <table:table-cell office:value-type="string">
            <text:p>17:32d</text:p>
          </table:table-cell>
          <table:table-cell office:value-type="string">
            <text:p>18:02</text:p>
          </table:table-cell>
          <table:table-cell office:value-type="string">
            <text:p>18:32d</text:p>
          </table:table-cell>
          <table:table-cell office:value-type="string">
            <text:p>19:02d</text:p>
          </table:table-cell>
          <table:table-cell office:value-type="string">
            <text:p>20:15d</text:p>
          </table:table-cell>
          <table:table-cell office:value-type="string">
            <text:p>21:15</text:p>
          </table:table-cell>
          <table:table-cell office:value-type="string">
            <text:p>22:15d</text:p>
          </table:table-cell>
          <table:table-cell table:number-columns-repeated="995"/>
        </table:table-row>
        <table:table-row table:style-name="ro1">
          <table:table-cell table:style-name="Default" office:value-type="string">
            <text:p>Władysława IV / Kwiatkowskiego</text:p>
          </table:table-cell>
          <table:table-cell office:value-type="string">
            <text:p>5:29</text:p>
          </table:table-cell>
          <table:table-cell office:value-type="string">
            <text:p>6:37d</text:p>
          </table:table-cell>
          <table:table-cell office:value-type="string">
            <text:p>7:37d</text:p>
          </table:table-cell>
          <table:table-cell office:value-type="string">
            <text:p>8:34d</text:p>
          </table:table-cell>
          <table:table-cell office:value-type="string">
            <text:p>9:04d</text:p>
          </table:table-cell>
          <table:table-cell office:value-type="string">
            <text:p>9:34d</text:p>
          </table:table-cell>
          <table:table-cell office:value-type="string">
            <text:p>10:04</text:p>
          </table:table-cell>
          <table:table-cell office:value-type="string">
            <text:p>10:34d</text:p>
          </table:table-cell>
          <table:table-cell office:value-type="string">
            <text:p>11:04d</text:p>
          </table:table-cell>
          <table:table-cell office:value-type="string">
            <text:p>11:34d</text:p>
          </table:table-cell>
          <table:table-cell office:value-type="string">
            <text:p>12:04</text:p>
          </table:table-cell>
          <table:table-cell office:value-type="string">
            <text:p>12:34d</text:p>
          </table:table-cell>
          <table:table-cell office:value-type="string">
            <text:p>13:04d</text:p>
          </table:table-cell>
          <table:table-cell office:value-type="string">
            <text:p>13:29</text:p>
          </table:table-cell>
          <table:table-cell office:value-type="string">
            <text:p>14:04</text:p>
          </table:table-cell>
          <table:table-cell office:value-type="string">
            <text:p>14:34d</text:p>
          </table:table-cell>
          <table:table-cell office:value-type="string">
            <text:p>15:04d</text:p>
          </table:table-cell>
          <table:table-cell office:value-type="string">
            <text:p>15:34d</text:p>
          </table:table-cell>
          <table:table-cell office:value-type="string">
            <text:p>16:04</text:p>
          </table:table-cell>
          <table:table-cell office:value-type="string">
            <text:p>16:34d</text:p>
          </table:table-cell>
          <table:table-cell office:value-type="string">
            <text:p>17:04d</text:p>
          </table:table-cell>
          <table:table-cell office:value-type="string">
            <text:p>17:34d</text:p>
          </table:table-cell>
          <table:table-cell office:value-type="string">
            <text:p>18:04</text:p>
          </table:table-cell>
          <table:table-cell office:value-type="string">
            <text:p>18:34d</text:p>
          </table:table-cell>
          <table:table-cell office:value-type="string">
            <text:p>19:04d</text:p>
          </table:table-cell>
          <table:table-cell office:value-type="string">
            <text:p>20:17d</text:p>
          </table:table-cell>
          <table:table-cell office:value-type="string">
            <text:p>21:17</text:p>
          </table:table-cell>
          <table:table-cell office:value-type="string">
            <text:p>22:17d</text:p>
          </table:table-cell>
          <table:table-cell table:number-columns-repeated="995"/>
        </table:table-row>
        <table:table-row table:style-name="ro1">
          <table:table-cell table:style-name="Default" office:value-type="string">
            <text:p>Władysława IV / Sikorskiego</text:p>
          </table:table-cell>
          <table:table-cell office:value-type="string">
            <text:p>5:30</text:p>
          </table:table-cell>
          <table:table-cell office:value-type="string">
            <text:p>6:38d</text:p>
          </table:table-cell>
          <table:table-cell office:value-type="string">
            <text:p>7:38d</text:p>
          </table:table-cell>
          <table:table-cell office:value-type="string">
            <text:p>8:35d</text:p>
          </table:table-cell>
          <table:table-cell office:value-type="string">
            <text:p>9:05d</text:p>
          </table:table-cell>
          <table:table-cell office:value-type="string">
            <text:p>9:35d</text:p>
          </table:table-cell>
          <table:table-cell office:value-type="string">
            <text:p>10:05</text:p>
          </table:table-cell>
          <table:table-cell office:value-type="string">
            <text:p>10:35d</text:p>
          </table:table-cell>
          <table:table-cell office:value-type="string">
            <text:p>11:05d</text:p>
          </table:table-cell>
          <table:table-cell office:value-type="string">
            <text:p>11:35d</text:p>
          </table:table-cell>
          <table:table-cell office:value-type="string">
            <text:p>12:05</text:p>
          </table:table-cell>
          <table:table-cell office:value-type="string">
            <text:p>12:35d</text:p>
          </table:table-cell>
          <table:table-cell office:value-type="string">
            <text:p>13:05d</text:p>
          </table:table-cell>
          <table:table-cell office:value-type="string">
            <text:p>13:30</text:p>
          </table:table-cell>
          <table:table-cell office:value-type="string">
            <text:p>14:05</text:p>
          </table:table-cell>
          <table:table-cell office:value-type="string">
            <text:p>14:35d</text:p>
          </table:table-cell>
          <table:table-cell office:value-type="string">
            <text:p>15:05d</text:p>
          </table:table-cell>
          <table:table-cell office:value-type="string">
            <text:p>15:35d</text:p>
          </table:table-cell>
          <table:table-cell office:value-type="string">
            <text:p>16:05</text:p>
          </table:table-cell>
          <table:table-cell office:value-type="string">
            <text:p>16:35d</text:p>
          </table:table-cell>
          <table:table-cell office:value-type="string">
            <text:p>17:05d</text:p>
          </table:table-cell>
          <table:table-cell office:value-type="string">
            <text:p>17:35d</text:p>
          </table:table-cell>
          <table:table-cell office:value-type="string">
            <text:p>18:05</text:p>
          </table:table-cell>
          <table:table-cell office:value-type="string">
            <text:p>18:35d</text:p>
          </table:table-cell>
          <table:table-cell office:value-type="string">
            <text:p>19:05d</text:p>
          </table:table-cell>
          <table:table-cell office:value-type="string">
            <text:p>20:18d</text:p>
          </table:table-cell>
          <table:table-cell office:value-type="string">
            <text:p>21:18</text:p>
          </table:table-cell>
          <table:table-cell office:value-type="string">
            <text:p>22:18d</text:p>
          </table:table-cell>
          <table:table-cell table:number-columns-repeated="995"/>
        </table:table-row>
        <table:table-row table:style-name="ro1">
          <table:table-cell table:style-name="Default" office:value-type="string">
            <text:p>Władysława IV / Kutrzeby</text:p>
          </table:table-cell>
          <table:table-cell office:value-type="string">
            <text:p>5:31</text:p>
          </table:table-cell>
          <table:table-cell office:value-type="string">
            <text:p>6:39d</text:p>
          </table:table-cell>
          <table:table-cell office:value-type="string">
            <text:p>7:39d</text:p>
          </table:table-cell>
          <table:table-cell office:value-type="string">
            <text:p>8:36d</text:p>
          </table:table-cell>
          <table:table-cell office:value-type="string">
            <text:p>9:06d</text:p>
          </table:table-cell>
          <table:table-cell office:value-type="string">
            <text:p>9:36d</text:p>
          </table:table-cell>
          <table:table-cell office:value-type="string">
            <text:p>10:06</text:p>
          </table:table-cell>
          <table:table-cell office:value-type="string">
            <text:p>10:36d</text:p>
          </table:table-cell>
          <table:table-cell office:value-type="string">
            <text:p>11:06d</text:p>
          </table:table-cell>
          <table:table-cell office:value-type="string">
            <text:p>11:36d</text:p>
          </table:table-cell>
          <table:table-cell office:value-type="string">
            <text:p>12:06</text:p>
          </table:table-cell>
          <table:table-cell office:value-type="string">
            <text:p>12:36d</text:p>
          </table:table-cell>
          <table:table-cell office:value-type="string">
            <text:p>13:06d</text:p>
          </table:table-cell>
          <table:table-cell office:value-type="string">
            <text:p>13:31</text:p>
          </table:table-cell>
          <table:table-cell office:value-type="string">
            <text:p>14:06</text:p>
          </table:table-cell>
          <table:table-cell office:value-type="string">
            <text:p>14:36d</text:p>
          </table:table-cell>
          <table:table-cell office:value-type="string">
            <text:p>15:06d</text:p>
          </table:table-cell>
          <table:table-cell office:value-type="string">
            <text:p>15:36d</text:p>
          </table:table-cell>
          <table:table-cell office:value-type="string">
            <text:p>16:06</text:p>
          </table:table-cell>
          <table:table-cell office:value-type="string">
            <text:p>16:36d</text:p>
          </table:table-cell>
          <table:table-cell office:value-type="string">
            <text:p>17:06d</text:p>
          </table:table-cell>
          <table:table-cell office:value-type="string">
            <text:p>17:36d</text:p>
          </table:table-cell>
          <table:table-cell office:value-type="string">
            <text:p>18:06</text:p>
          </table:table-cell>
          <table:table-cell office:value-type="string">
            <text:p>18:36d</text:p>
          </table:table-cell>
          <table:table-cell office:value-type="string">
            <text:p>19:06d</text:p>
          </table:table-cell>
          <table:table-cell office:value-type="string">
            <text:p>20:19d</text:p>
          </table:table-cell>
          <table:table-cell office:value-type="string">
            <text:p>21:19</text:p>
          </table:table-cell>
          <table:table-cell office:value-type="string">
            <text:p>22:19d</text:p>
          </table:table-cell>
          <table:table-cell table:number-columns-repeated="995"/>
        </table:table-row>
        <table:table-row table:style-name="ro1">
          <table:table-cell table:style-name="Default" office:value-type="string">
            <text:p>Monte Cassino / Młyńska</text:p>
          </table:table-cell>
          <table:table-cell office:value-type="string">
            <text:p>5:33</text:p>
          </table:table-cell>
          <table:table-cell office:value-type="string">
            <text:p>6:41d</text:p>
          </table:table-cell>
          <table:table-cell office:value-type="string">
            <text:p>7:41d</text:p>
          </table:table-cell>
          <table:table-cell office:value-type="string">
            <text:p>8:38d</text:p>
          </table:table-cell>
          <table:table-cell office:value-type="string">
            <text:p>9:08d</text:p>
          </table:table-cell>
          <table:table-cell office:value-type="string">
            <text:p>9:38d</text:p>
          </table:table-cell>
          <table:table-cell office:value-type="string">
            <text:p>10:08</text:p>
          </table:table-cell>
          <table:table-cell office:value-type="string">
            <text:p>10:38d</text:p>
          </table:table-cell>
          <table:table-cell office:value-type="string">
            <text:p>11:08d</text:p>
          </table:table-cell>
          <table:table-cell office:value-type="string">
            <text:p>11:38d</text:p>
          </table:table-cell>
          <table:table-cell office:value-type="string">
            <text:p>12:08</text:p>
          </table:table-cell>
          <table:table-cell office:value-type="string">
            <text:p>12:38d</text:p>
          </table:table-cell>
          <table:table-cell office:value-type="string">
            <text:p>13:08d</text:p>
          </table:table-cell>
          <table:table-cell office:value-type="string">
            <text:p>13:33</text:p>
          </table:table-cell>
          <table:table-cell office:value-type="string">
            <text:p>14:08</text:p>
          </table:table-cell>
          <table:table-cell office:value-type="string">
            <text:p>14:38d</text:p>
          </table:table-cell>
          <table:table-cell office:value-type="string">
            <text:p>15:08d</text:p>
          </table:table-cell>
          <table:table-cell office:value-type="string">
            <text:p>15:38d</text:p>
          </table:table-cell>
          <table:table-cell office:value-type="string">
            <text:p>16:08</text:p>
          </table:table-cell>
          <table:table-cell office:value-type="string">
            <text:p>16:38d</text:p>
          </table:table-cell>
          <table:table-cell office:value-type="string">
            <text:p>17:08d</text:p>
          </table:table-cell>
          <table:table-cell office:value-type="string">
            <text:p>17:38d</text:p>
          </table:table-cell>
          <table:table-cell office:value-type="string">
            <text:p>18:08</text:p>
          </table:table-cell>
          <table:table-cell office:value-type="string">
            <text:p>18:38d</text:p>
          </table:table-cell>
          <table:table-cell office:value-type="string">
            <text:p>19:08d</text:p>
          </table:table-cell>
          <table:table-cell office:value-type="string">
            <text:p>20:21d</text:p>
          </table:table-cell>
          <table:table-cell office:value-type="string">
            <text:p>21:21</text:p>
          </table:table-cell>
          <table:table-cell office:value-type="string">
            <text:p>22:21d</text:p>
          </table:table-cell>
          <table:table-cell table:number-columns-repeated="995"/>
        </table:table-row>
        <table:table-row table:style-name="ro1">
          <table:table-cell table:style-name="Default" office:value-type="string">
            <text:p>Waryńskiego</text:p>
          </table:table-cell>
          <table:table-cell office:value-type="string">
            <text:p>5:35</text:p>
          </table:table-cell>
          <table:table-cell office:value-type="string">
            <text:p>6:43d</text:p>
          </table:table-cell>
          <table:table-cell office:value-type="string">
            <text:p>7:43d</text:p>
          </table:table-cell>
          <table:table-cell office:value-type="string">
            <text:p>8:40d</text:p>
          </table:table-cell>
          <table:table-cell office:value-type="string">
            <text:p>9:10d</text:p>
          </table:table-cell>
          <table:table-cell office:value-type="string">
            <text:p>9:40d</text:p>
          </table:table-cell>
          <table:table-cell office:value-type="string">
            <text:p>10:10</text:p>
          </table:table-cell>
          <table:table-cell office:value-type="string">
            <text:p>10:40d</text:p>
          </table:table-cell>
          <table:table-cell office:value-type="string">
            <text:p>11:10d</text:p>
          </table:table-cell>
          <table:table-cell office:value-type="string">
            <text:p>11:40d</text:p>
          </table:table-cell>
          <table:table-cell office:value-type="string">
            <text:p>12:10</text:p>
          </table:table-cell>
          <table:table-cell office:value-type="string">
            <text:p>12:40d</text:p>
          </table:table-cell>
          <table:table-cell office:value-type="string">
            <text:p>13:10d</text:p>
          </table:table-cell>
          <table:table-cell office:value-type="string">
            <text:p>13:35</text:p>
          </table:table-cell>
          <table:table-cell office:value-type="string">
            <text:p>14:10</text:p>
          </table:table-cell>
          <table:table-cell office:value-type="string">
            <text:p>14:40d</text:p>
          </table:table-cell>
          <table:table-cell office:value-type="string">
            <text:p>15:10d</text:p>
          </table:table-cell>
          <table:table-cell office:value-type="string">
            <text:p>15:40d</text:p>
          </table:table-cell>
          <table:table-cell office:value-type="string">
            <text:p>16:10</text:p>
          </table:table-cell>
          <table:table-cell office:value-type="string">
            <text:p>16:40d</text:p>
          </table:table-cell>
          <table:table-cell office:value-type="string">
            <text:p>17:10d</text:p>
          </table:table-cell>
          <table:table-cell office:value-type="string">
            <text:p>17:40d</text:p>
          </table:table-cell>
          <table:table-cell office:value-type="string">
            <text:p>18:10</text:p>
          </table:table-cell>
          <table:table-cell office:value-type="string">
            <text:p>18:40d</text:p>
          </table:table-cell>
          <table:table-cell office:value-type="string">
            <text:p>19:10d</text:p>
          </table:table-cell>
          <table:table-cell office:value-type="string">
            <text:p>20:23d</text:p>
          </table:table-cell>
          <table:table-cell office:value-type="string">
            <text:p>21:23</text:p>
          </table:table-cell>
          <table:table-cell office:value-type="string">
            <text:p>22:23d</text:p>
          </table:table-cell>
          <table:table-cell table:number-columns-repeated="995"/>
        </table:table-row>
        <table:table-row table:style-name="ro1">
          <table:table-cell table:style-name="Default" office:value-type="string">
            <text:p>Zwycięstwa / Waryńskiego</text:p>
          </table:table-cell>
          <table:table-cell office:value-type="string">
            <text:p>5:37</text:p>
          </table:table-cell>
          <table:table-cell office:value-type="string">
            <text:p>6:45d</text:p>
          </table:table-cell>
          <table:table-cell office:value-type="string">
            <text:p>7:45d</text:p>
          </table:table-cell>
          <table:table-cell office:value-type="string">
            <text:p>8:42d</text:p>
          </table:table-cell>
          <table:table-cell office:value-type="string">
            <text:p>9:12d</text:p>
          </table:table-cell>
          <table:table-cell office:value-type="string">
            <text:p>9:42d</text:p>
          </table:table-cell>
          <table:table-cell office:value-type="string">
            <text:p>10:12</text:p>
          </table:table-cell>
          <table:table-cell office:value-type="string">
            <text:p>10:42d</text:p>
          </table:table-cell>
          <table:table-cell office:value-type="string">
            <text:p>11:12d</text:p>
          </table:table-cell>
          <table:table-cell office:value-type="string">
            <text:p>11:42d</text:p>
          </table:table-cell>
          <table:table-cell office:value-type="string">
            <text:p>12:12</text:p>
          </table:table-cell>
          <table:table-cell office:value-type="string">
            <text:p>12:42d</text:p>
          </table:table-cell>
          <table:table-cell office:value-type="string">
            <text:p>13:12d</text:p>
          </table:table-cell>
          <table:table-cell office:value-type="string">
            <text:p>13:37</text:p>
          </table:table-cell>
          <table:table-cell office:value-type="string">
            <text:p>14:12</text:p>
          </table:table-cell>
          <table:table-cell office:value-type="string">
            <text:p>14:42d</text:p>
          </table:table-cell>
          <table:table-cell office:value-type="string">
            <text:p>15:12d</text:p>
          </table:table-cell>
          <table:table-cell office:value-type="string">
            <text:p>15:42d</text:p>
          </table:table-cell>
          <table:table-cell office:value-type="string">
            <text:p>16:12</text:p>
          </table:table-cell>
          <table:table-cell office:value-type="string">
            <text:p>16:42d</text:p>
          </table:table-cell>
          <table:table-cell office:value-type="string">
            <text:p>17:12d</text:p>
          </table:table-cell>
          <table:table-cell office:value-type="string">
            <text:p>17:42d</text:p>
          </table:table-cell>
          <table:table-cell office:value-type="string">
            <text:p>18:12</text:p>
          </table:table-cell>
          <table:table-cell office:value-type="string">
            <text:p>18:42d</text:p>
          </table:table-cell>
          <table:table-cell office:value-type="string">
            <text:p>19:12d</text:p>
          </table:table-cell>
          <table:table-cell office:value-type="string">
            <text:p>20:25d</text:p>
          </table:table-cell>
          <table:table-cell office:value-type="string">
            <text:p>21:25</text:p>
          </table:table-cell>
          <table:table-cell office:value-type="string">
            <text:p>22:25d</text:p>
          </table:table-cell>
          <table:table-cell table:number-columns-repeated="995"/>
        </table:table-row>
        <table:table-row table:style-name="ro1">
          <table:table-cell table:style-name="Default" office:value-type="string">
            <text:p>Stawisińskiego / Andersa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Stawisińskiego / Racławicka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I Maja / Andersa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Zwycięstwa / Piłsudskiego</text:p>
          </table:table-cell>
          <table:table-cell office:value-type="string">
            <text:p>5:39</text:p>
          </table:table-cell>
          <table:table-cell office:value-type="string">
            <text:p>6:47d</text:p>
          </table:table-cell>
          <table:table-cell office:value-type="string">
            <text:p>7:47d</text:p>
          </table:table-cell>
          <table:table-cell office:value-type="string">
            <text:p>8:44d</text:p>
          </table:table-cell>
          <table:table-cell office:value-type="string">
            <text:p>9:14d</text:p>
          </table:table-cell>
          <table:table-cell office:value-type="string">
            <text:p>9:44d</text:p>
          </table:table-cell>
          <table:table-cell office:value-type="string">
            <text:p>10:14</text:p>
          </table:table-cell>
          <table:table-cell office:value-type="string">
            <text:p>10:44d</text:p>
          </table:table-cell>
          <table:table-cell office:value-type="string">
            <text:p>11:14d</text:p>
          </table:table-cell>
          <table:table-cell office:value-type="string">
            <text:p>11:44d</text:p>
          </table:table-cell>
          <table:table-cell office:value-type="string">
            <text:p>12:14</text:p>
          </table:table-cell>
          <table:table-cell office:value-type="string">
            <text:p>12:44d</text:p>
          </table:table-cell>
          <table:table-cell office:value-type="string">
            <text:p>13:14d</text:p>
          </table:table-cell>
          <table:table-cell office:value-type="string">
            <text:p>13:39</text:p>
          </table:table-cell>
          <table:table-cell office:value-type="string">
            <text:p>14:14</text:p>
          </table:table-cell>
          <table:table-cell office:value-type="string">
            <text:p>14:44d</text:p>
          </table:table-cell>
          <table:table-cell office:value-type="string">
            <text:p>15:14d</text:p>
          </table:table-cell>
          <table:table-cell office:value-type="string">
            <text:p>15:44d</text:p>
          </table:table-cell>
          <table:table-cell office:value-type="string">
            <text:p>16:14</text:p>
          </table:table-cell>
          <table:table-cell office:value-type="string">
            <text:p>16:44d</text:p>
          </table:table-cell>
          <table:table-cell office:value-type="string">
            <text:p>17:14d</text:p>
          </table:table-cell>
          <table:table-cell office:value-type="string">
            <text:p>17:44d</text:p>
          </table:table-cell>
          <table:table-cell office:value-type="string">
            <text:p>18:14</text:p>
          </table:table-cell>
          <table:table-cell office:value-type="string">
            <text:p>18:44d</text:p>
          </table:table-cell>
          <table:table-cell office:value-type="string">
            <text:p>19:14d</text:p>
          </table:table-cell>
          <table:table-cell office:value-type="string">
            <text:p>20:27d</text:p>
          </table:table-cell>
          <table:table-cell office:value-type="string">
            <text:p>21:27</text:p>
          </table:table-cell>
          <table:table-cell office:value-type="string">
            <text:p>22:27d</text:p>
          </table:table-cell>
          <table:table-cell table:number-columns-repeated="995"/>
        </table:table-row>
        <table:table-row table:style-name="ro1">
          <table:table-cell table:style-name="Default" office:value-type="string">
            <text:p>Rynek Staromiejski</text:p>
          </table:table-cell>
          <table:table-cell office:value-type="string">
            <text:p>5:41</text:p>
          </table:table-cell>
          <table:table-cell office:value-type="string">
            <text:p>6:49d</text:p>
          </table:table-cell>
          <table:table-cell office:value-type="string">
            <text:p>7:49d</text:p>
          </table:table-cell>
          <table:table-cell office:value-type="string">
            <text:p>8:46d</text:p>
          </table:table-cell>
          <table:table-cell office:value-type="string">
            <text:p>9:16d</text:p>
          </table:table-cell>
          <table:table-cell office:value-type="string">
            <text:p>9:46d</text:p>
          </table:table-cell>
          <table:table-cell office:value-type="string">
            <text:p>10:16</text:p>
          </table:table-cell>
          <table:table-cell office:value-type="string">
            <text:p>10:46d</text:p>
          </table:table-cell>
          <table:table-cell office:value-type="string">
            <text:p>11:16d</text:p>
          </table:table-cell>
          <table:table-cell office:value-type="string">
            <text:p>11:46d</text:p>
          </table:table-cell>
          <table:table-cell office:value-type="string">
            <text:p>12:16</text:p>
          </table:table-cell>
          <table:table-cell office:value-type="string">
            <text:p>12:46d</text:p>
          </table:table-cell>
          <table:table-cell office:value-type="string">
            <text:p>13:16d</text:p>
          </table:table-cell>
          <table:table-cell office:value-type="string">
            <text:p>13:41</text:p>
          </table:table-cell>
          <table:table-cell office:value-type="string">
            <text:p>14:16</text:p>
          </table:table-cell>
          <table:table-cell office:value-type="string">
            <text:p>14:46d</text:p>
          </table:table-cell>
          <table:table-cell office:value-type="string">
            <text:p>15:16d</text:p>
          </table:table-cell>
          <table:table-cell office:value-type="string">
            <text:p>15:46d</text:p>
          </table:table-cell>
          <table:table-cell office:value-type="string">
            <text:p>16:16</text:p>
          </table:table-cell>
          <table:table-cell office:value-type="string">
            <text:p>16:46d</text:p>
          </table:table-cell>
          <table:table-cell office:value-type="string">
            <text:p>17:16d</text:p>
          </table:table-cell>
          <table:table-cell office:value-type="string">
            <text:p>17:46d</text:p>
          </table:table-cell>
          <table:table-cell office:value-type="string">
            <text:p>18:16</text:p>
          </table:table-cell>
          <table:table-cell office:value-type="string">
            <text:p>18:46d</text:p>
          </table:table-cell>
          <table:table-cell office:value-type="string">
            <text:p>19:16d</text:p>
          </table:table-cell>
          <table:table-cell office:value-type="string">
            <text:p>20:29d</text:p>
          </table:table-cell>
          <table:table-cell office:value-type="string">
            <text:p>21:29</text:p>
          </table:table-cell>
          <table:table-cell office:value-type="string">
            <text:p>22:29d</text:p>
          </table:table-cell>
          <table:table-cell table:number-columns-repeated="995"/>
        </table:table-row>
        <table:table-row table:style-name="ro1">
          <table:table-cell table:style-name="Default" office:value-type="string">
            <text:p>Dworzec PKP</text:p>
          </table:table-cell>
          <table:table-cell table:style-name="Default" table:number-columns-repeated="27"/>
          <table:table-cell table:number-columns-repeated="996"/>
        </table:table-row>
        <table:table-row table:style-name="ro1">
          <table:table-cell table:style-name="Default" office:value-type="string">
            <text:p>Dworzec PKS</text:p>
          </table:table-cell>
          <table:table-cell office:value-type="string">
            <text:p>5:43</text:p>
          </table:table-cell>
          <table:table-cell table:style-name="Default" table:number-columns-repeated="5"/>
          <table:table-cell office:value-type="string">
            <text:p>10:18</text:p>
          </table:table-cell>
          <table:table-cell table:style-name="Default" table:number-columns-repeated="3"/>
          <table:table-cell office:value-type="string">
            <text:p>12:18</text:p>
          </table:table-cell>
          <table:table-cell table:style-name="Default" table:number-columns-repeated="2"/>
          <table:table-cell office:value-type="string">
            <text:p>13:43</text:p>
          </table:table-cell>
          <table:table-cell office:value-type="string">
            <text:p>14:18</text:p>
          </table:table-cell>
          <table:table-cell table:style-name="Default" table:number-columns-repeated="3"/>
          <table:table-cell office:value-type="string">
            <text:p>16:18</text:p>
          </table:table-cell>
          <table:table-cell table:style-name="Default" table:number-columns-repeated="3"/>
          <table:table-cell office:value-type="string">
            <text:p>18:18</text:p>
          </table:table-cell>
          <table:table-cell table:style-name="Default" table:number-columns-repeated="3"/>
          <table:table-cell office:value-type="string">
            <text:p>21:31</text:p>
          </table:table-cell>
          <table:table-cell table:number-columns-repeated="996"/>
        </table:table-row>
        <table:table-row table:style-name="ro1">
          <table:table-cell table:style-name="Default" office:value-type="string">
            <text:p>Szczecińska / Mieszka I</text:p>
          </table:table-cell>
          <table:table-cell office:value-type="string">
            <text:p>5:44</text:p>
          </table:table-cell>
          <table:table-cell table:style-name="Default" table:number-columns-repeated="5"/>
          <table:table-cell office:value-type="string">
            <text:p>10:19</text:p>
          </table:table-cell>
          <table:table-cell table:style-name="Default" table:number-columns-repeated="3"/>
          <table:table-cell office:value-type="string">
            <text:p>12:19</text:p>
          </table:table-cell>
          <table:table-cell table:style-name="Default" table:number-columns-repeated="2"/>
          <table:table-cell office:value-type="string">
            <text:p>13:44</text:p>
          </table:table-cell>
          <table:table-cell office:value-type="string">
            <text:p>14:19</text:p>
          </table:table-cell>
          <table:table-cell table:style-name="Default" table:number-columns-repeated="3"/>
          <table:table-cell office:value-type="string">
            <text:p>16:19</text:p>
          </table:table-cell>
          <table:table-cell table:style-name="Default" table:number-columns-repeated="3"/>
          <table:table-cell office:value-type="string">
            <text:p>18:19</text:p>
          </table:table-cell>
          <table:table-cell table:style-name="Default" table:number-columns-repeated="3"/>
          <table:table-cell office:value-type="string">
            <text:p>21:32</text:p>
          </table:table-cell>
          <table:table-cell table:number-columns-repeated="996"/>
        </table:table-row>
        <table:table-row table:style-name="ro1">
          <table:table-cell table:style-name="Default" office:value-type="string">
            <text:p>Szczecińska / Brzozowa</text:p>
          </table:table-cell>
          <table:table-cell office:value-type="string">
            <text:p>5:45</text:p>
          </table:table-cell>
          <table:table-cell table:style-name="Default" table:number-columns-repeated="5"/>
          <table:table-cell office:value-type="string">
            <text:p>10:20</text:p>
          </table:table-cell>
          <table:table-cell table:style-name="Default" table:number-columns-repeated="3"/>
          <table:table-cell office:value-type="string">
            <text:p>12:20</text:p>
          </table:table-cell>
          <table:table-cell table:style-name="Default" table:number-columns-repeated="2"/>
          <table:table-cell office:value-type="string">
            <text:p>13:45</text:p>
          </table:table-cell>
          <table:table-cell office:value-type="string">
            <text:p>14:20</text:p>
          </table:table-cell>
          <table:table-cell table:style-name="Default" table:number-columns-repeated="3"/>
          <table:table-cell office:value-type="string">
            <text:p>16:20</text:p>
          </table:table-cell>
          <table:table-cell table:style-name="Default" table:number-columns-repeated="3"/>
          <table:table-cell office:value-type="string">
            <text:p>18:20</text:p>
          </table:table-cell>
          <table:table-cell table:style-name="Default" table:number-columns-repeated="3"/>
          <table:table-cell office:value-type="string">
            <text:p>21:33</text:p>
          </table:table-cell>
          <table:table-cell table:number-columns-repeated="996"/>
        </table:table-row>
        <table:table-row table:style-name="ro1">
          <table:table-cell table:style-name="Default" office:value-type="string">
            <text:p>Szczecińska / Syrenki</text:p>
          </table:table-cell>
          <table:table-cell office:value-type="string">
            <text:p>5:46</text:p>
          </table:table-cell>
          <table:table-cell table:style-name="Default" table:number-columns-repeated="5"/>
          <table:table-cell office:value-type="string">
            <text:p>10:21</text:p>
          </table:table-cell>
          <table:table-cell table:style-name="Default" table:number-columns-repeated="3"/>
          <table:table-cell office:value-type="string">
            <text:p>12:21</text:p>
          </table:table-cell>
          <table:table-cell table:style-name="Default" table:number-columns-repeated="2"/>
          <table:table-cell office:value-type="string">
            <text:p>13:46</text:p>
          </table:table-cell>
          <table:table-cell office:value-type="string">
            <text:p>14:21</text:p>
          </table:table-cell>
          <table:table-cell table:style-name="Default" table:number-columns-repeated="3"/>
          <table:table-cell office:value-type="string">
            <text:p>16:21</text:p>
          </table:table-cell>
          <table:table-cell table:style-name="Default" table:number-columns-repeated="3"/>
          <table:table-cell office:value-type="string">
            <text:p>18:21</text:p>
          </table:table-cell>
          <table:table-cell table:style-name="Default" table:number-columns-repeated="3"/>
          <table:table-cell office:value-type="string">
            <text:p>21:34</text:p>
          </table:table-cell>
          <table:table-cell table:number-columns-repeated="996"/>
        </table:table-row>
        <table:table-row table:style-name="ro1">
          <table:table-cell table:style-name="Default" office:value-type="string">
            <text:p>Szczecińska / Zakłady Usługowe</text:p>
          </table:table-cell>
          <table:table-cell office:value-type="string">
            <text:p>5:47</text:p>
          </table:table-cell>
          <table:table-cell table:style-name="Default" table:number-columns-repeated="5"/>
          <table:table-cell office:value-type="string">
            <text:p>10:22</text:p>
          </table:table-cell>
          <table:table-cell table:style-name="Default" table:number-columns-repeated="3"/>
          <table:table-cell office:value-type="string">
            <text:p>12:22</text:p>
          </table:table-cell>
          <table:table-cell table:style-name="Default" table:number-columns-repeated="2"/>
          <table:table-cell office:value-type="string">
            <text:p>13:47</text:p>
          </table:table-cell>
          <table:table-cell office:value-type="string">
            <text:p>14:22</text:p>
          </table:table-cell>
          <table:table-cell table:style-name="Default" table:number-columns-repeated="3"/>
          <table:table-cell office:value-type="string">
            <text:p>16:22</text:p>
          </table:table-cell>
          <table:table-cell table:style-name="Default" table:number-columns-repeated="3"/>
          <table:table-cell office:value-type="string">
            <text:p>18:22</text:p>
          </table:table-cell>
          <table:table-cell table:style-name="Default" table:number-columns-repeated="3"/>
          <table:table-cell office:value-type="string">
            <text:p>21:35</text:p>
          </table:table-cell>
          <table:table-cell table:number-columns-repeated="99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M48S</meta:editing-duration>
    <meta:editing-cycles>22</meta:editing-cycles>
    <meta:generator>LibreOffice/3.5$Windows_x86 LibreOffice_project/165a79a-7059095-e13bb37-fef39a4-9503d18</meta:generator>
    <dc:date>2012-06-28T18:40:04.16</dc:date>
    <meta:document-statistic meta:table-count="7" meta:cell-count="2702" meta:object-count="0"/>
    <meta:user-defined meta:name="Info 1"/>
    <meta:user-defined meta:name="Info 2"/>
    <meta:user-defined meta:name="Info 3"/>
    <meta:user-defined meta:name="Info 4"/>
  </office:meta>
</office:document-meta>
</file>